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535.97mm" svg:height="89.99mm" svg:x="44.5mm" svg:y="42.23mm">
            <draw:object draw:notify-on-update-of-ranges="Feuille1.A1:Feuille1.A10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1.37mm" svg:height="89.99mm" svg:x="45.83mm" svg:y="139.37mm">
            <draw:object draw:notify-on-update-of-ranges="Feuille1.E1:Feuille1.E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float" office:value="0.20002" calcext:value-type="float">
            <text:p>0,20002</text:p>
          </table:table-cell>
          <table:table-cell table:style-name="ce1" table:formula="of:=AVERAGE([.A100:.A1000])" office:value-type="float" office:value="0.490902064663112" calcext:value-type="float">
            <text:p>0,4909020647</text:p>
          </table:table-cell>
          <table:table-cell table:style-name="ce1" office:value-type="string" calcext:value-type="string">
            <text:p>MOY</text:p>
          </table:table-cell>
          <table:table-cell table:style-name="ce1" office:value-type="string" calcext:value-type="string">
            <text:p>R</text:p>
          </table:table-cell>
          <table:table-cell table:formula="of:=IF([.A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]*(1-[.A1])" office:value-type="float" office:value="0.6400479984" calcext:value-type="float">
            <text:p>0,6400479984</text:p>
          </table:table-cell>
          <table:table-cell table:style-name="ce1" table:formula="of:=MEDIAN([.A100:.A1000])" office:value-type="float" office:value="0.496812293640991" calcext:value-type="float">
            <text:p>0,4968122936</text:p>
          </table:table-cell>
          <table:table-cell table:style-name="ce1" office:value-type="string" calcext:value-type="string">
            <text:p>MED</text:p>
          </table:table-cell>
          <table:table-cell table:style-name="ce1" office:value-type="float" office:value="4" calcext:value-type="float">
            <text:p>4</text:p>
          </table:table-cell>
          <table:table-cell table:formula="of:=IF([.A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]*(1-[.A2])" office:value-type="float" office:value="0.921546232576614" calcext:value-type="float">
            <text:p>0,9215462326</text:p>
          </table:table-cell>
          <table:table-cell table:number-columns-repeated="3"/>
          <table:table-cell table:formula="of:=IF([.A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]*(1-[.A3])" office:value-type="float" office:value="0.289195095201852" calcext:value-type="float">
            <text:p>0,2891950952</text:p>
          </table:table-cell>
          <table:table-cell table:number-columns-repeated="3"/>
          <table:table-cell table:formula="of:=IF([.A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]*(1-[.A4])" office:value-type="float" office:value="0.822245168452175" calcext:value-type="float">
            <text:p>0,8222451685</text:p>
          </table:table-cell>
          <table:table-cell table:number-columns-repeated="3"/>
          <table:table-cell table:formula="of:=IF([.A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]*(1-[.A5])" office:value-type="float" office:value="0.584632205636919" calcext:value-type="float">
            <text:p>0,5846322056</text:p>
          </table:table-cell>
          <table:table-cell table:number-columns-repeated="3"/>
          <table:table-cell table:formula="of:=IF([.A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]*(1-[.A6])" office:value-type="float" office:value="0.971349559076121" calcext:value-type="float">
            <text:p>0,9713495591</text:p>
          </table:table-cell>
          <table:table-cell table:number-columns-repeated="3"/>
          <table:table-cell table:formula="of:=IF([.A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]*(1-[.A7])" office:value-type="float" office:value="0.111318372634984" calcext:value-type="float">
            <text:p>0,1113183726</text:p>
          </table:table-cell>
          <table:table-cell table:number-columns-repeated="3"/>
          <table:table-cell table:formula="of:=IF([.A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]*(1-[.A8])" office:value-type="float" office:value="0.395706370195532" calcext:value-type="float">
            <text:p>0,3957063702</text:p>
          </table:table-cell>
          <table:table-cell table:number-columns-repeated="3"/>
          <table:table-cell table:formula="of:=IF([.A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]*(1-[.A9])" office:value-type="float" office:value="0.956491355128834" calcext:value-type="float">
            <text:p>0,9564913551</text:p>
          </table:table-cell>
          <table:table-cell table:number-columns-repeated="3"/>
          <table:table-cell table:formula="of:=IF([.A1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0]*(1-[.A10])" office:value-type="float" office:value="0.166462570770562" calcext:value-type="float">
            <text:p>0,1664625708</text:p>
          </table:table-cell>
          <table:table-cell table:number-columns-repeated="3"/>
          <table:table-cell table:formula="of:=IF([.A1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1]*(1-[.A11])" office:value-type="float" office:value="0.555011133212071" calcext:value-type="float">
            <text:p>0,5550111332</text:p>
          </table:table-cell>
          <table:table-cell table:number-columns-repeated="3"/>
          <table:table-cell table:formula="of:=IF([.A1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2]*(1-[.A12])" office:value-type="float" office:value="0.987895100890895" calcext:value-type="float">
            <text:p>0,9878951009</text:p>
          </table:table-cell>
          <table:table-cell table:number-columns-repeated="3"/>
          <table:table-cell table:formula="of:=IF([.A1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3]*(1-[.A13])" office:value-type="float" office:value="0.0478334821066538" calcext:value-type="float">
            <text:p>0,0478334821</text:p>
          </table:table-cell>
          <table:table-cell table:number-columns-repeated="3"/>
          <table:table-cell table:formula="of:=IF([.A1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4]*(1-[.A14])" office:value-type="float" office:value="0.182181760384825" calcext:value-type="float">
            <text:p>0,1821817604</text:p>
          </table:table-cell>
          <table:table-cell table:number-columns-repeated="3"/>
          <table:table-cell table:formula="of:=IF([.A1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5]*(1-[.A15])" office:value-type="float" office:value="0.595966266271645" calcext:value-type="float">
            <text:p>0,5959662663</text:p>
          </table:table-cell>
          <table:table-cell table:number-columns-repeated="3"/>
          <table:table-cell table:formula="of:=IF([.A1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6]*(1-[.A16])" office:value-type="float" office:value="0.963161902951519" calcext:value-type="float">
            <text:p>0,963161903</text:p>
          </table:table-cell>
          <table:table-cell table:number-columns-repeated="3"/>
          <table:table-cell table:formula="of:=IF([.A1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7]*(1-[.A17])" office:value-type="float" office:value="0.14192420661731" calcext:value-type="float">
            <text:p>0,1419242066</text:p>
          </table:table-cell>
          <table:table-cell table:number-columns-repeated="3"/>
          <table:table-cell table:formula="of:=IF([.A1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8]*(1-[.A18])" office:value-type="float" office:value="0.487126904773428" calcext:value-type="float">
            <text:p>0,4871269048</text:p>
          </table:table-cell>
          <table:table-cell table:number-columns-repeated="3"/>
          <table:table-cell table:formula="of:=IF([.A1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9]*(1-[.A19])" office:value-type="float" office:value="0.99933713367715" calcext:value-type="float">
            <text:p>0,9993371337</text:p>
          </table:table-cell>
          <table:table-cell table:number-columns-repeated="3"/>
          <table:table-cell table:formula="of:=IF([.A2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0]*(1-[.A20])" office:value-type="float" office:value="0.00264970772435061" calcext:value-type="float">
            <text:p>0,0026497077</text:p>
          </table:table-cell>
          <table:table-cell table:number-columns-repeated="3"/>
          <table:table-cell table:formula="of:=IF([.A2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1]*(1-[.A21])" office:value-type="float" office:value="0.0105707470933045" calcext:value-type="float">
            <text:p>0,0105707471</text:p>
          </table:table-cell>
          <table:table-cell table:number-columns-repeated="3"/>
          <table:table-cell table:formula="of:=IF([.A2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2]*(1-[.A22])" office:value-type="float" office:value="0.0418360255967756" calcext:value-type="float">
            <text:p>0,0418360256</text:p>
          </table:table-cell>
          <table:table-cell table:number-columns-repeated="3"/>
          <table:table-cell table:formula="of:=IF([.A2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3]*(1-[.A23])" office:value-type="float" office:value="0.160343090236166" calcext:value-type="float">
            <text:p>0,1603430902</text:p>
          </table:table-cell>
          <table:table-cell table:number-columns-repeated="3"/>
          <table:table-cell table:formula="of:=IF([.A2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4]*(1-[.A24])" office:value-type="float" office:value="0.538532734598731" calcext:value-type="float">
            <text:p>0,5385327346</text:p>
          </table:table-cell>
          <table:table-cell table:number-columns-repeated="3"/>
          <table:table-cell table:formula="of:=IF([.A2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5]*(1-[.A25])" office:value-type="float" office:value="0.994060913457375" calcext:value-type="float">
            <text:p>0,9940609135</text:p>
          </table:table-cell>
          <table:table-cell table:number-columns-repeated="3"/>
          <table:table-cell table:formula="of:=IF([.A2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6]*(1-[.A26])" office:value-type="float" office:value="0.0236152551746568" calcext:value-type="float">
            <text:p>0,0236152552</text:p>
          </table:table-cell>
          <table:table-cell table:number-columns-repeated="3"/>
          <table:table-cell table:formula="of:=IF([.A2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7]*(1-[.A27])" office:value-type="float" office:value="0.0922302995907705" calcext:value-type="float">
            <text:p>0,0922302996</text:p>
          </table:table-cell>
          <table:table-cell table:number-columns-repeated="3"/>
          <table:table-cell table:formula="of:=IF([.A2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8]*(1-[.A28])" office:value-type="float" office:value="0.334895485712669" calcext:value-type="float">
            <text:p>0,3348954857</text:p>
          </table:table-cell>
          <table:table-cell table:number-columns-repeated="3"/>
          <table:table-cell table:formula="of:=IF([.A2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9]*(1-[.A29])" office:value-type="float" office:value="0.890961997447778" calcext:value-type="float">
            <text:p>0,8909619974</text:p>
          </table:table-cell>
          <table:table-cell table:number-columns-repeated="3"/>
          <table:table-cell table:formula="of:=IF([.A3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0]*(1-[.A30])" office:value-type="float" office:value="0.388594866206575" calcext:value-type="float">
            <text:p>0,3885948662</text:p>
          </table:table-cell>
          <table:table-cell table:number-columns-repeated="3"/>
          <table:table-cell table:formula="of:=IF([.A3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1]*(1-[.A31])" office:value-type="float" office:value="0.950355584657877" calcext:value-type="float">
            <text:p>0,9503555847</text:p>
          </table:table-cell>
          <table:table-cell table:number-columns-repeated="3"/>
          <table:table-cell table:formula="of:=IF([.A3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2]*(1-[.A32])" office:value-type="float" office:value="0.188719389469849" calcext:value-type="float">
            <text:p>0,1887193895</text:p>
          </table:table-cell>
          <table:table-cell table:number-columns-repeated="3"/>
          <table:table-cell table:formula="of:=IF([.A3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3]*(1-[.A33])" office:value-type="float" office:value="0.612417526031906" calcext:value-type="float">
            <text:p>0,612417526</text:p>
          </table:table-cell>
          <table:table-cell table:number-columns-repeated="3"/>
          <table:table-cell table:formula="of:=IF([.A3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4]*(1-[.A34])" office:value-type="float" office:value="0.949449199363463" calcext:value-type="float">
            <text:p>0,9494491994</text:p>
          </table:table-cell>
          <table:table-cell table:number-columns-repeated="3"/>
          <table:table-cell table:formula="of:=IF([.A3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5]*(1-[.A35])" office:value-type="float" office:value="0.191981668766167" calcext:value-type="float">
            <text:p>0,1919816688</text:p>
          </table:table-cell>
          <table:table-cell table:number-columns-repeated="3"/>
          <table:table-cell table:formula="of:=IF([.A3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]*(1-[.A36])" office:value-type="float" office:value="0.6204988304957" calcext:value-type="float">
            <text:p>0,6204988305</text:p>
          </table:table-cell>
          <table:table-cell table:number-columns-repeated="3"/>
          <table:table-cell table:formula="of:=IF([.A3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7]*(1-[.A37])" office:value-type="float" office:value="0.941920127396674" calcext:value-type="float">
            <text:p>0,9419201274</text:p>
          </table:table-cell>
          <table:table-cell table:number-columns-repeated="3"/>
          <table:table-cell table:formula="of:=IF([.A3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8]*(1-[.A38])" office:value-type="float" office:value="0.218826404006828" calcext:value-type="float">
            <text:p>0,218826404</text:p>
          </table:table-cell>
          <table:table-cell table:number-columns-repeated="3"/>
          <table:table-cell table:formula="of:=IF([.A3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9]*(1-[.A39])" office:value-type="float" office:value="0.683765635665075" calcext:value-type="float">
            <text:p>0,6837656357</text:p>
          </table:table-cell>
          <table:table-cell table:number-columns-repeated="3"/>
          <table:table-cell table:formula="of:=IF([.A4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0]*(1-[.A40])" office:value-type="float" office:value="0.864920764594444" calcext:value-type="float">
            <text:p>0,8649207646</text:p>
          </table:table-cell>
          <table:table-cell table:number-columns-repeated="3"/>
          <table:table-cell table:formula="of:=IF([.A4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1]*(1-[.A41])" office:value-type="float" office:value="0.467331342271225" calcext:value-type="float">
            <text:p>0,4673313423</text:p>
          </table:table-cell>
          <table:table-cell table:number-columns-repeated="3"/>
          <table:table-cell table:formula="of:=IF([.A4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2]*(1-[.A42])" office:value-type="float" office:value="0.9957310352088" calcext:value-type="float">
            <text:p>0,9957310352</text:p>
          </table:table-cell>
          <table:table-cell table:number-columns-repeated="3"/>
          <table:table-cell table:formula="of:=IF([.A4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3]*(1-[.A43])" office:value-type="float" office:value="0.0170029629232446" calcext:value-type="float">
            <text:p>0,0170029629</text:p>
          </table:table-cell>
          <table:table-cell table:number-columns-repeated="3"/>
          <table:table-cell table:formula="of:=IF([.A4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4]*(1-[.A44])" office:value-type="float" office:value="0.0668554487003014" calcext:value-type="float">
            <text:p>0,0668554487</text:p>
          </table:table-cell>
          <table:table-cell table:number-columns-repeated="3"/>
          <table:table-cell table:formula="of:=IF([.A4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5]*(1-[.A45])" office:value-type="float" office:value="0.249543190717531" calcext:value-type="float">
            <text:p>0,2495431907</text:p>
          </table:table-cell>
          <table:table-cell table:number-columns-repeated="3"/>
          <table:table-cell table:formula="of:=IF([.A4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6]*(1-[.A46])" office:value-type="float" office:value="0.74908554673618" calcext:value-type="float">
            <text:p>0,7490855467</text:p>
          </table:table-cell>
          <table:table-cell table:number-columns-repeated="3"/>
          <table:table-cell table:formula="of:=IF([.A4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7]*(1-[.A47])" office:value-type="float" office:value="0.751825561628553" calcext:value-type="float">
            <text:p>0,7518255616</text:p>
          </table:table-cell>
          <table:table-cell table:number-columns-repeated="3"/>
          <table:table-cell table:formula="of:=IF([.A4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8]*(1-[.A48])" office:value-type="float" office:value="0.746335546041855" calcext:value-type="float">
            <text:p>0,746335546</text:p>
          </table:table-cell>
          <table:table-cell table:number-columns-repeated="3"/>
          <table:table-cell table:formula="of:=IF([.A4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9]*(1-[.A49])" office:value-type="float" office:value="0.757275195025045" calcext:value-type="float">
            <text:p>0,757275195</text:p>
          </table:table-cell>
          <table:table-cell table:number-columns-repeated="3"/>
          <table:table-cell table:formula="of:=IF([.A5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0]*(1-[.A50])" office:value-type="float" office:value="0.735237896099301" calcext:value-type="float">
            <text:p>0,7352378961</text:p>
          </table:table-cell>
          <table:table-cell table:number-columns-repeated="3"/>
          <table:table-cell table:formula="of:=IF([.A5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1]*(1-[.A51])" office:value-type="float" office:value="0.778652528955097" calcext:value-type="float">
            <text:p>0,778652529</text:p>
          </table:table-cell>
          <table:table-cell table:number-columns-repeated="3"/>
          <table:table-cell table:formula="of:=IF([.A5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2]*(1-[.A52])" office:value-type="float" office:value="0.689411072427715" calcext:value-type="float">
            <text:p>0,6894110724</text:p>
          </table:table-cell>
          <table:table-cell table:number-columns-repeated="3"/>
          <table:table-cell table:formula="of:=IF([.A5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3]*(1-[.A53])" office:value-type="float" office:value="0.856493782567132" calcext:value-type="float">
            <text:p>0,8564937826</text:p>
          </table:table-cell>
          <table:table-cell table:number-columns-repeated="3"/>
          <table:table-cell table:formula="of:=IF([.A5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4]*(1-[.A54])" office:value-type="float" office:value="0.491648731963914" calcext:value-type="float">
            <text:p>0,491648732</text:p>
          </table:table-cell>
          <table:table-cell table:number-columns-repeated="3"/>
          <table:table-cell table:formula="of:=IF([.A5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5]*(1-[.A55])" office:value-type="float" office:value="0.999721025288758" calcext:value-type="float">
            <text:p>0,9997210253</text:p>
          </table:table-cell>
          <table:table-cell table:number-columns-repeated="3"/>
          <table:table-cell table:formula="of:=IF([.A5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6]*(1-[.A56])" office:value-type="float" office:value="0.0011155875374106" calcext:value-type="float">
            <text:p>0,0011155875</text:p>
          </table:table-cell>
          <table:table-cell table:number-columns-repeated="3"/>
          <table:table-cell table:formula="of:=IF([.A5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7]*(1-[.A57])" office:value-type="float" office:value="0.00445737200742791" calcext:value-type="float">
            <text:p>0,004457372</text:p>
          </table:table-cell>
          <table:table-cell table:number-columns-repeated="3"/>
          <table:table-cell table:formula="of:=IF([.A5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8]*(1-[.A58])" office:value-type="float" office:value="0.0177500153688612" calcext:value-type="float">
            <text:p>0,0177500154</text:p>
          </table:table-cell>
          <table:table-cell table:number-columns-repeated="3"/>
          <table:table-cell table:formula="of:=IF([.A5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9]*(1-[.A59])" office:value-type="float" office:value="0.0697398092930657" calcext:value-type="float">
            <text:p>0,0697398093</text:p>
          </table:table-cell>
          <table:table-cell table:number-columns-repeated="3"/>
          <table:table-cell table:formula="of:=IF([.A6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0]*(1-[.A60])" office:value-type="float" office:value="0.25950467317133" calcext:value-type="float">
            <text:p>0,2595046732</text:p>
          </table:table-cell>
          <table:table-cell table:number-columns-repeated="3"/>
          <table:table-cell table:formula="of:=IF([.A6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1]*(1-[.A61])" office:value-type="float" office:value="0.768647991094285" calcext:value-type="float">
            <text:p>0,7686479911</text:p>
          </table:table-cell>
          <table:table-cell table:number-columns-repeated="3"/>
          <table:table-cell table:formula="of:=IF([.A6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2]*(1-[.A62])" office:value-type="float" office:value="0.711313027524019" calcext:value-type="float">
            <text:p>0,7113130275</text:p>
          </table:table-cell>
          <table:table-cell table:number-columns-repeated="3"/>
          <table:table-cell table:formula="of:=IF([.A6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3]*(1-[.A63])" office:value-type="float" office:value="0.821387217594532" calcext:value-type="float">
            <text:p>0,8213872176</text:p>
          </table:table-cell>
          <table:table-cell table:number-columns-repeated="3"/>
          <table:table-cell table:formula="of:=IF([.A6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4]*(1-[.A64])" office:value-type="float" office:value="0.586841025467379" calcext:value-type="float">
            <text:p>0,5868410255</text:p>
          </table:table-cell>
          <table:table-cell table:number-columns-repeated="3"/>
          <table:table-cell table:formula="of:=IF([.A6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5]*(1-[.A65])" office:value-type="float" office:value="0.969834545183096" calcext:value-type="float">
            <text:p>0,9698345452</text:p>
          </table:table-cell>
          <table:table-cell table:number-columns-repeated="3"/>
          <table:table-cell table:formula="of:=IF([.A6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6]*(1-[.A66])" office:value-type="float" office:value="0.117022000610372" calcext:value-type="float">
            <text:p>0,1170220006</text:p>
          </table:table-cell>
          <table:table-cell table:number-columns-repeated="3"/>
          <table:table-cell table:formula="of:=IF([.A6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7]*(1-[.A67])" office:value-type="float" office:value="0.413311407934073" calcext:value-type="float">
            <text:p>0,4133114079</text:p>
          </table:table-cell>
          <table:table-cell table:number-columns-repeated="3"/>
          <table:table-cell table:formula="of:=IF([.A6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8]*(1-[.A68])" office:value-type="float" office:value="0.969940352022509" calcext:value-type="float">
            <text:p>0,969940352</text:p>
          </table:table-cell>
          <table:table-cell table:number-columns-repeated="3"/>
          <table:table-cell table:formula="of:=IF([.A6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9]*(1-[.A69])" office:value-type="float" office:value="0.116624262163841" calcext:value-type="float">
            <text:p>0,1166242622</text:p>
          </table:table-cell>
          <table:table-cell table:number-columns-repeated="3"/>
          <table:table-cell table:formula="of:=IF([.A7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0]*(1-[.A70])" office:value-type="float" office:value="0.412092174554322" calcext:value-type="float">
            <text:p>0,4120921746</text:p>
          </table:table-cell>
          <table:table-cell table:number-columns-repeated="3"/>
          <table:table-cell table:formula="of:=IF([.A7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1]*(1-[.A71])" office:value-type="float" office:value="0.969088856901649" calcext:value-type="float">
            <text:p>0,9690888569</text:p>
          </table:table-cell>
          <table:table-cell table:number-columns-repeated="3"/>
          <table:table-cell table:formula="of:=IF([.A7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2]*(1-[.A72])" office:value-type="float" office:value="0.119822577322819" calcext:value-type="float">
            <text:p>0,1198225773</text:p>
          </table:table-cell>
          <table:table-cell table:number-columns-repeated="3"/>
          <table:table-cell table:formula="of:=IF([.A7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3]*(1-[.A73])" office:value-type="float" office:value="0.421860509146143" calcext:value-type="float">
            <text:p>0,4218605091</text:p>
          </table:table-cell>
          <table:table-cell table:number-columns-repeated="3"/>
          <table:table-cell table:formula="of:=IF([.A7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4]*(1-[.A74])" office:value-type="float" office:value="0.9755768798764" calcext:value-type="float">
            <text:p>0,9755768799</text:p>
          </table:table-cell>
          <table:table-cell table:number-columns-repeated="3"/>
          <table:table-cell table:formula="of:=IF([.A7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5]*(1-[.A75])" office:value-type="float" office:value="0.095306525308113" calcext:value-type="float">
            <text:p>0,0953065253</text:p>
          </table:table-cell>
          <table:table-cell table:number-columns-repeated="3"/>
          <table:table-cell table:formula="of:=IF([.A7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6]*(1-[.A76])" office:value-type="float" office:value="0.344892766167228" calcext:value-type="float">
            <text:p>0,3448927662</text:p>
          </table:table-cell>
          <table:table-cell table:number-columns-repeated="3"/>
          <table:table-cell table:formula="of:=IF([.A7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7]*(1-[.A77])" office:value-type="float" office:value="0.903766984050983" calcext:value-type="float">
            <text:p>0,9037669841</text:p>
          </table:table-cell>
          <table:table-cell table:number-columns-repeated="3"/>
          <table:table-cell table:formula="of:=IF([.A7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8]*(1-[.A78])" office:value-type="float" office:value="0.347888890361493" calcext:value-type="float">
            <text:p>0,3478888904</text:p>
          </table:table-cell>
          <table:table-cell table:number-columns-repeated="3"/>
          <table:table-cell table:formula="of:=IF([.A7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9]*(1-[.A79])" office:value-type="float" office:value="0.907448841298168" calcext:value-type="float">
            <text:p>0,9074488413</text:p>
          </table:table-cell>
          <table:table-cell table:number-columns-repeated="3"/>
          <table:table-cell table:formula="of:=IF([.A8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0]*(1-[.A80])" office:value-type="float" office:value="0.335941766899121" calcext:value-type="float">
            <text:p>0,3359417669</text:p>
          </table:table-cell>
          <table:table-cell table:number-columns-repeated="3"/>
          <table:table-cell table:formula="of:=IF([.A8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1]*(1-[.A81])" office:value-type="float" office:value="0.892339584607271" calcext:value-type="float">
            <text:p>0,8923395846</text:p>
          </table:table-cell>
          <table:table-cell table:number-columns-repeated="3"/>
          <table:table-cell table:formula="of:=IF([.A8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2]*(1-[.A82])" office:value-type="float" office:value="0.384278601400775" calcext:value-type="float">
            <text:p>0,3842786014</text:p>
          </table:table-cell>
          <table:table-cell table:number-columns-repeated="3"/>
          <table:table-cell table:formula="of:=IF([.A8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3]*(1-[.A83])" office:value-type="float" office:value="0.946434231624957" calcext:value-type="float">
            <text:p>0,9464342316</text:p>
          </table:table-cell>
          <table:table-cell table:number-columns-repeated="3"/>
          <table:table-cell table:formula="of:=IF([.A8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4]*(1-[.A84])" office:value-type="float" office:value="0.202785907333735" calcext:value-type="float">
            <text:p>0,2027859073</text:p>
          </table:table-cell>
          <table:table-cell table:number-columns-repeated="3"/>
          <table:table-cell table:formula="of:=IF([.A8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5]*(1-[.A85])" office:value-type="float" office:value="0.646655132482275" calcext:value-type="float">
            <text:p>0,6466551325</text:p>
          </table:table-cell>
          <table:table-cell table:number-columns-repeated="3"/>
          <table:table-cell table:formula="of:=IF([.A8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6]*(1-[.A86])" office:value-type="float" office:value="0.913969088466425" calcext:value-type="float">
            <text:p>0,9139690885</text:p>
          </table:table-cell>
          <table:table-cell table:number-columns-repeated="3"/>
          <table:table-cell table:formula="of:=IF([.A8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7]*(1-[.A87])" office:value-type="float" office:value="0.314518375177109" calcext:value-type="float">
            <text:p>0,3145183752</text:p>
          </table:table-cell>
          <table:table-cell table:number-columns-repeated="3"/>
          <table:table-cell table:formula="of:=IF([.A8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8]*(1-[.A88])" office:value-type="float" office:value="0.862386267412241" calcext:value-type="float">
            <text:p>0,8623862674</text:p>
          </table:table-cell>
          <table:table-cell table:number-columns-repeated="3"/>
          <table:table-cell table:formula="of:=IF([.A8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9]*(1-[.A89])" office:value-type="float" office:value="0.474704772764094" calcext:value-type="float">
            <text:p>0,4747047728</text:p>
          </table:table-cell>
          <table:table-cell table:number-columns-repeated="3"/>
          <table:table-cell table:formula="of:=IF([.A9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0]*(1-[.A90])" office:value-type="float" office:value="0.997440605916335" calcext:value-type="float">
            <text:p>0,9974406059</text:p>
          </table:table-cell>
          <table:table-cell table:number-columns-repeated="3"/>
          <table:table-cell table:formula="of:=IF([.A9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1]*(1-[.A91])" office:value-type="float" office:value="0.0102113743423563" calcext:value-type="float">
            <text:p>0,0102113743</text:p>
          </table:table-cell>
          <table:table-cell table:number-columns-repeated="3"/>
          <table:table-cell table:formula="of:=IF([.A9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2]*(1-[.A92])" office:value-type="float" office:value="0.0404284087055862" calcext:value-type="float">
            <text:p>0,0404284087</text:p>
          </table:table-cell>
          <table:table-cell table:number-columns-repeated="3"/>
          <table:table-cell table:formula="of:=IF([.A9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3]*(1-[.A93])" office:value-type="float" office:value="0.155175809900481" calcext:value-type="float">
            <text:p>0,1551758099</text:p>
          </table:table-cell>
          <table:table-cell table:number-columns-repeated="3"/>
          <table:table-cell table:formula="of:=IF([.A9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4]*(1-[.A94])" office:value-type="float" office:value="0.524385111688843" calcext:value-type="float">
            <text:p>0,5243851117</text:p>
          </table:table-cell>
          <table:table-cell table:number-columns-repeated="3"/>
          <table:table-cell table:formula="of:=IF([.A9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5]*(1-[.A95])" office:value-type="float" office:value="0.997621465311691" calcext:value-type="float">
            <text:p>0,9976214653</text:p>
          </table:table-cell>
          <table:table-cell table:number-columns-repeated="3"/>
          <table:table-cell table:formula="of:=IF([.A9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6]*(1-[.A96])" office:value-type="float" office:value="0.00949150904418407" calcext:value-type="float">
            <text:p>0,009491509</text:p>
          </table:table-cell>
          <table:table-cell table:number-columns-repeated="3"/>
          <table:table-cell table:formula="of:=IF([.A9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7]*(1-[.A97])" office:value-type="float" office:value="0.0376056812009929" calcext:value-type="float">
            <text:p>0,0376056812</text:p>
          </table:table-cell>
          <table:table-cell table:number-columns-repeated="3"/>
          <table:table-cell table:formula="of:=IF([.A9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8]*(1-[.A98])" office:value-type="float" office:value="0.144765975769609" calcext:value-type="float">
            <text:p>0,1447659758</text:p>
          </table:table-cell>
          <table:table-cell table:number-columns-repeated="3"/>
          <table:table-cell table:formula="of:=IF([.A9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9]*(1-[.A99])" office:value-type="float" office:value="0.495235152116328" calcext:value-type="float">
            <text:p>0,4952351521</text:p>
          </table:table-cell>
          <table:table-cell table:number-columns-repeated="3"/>
          <table:table-cell table:formula="of:=IF([.A10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00]*(1-[.A100])" office:value-type="float" office:value="0.999909184898582" calcext:value-type="float">
            <text:p>0,9999091849</text:p>
          </table:table-cell>
          <table:table-cell table:number-columns-repeated="3"/>
          <table:table-cell table:formula="of:=IF([.A10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01]*(1-[.A101])" office:value-type="float" office:value="0.000363227416142556" calcext:value-type="float">
            <text:p>0,0003632274</text:p>
          </table:table-cell>
          <table:table-cell table:number-columns-repeated="3"/>
          <table:table-cell table:formula="of:=IF([.A10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02]*(1-[.A102])" office:value-type="float" office:value="0.00145238192794687" calcext:value-type="float">
            <text:p>0,0014523819</text:p>
          </table:table-cell>
          <table:table-cell table:number-columns-repeated="3"/>
          <table:table-cell table:formula="of:=IF([.A10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03]*(1-[.A103])" office:value-type="float" office:value="0.00580109005872898" calcext:value-type="float">
            <text:p>0,0058010901</text:p>
          </table:table-cell>
          <table:table-cell table:number-columns-repeated="3"/>
          <table:table-cell table:formula="of:=IF([.A10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04]*(1-[.A104])" office:value-type="float" office:value="0.023069749651438" calcext:value-type="float">
            <text:p>0,0230697497</text:p>
          </table:table-cell>
          <table:table-cell table:number-columns-repeated="3"/>
          <table:table-cell table:formula="of:=IF([.A10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05]*(1-[.A105])" office:value-type="float" office:value="0.0901501452098319" calcext:value-type="float">
            <text:p>0,0901501452</text:p>
          </table:table-cell>
          <table:table-cell table:number-columns-repeated="3"/>
          <table:table-cell table:formula="of:=IF([.A10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06]*(1-[.A106])" office:value-type="float" office:value="0.328092386113912" calcext:value-type="float">
            <text:p>0,3280923861</text:p>
          </table:table-cell>
          <table:table-cell table:number-columns-repeated="3"/>
          <table:table-cell table:formula="of:=IF([.A10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07]*(1-[.A107])" office:value-type="float" office:value="0.881791089151967" calcext:value-type="float">
            <text:p>0,8817910892</text:p>
          </table:table-cell>
          <table:table-cell table:number-columns-repeated="3"/>
          <table:table-cell table:formula="of:=IF([.A10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08]*(1-[.A108])" office:value-type="float" office:value="0.416942256976618" calcext:value-type="float">
            <text:p>0,416942257</text:p>
          </table:table-cell>
          <table:table-cell table:number-columns-repeated="3"/>
          <table:table-cell table:formula="of:=IF([.A10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09]*(1-[.A109])" office:value-type="float" office:value="0.972405645295448" calcext:value-type="float">
            <text:p>0,9724056453</text:p>
          </table:table-cell>
          <table:table-cell table:number-columns-repeated="3"/>
          <table:table-cell table:formula="of:=IF([.A11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10]*(1-[.A110])" office:value-type="float" office:value="0.107331625171967" calcext:value-type="float">
            <text:p>0,1073316252</text:p>
          </table:table-cell>
          <table:table-cell table:number-columns-repeated="3"/>
          <table:table-cell table:formula="of:=IF([.A11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11]*(1-[.A111])" office:value-type="float" office:value="0.383246189639644" calcext:value-type="float">
            <text:p>0,3832461896</text:p>
          </table:table-cell>
          <table:table-cell table:number-columns-repeated="3"/>
          <table:table-cell table:formula="of:=IF([.A11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12]*(1-[.A112])" office:value-type="float" office:value="0.945474191065352" calcext:value-type="float">
            <text:p>0,9454741911</text:p>
          </table:table-cell>
          <table:table-cell table:number-columns-repeated="3"/>
          <table:table-cell table:formula="of:=IF([.A11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13]*(1-[.A113])" office:value-type="float" office:value="0.20621098037868" calcext:value-type="float">
            <text:p>0,2062109804</text:p>
          </table:table-cell>
          <table:table-cell table:number-columns-repeated="3"/>
          <table:table-cell table:formula="of:=IF([.A11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14]*(1-[.A114])" office:value-type="float" office:value="0.654752047799775" calcext:value-type="float">
            <text:p>0,6547520478</text:p>
          </table:table-cell>
          <table:table-cell table:number-columns-repeated="3"/>
          <table:table-cell table:formula="of:=IF([.A11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15]*(1-[.A115])" office:value-type="float" office:value="0.904207214807104" calcext:value-type="float">
            <text:p>0,9042072148</text:p>
          </table:table-cell>
          <table:table-cell table:number-columns-repeated="3"/>
          <table:table-cell table:formula="of:=IF([.A11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16]*(1-[.A116])" office:value-type="float" office:value="0.346466109991533" calcext:value-type="float">
            <text:p>0,34646611</text:p>
          </table:table-cell>
          <table:table-cell table:number-columns-repeated="3"/>
          <table:table-cell table:formula="of:=IF([.A11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17]*(1-[.A117])" office:value-type="float" office:value="0.905709378475472" calcext:value-type="float">
            <text:p>0,9057093785</text:p>
          </table:table-cell>
          <table:table-cell table:number-columns-repeated="3"/>
          <table:table-cell table:formula="of:=IF([.A11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18]*(1-[.A118])" office:value-type="float" office:value="0.341599600868185" calcext:value-type="float">
            <text:p>0,3415996009</text:p>
          </table:table-cell>
          <table:table-cell table:number-columns-repeated="3"/>
          <table:table-cell table:formula="of:=IF([.A11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19]*(1-[.A119])" office:value-type="float" office:value="0.899637254219527" calcext:value-type="float">
            <text:p>0,8996372542</text:p>
          </table:table-cell>
          <table:table-cell table:number-columns-repeated="3"/>
          <table:table-cell table:formula="of:=IF([.A12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20]*(1-[.A120])" office:value-type="float" office:value="0.361160260159507" calcext:value-type="float">
            <text:p>0,3611602602</text:p>
          </table:table-cell>
          <table:table-cell table:number-columns-repeated="3"/>
          <table:table-cell table:formula="of:=IF([.A12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21]*(1-[.A121])" office:value-type="float" office:value="0.922894106564097" calcext:value-type="float">
            <text:p>0,9228941066</text:p>
          </table:table-cell>
          <table:table-cell table:number-columns-repeated="3"/>
          <table:table-cell table:formula="of:=IF([.A12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22]*(1-[.A122])" office:value-type="float" office:value="0.284642298533415" calcext:value-type="float">
            <text:p>0,2846422985</text:p>
          </table:table-cell>
          <table:table-cell table:number-columns-repeated="3"/>
          <table:table-cell table:formula="of:=IF([.A12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23]*(1-[.A123])" office:value-type="float" office:value="0.814484241676117" calcext:value-type="float">
            <text:p>0,8144842417</text:p>
          </table:table-cell>
          <table:table-cell table:number-columns-repeated="3"/>
          <table:table-cell table:formula="of:=IF([.A12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24]*(1-[.A124])" office:value-type="float" office:value="0.604398646949589" calcext:value-type="float">
            <text:p>0,6043986469</text:p>
          </table:table-cell>
          <table:table-cell table:number-columns-repeated="3"/>
          <table:table-cell table:formula="of:=IF([.A12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25]*(1-[.A125])" office:value-type="float" office:value="0.95640369006038" calcext:value-type="float">
            <text:p>0,9564036901</text:p>
          </table:table-cell>
          <table:table-cell table:number-columns-repeated="3"/>
          <table:table-cell table:formula="of:=IF([.A12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26]*(1-[.A126])" office:value-type="float" office:value="0.166782686797075" calcext:value-type="float">
            <text:p>0,1667826868</text:p>
          </table:table-cell>
          <table:table-cell table:number-columns-repeated="3"/>
          <table:table-cell table:formula="of:=IF([.A12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27]*(1-[.A127])" office:value-type="float" office:value="0.555864888727294" calcext:value-type="float">
            <text:p>0,5558648887</text:p>
          </table:table-cell>
          <table:table-cell table:number-columns-repeated="3"/>
          <table:table-cell table:formula="of:=IF([.A12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28]*(1-[.A128])" office:value-type="float" office:value="0.987516456829948" calcext:value-type="float">
            <text:p>0,9875164568</text:p>
          </table:table-cell>
          <table:table-cell table:number-columns-repeated="3"/>
          <table:table-cell table:formula="of:=IF([.A12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29]*(1-[.A129])" office:value-type="float" office:value="0.0493108172798928" calcext:value-type="float">
            <text:p>0,0493108173</text:p>
          </table:table-cell>
          <table:table-cell table:number-columns-repeated="3"/>
          <table:table-cell table:formula="of:=IF([.A13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30]*(1-[.A130])" office:value-type="float" office:value="0.187517042316327" calcext:value-type="float">
            <text:p>0,1875170423</text:p>
          </table:table-cell>
          <table:table-cell table:number-columns-repeated="3"/>
          <table:table-cell table:formula="of:=IF([.A13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31]*(1-[.A131])" office:value-type="float" office:value="0.609417604629056" calcext:value-type="float">
            <text:p>0,6094176046</text:p>
          </table:table-cell>
          <table:table-cell table:number-columns-repeated="3"/>
          <table:table-cell table:formula="of:=IF([.A13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32]*(1-[.A132])" office:value-type="float" office:value="0.952111151188958" calcext:value-type="float">
            <text:p>0,9521111512</text:p>
          </table:table-cell>
          <table:table-cell table:number-columns-repeated="3"/>
          <table:table-cell table:formula="of:=IF([.A13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33]*(1-[.A133])" office:value-type="float" office:value="0.182382027882379" calcext:value-type="float">
            <text:p>0,1823820279</text:p>
          </table:table-cell>
          <table:table-cell table:number-columns-repeated="3"/>
          <table:table-cell table:formula="of:=IF([.A13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34]*(1-[.A134])" office:value-type="float" office:value="0.59647529515156" calcext:value-type="float">
            <text:p>0,5964752952</text:p>
          </table:table-cell>
          <table:table-cell table:number-columns-repeated="3"/>
          <table:table-cell table:formula="of:=IF([.A13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35]*(1-[.A135])" office:value-type="float" office:value="0.962770069701677" calcext:value-type="float">
            <text:p>0,9627700697</text:p>
          </table:table-cell>
          <table:table-cell table:number-columns-repeated="3"/>
          <table:table-cell table:formula="of:=IF([.A13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36]*(1-[.A136])" office:value-type="float" office:value="0.143375450353218" calcext:value-type="float">
            <text:p>0,1433754504</text:p>
          </table:table-cell>
          <table:table-cell table:number-columns-repeated="3"/>
          <table:table-cell table:formula="of:=IF([.A13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37]*(1-[.A137])" office:value-type="float" office:value="0.491275722356921" calcext:value-type="float">
            <text:p>0,4912757224</text:p>
          </table:table-cell>
          <table:table-cell table:number-columns-repeated="3"/>
          <table:table-cell table:formula="of:=IF([.A13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38]*(1-[.A138])" office:value-type="float" office:value="0.999695547918426" calcext:value-type="float">
            <text:p>0,9996955479</text:p>
          </table:table-cell>
          <table:table-cell table:number-columns-repeated="3"/>
          <table:table-cell table:formula="of:=IF([.A13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39]*(1-[.A139])" office:value-type="float" office:value="0.00121743756201713" calcext:value-type="float">
            <text:p>0,0012174376</text:p>
          </table:table-cell>
          <table:table-cell table:number-columns-repeated="3"/>
          <table:table-cell table:formula="of:=IF([.A14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40]*(1-[.A140])" office:value-type="float" office:value="0.00486382163119889" calcext:value-type="float">
            <text:p>0,0048638216</text:p>
          </table:table-cell>
          <table:table-cell table:number-columns-repeated="3"/>
          <table:table-cell table:formula="of:=IF([.A14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41]*(1-[.A141])" office:value-type="float" office:value="0.0193606594813551" calcext:value-type="float">
            <text:p>0,0193606595</text:p>
          </table:table-cell>
          <table:table-cell table:number-columns-repeated="3"/>
          <table:table-cell table:formula="of:=IF([.A14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42]*(1-[.A142])" office:value-type="float" office:value="0.0759432973832084" calcext:value-type="float">
            <text:p>0,0759432974</text:p>
          </table:table-cell>
          <table:table-cell table:number-columns-repeated="3"/>
          <table:table-cell table:formula="of:=IF([.A14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43]*(1-[.A143])" office:value-type="float" office:value="0.280703651863096" calcext:value-type="float">
            <text:p>0,2807036519</text:p>
          </table:table-cell>
          <table:table-cell table:number-columns-repeated="3"/>
          <table:table-cell table:formula="of:=IF([.A14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44]*(1-[.A144])" office:value-type="float" office:value="0.807636446775271" calcext:value-type="float">
            <text:p>0,8076364468</text:p>
          </table:table-cell>
          <table:table-cell table:number-columns-repeated="3"/>
          <table:table-cell table:formula="of:=IF([.A14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45]*(1-[.A145])" office:value-type="float" office:value="0.621439266461944" calcext:value-type="float">
            <text:p>0,6214392665</text:p>
          </table:table-cell>
          <table:table-cell table:number-columns-repeated="3"/>
          <table:table-cell table:formula="of:=IF([.A14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46]*(1-[.A146])" office:value-type="float" office:value="0.94101001824474" calcext:value-type="float">
            <text:p>0,9410100182</text:p>
          </table:table-cell>
          <table:table-cell table:number-columns-repeated="3"/>
          <table:table-cell table:formula="of:=IF([.A14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47]*(1-[.A147])" office:value-type="float" office:value="0.222040655231096" calcext:value-type="float">
            <text:p>0,2220406552</text:p>
          </table:table-cell>
          <table:table-cell table:number-columns-repeated="3"/>
          <table:table-cell table:formula="of:=IF([.A14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48]*(1-[.A148])" office:value-type="float" office:value="0.690954410622567" calcext:value-type="float">
            <text:p>0,6909544106</text:p>
          </table:table-cell>
          <table:table-cell table:number-columns-repeated="3"/>
          <table:table-cell table:formula="of:=IF([.A14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49]*(1-[.A149])" office:value-type="float" office:value="0.854145652255152" calcext:value-type="float">
            <text:p>0,8541456523</text:p>
          </table:table-cell>
          <table:table-cell table:number-columns-repeated="3"/>
          <table:table-cell table:formula="of:=IF([.A15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50]*(1-[.A150])" office:value-type="float" office:value="0.498323427955093" calcext:value-type="float">
            <text:p>0,498323428</text:p>
          </table:table-cell>
          <table:table-cell table:number-columns-repeated="3"/>
          <table:table-cell table:formula="of:=IF([.A15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51]*(1-[.A151])" office:value-type="float" office:value="0.999988756424713" calcext:value-type="float">
            <text:p>0,9999887564</text:p>
          </table:table-cell>
          <table:table-cell table:number-columns-repeated="3"/>
          <table:table-cell table:formula="of:=IF([.A15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52]*(1-[.A152])" office:value-type="float" office:value="0.0000449737954766405" calcext:value-type="float">
            <text:p>4,49737954766405E-005</text:p>
          </table:table-cell>
          <table:table-cell table:number-columns-repeated="3"/>
          <table:table-cell table:formula="of:=IF([.A15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53]*(1-[.A153])" office:value-type="float" office:value="0.000179887091337444" calcext:value-type="float">
            <text:p>0,0001798871</text:p>
          </table:table-cell>
          <table:table-cell table:number-columns-repeated="3"/>
          <table:table-cell table:formula="of:=IF([.A15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54]*(1-[.A154])" office:value-type="float" office:value="0.000719418927887256" calcext:value-type="float">
            <text:p>0,0007194189</text:p>
          </table:table-cell>
          <table:table-cell table:number-columns-repeated="3"/>
          <table:table-cell table:formula="of:=IF([.A15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55]*(1-[.A155])" office:value-type="float" office:value="0.00287560545717381" calcext:value-type="float">
            <text:p>0,0028756055</text:p>
          </table:table-cell>
          <table:table-cell table:number-columns-repeated="3"/>
          <table:table-cell table:formula="of:=IF([.A15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56]*(1-[.A156])" office:value-type="float" office:value="0.0114693454017139" calcext:value-type="float">
            <text:p>0,0114693454</text:p>
          </table:table-cell>
          <table:table-cell table:number-columns-repeated="3"/>
          <table:table-cell table:formula="of:=IF([.A15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57]*(1-[.A157])" office:value-type="float" office:value="0.0453511980710805" calcext:value-type="float">
            <text:p>0,0453511981</text:p>
          </table:table-cell>
          <table:table-cell table:number-columns-repeated="3"/>
          <table:table-cell table:formula="of:=IF([.A15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58]*(1-[.A158])" office:value-type="float" office:value="0.173177867618392" calcext:value-type="float">
            <text:p>0,1731778676</text:p>
          </table:table-cell>
          <table:table-cell table:number-columns-repeated="3"/>
          <table:table-cell table:formula="of:=IF([.A15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59]*(1-[.A159])" office:value-type="float" office:value="0.572749175142156" calcext:value-type="float">
            <text:p>0,5727491751</text:p>
          </table:table-cell>
          <table:table-cell table:number-columns-repeated="3"/>
          <table:table-cell table:formula="of:=IF([.A16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60]*(1-[.A160])" office:value-type="float" office:value="0.978830230064544" calcext:value-type="float">
            <text:p>0,9788302301</text:p>
          </table:table-cell>
          <table:table-cell table:number-columns-repeated="3"/>
          <table:table-cell table:formula="of:=IF([.A16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61]*(1-[.A161])" office:value-type="float" office:value="0.0828864431053445" calcext:value-type="float">
            <text:p>0,0828864431</text:p>
          </table:table-cell>
          <table:table-cell table:number-columns-repeated="3"/>
          <table:table-cell table:formula="of:=IF([.A16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62]*(1-[.A162])" office:value-type="float" office:value="0.304065122618756" calcext:value-type="float">
            <text:p>0,3040651226</text:p>
          </table:table-cell>
          <table:table-cell table:number-columns-repeated="3"/>
          <table:table-cell table:formula="of:=IF([.A16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63]*(1-[.A163])" office:value-type="float" office:value="0.846438095302387" calcext:value-type="float">
            <text:p>0,8464380953</text:p>
          </table:table-cell>
          <table:table-cell table:number-columns-repeated="3"/>
          <table:table-cell table:formula="of:=IF([.A16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64]*(1-[.A164])" office:value-type="float" office:value="0.519922584493016" calcext:value-type="float">
            <text:p>0,5199225845</text:p>
          </table:table-cell>
          <table:table-cell table:number-columns-repeated="3"/>
          <table:table-cell table:formula="of:=IF([.A16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65]*(1-[.A165])" office:value-type="float" office:value="0.998412362508475" calcext:value-type="float">
            <text:p>0,9984123625</text:p>
          </table:table-cell>
          <table:table-cell table:number-columns-repeated="3"/>
          <table:table-cell table:formula="of:=IF([.A16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66]*(1-[.A166])" office:value-type="float" office:value="0.00634046759488342" calcext:value-type="float">
            <text:p>0,0063404676</text:p>
          </table:table-cell>
          <table:table-cell table:number-columns-repeated="3"/>
          <table:table-cell table:formula="of:=IF([.A16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67]*(1-[.A167])" office:value-type="float" office:value="0.0252010642622466" calcext:value-type="float">
            <text:p>0,0252010643</text:p>
          </table:table-cell>
          <table:table-cell table:number-columns-repeated="3"/>
          <table:table-cell table:formula="of:=IF([.A16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68]*(1-[.A168])" office:value-type="float" office:value="0.0982638824891869" calcext:value-type="float">
            <text:p>0,0982638825</text:p>
          </table:table-cell>
          <table:table-cell table:number-columns-repeated="3"/>
          <table:table-cell table:formula="of:=IF([.A16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69]*(1-[.A169])" office:value-type="float" office:value="0.354432367549353" calcext:value-type="float">
            <text:p>0,3544323675</text:p>
          </table:table-cell>
          <table:table-cell table:number-columns-repeated="3"/>
          <table:table-cell table:formula="of:=IF([.A17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70]*(1-[.A170])" office:value-type="float" office:value="0.915240257530853" calcext:value-type="float">
            <text:p>0,9152402575</text:p>
          </table:table-cell>
          <table:table-cell table:number-columns-repeated="3"/>
          <table:table-cell table:formula="of:=IF([.A17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71]*(1-[.A171])" office:value-type="float" office:value="0.310302114102843" calcext:value-type="float">
            <text:p>0,3103021141</text:p>
          </table:table-cell>
          <table:table-cell table:number-columns-repeated="3"/>
          <table:table-cell table:formula="of:=IF([.A17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72]*(1-[.A172])" office:value-type="float" office:value="0.856058848344597" calcext:value-type="float">
            <text:p>0,8560588483</text:p>
          </table:table-cell>
          <table:table-cell table:number-columns-repeated="3"/>
          <table:table-cell table:formula="of:=IF([.A17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73]*(1-[.A173])" office:value-type="float" office:value="0.492888386062076" calcext:value-type="float">
            <text:p>0,4928883861</text:p>
          </table:table-cell>
          <table:table-cell table:number-columns-repeated="3"/>
          <table:table-cell table:formula="of:=IF([.A17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74]*(1-[.A174])" office:value-type="float" office:value="0.999797699788792" calcext:value-type="float">
            <text:p>0,9997976998</text:p>
          </table:table-cell>
          <table:table-cell table:number-columns-repeated="3"/>
          <table:table-cell table:formula="of:=IF([.A17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75]*(1-[.A175])" office:value-type="float" office:value="0.000809037143330783" calcext:value-type="float">
            <text:p>0,0008090371</text:p>
          </table:table-cell>
          <table:table-cell table:number-columns-repeated="3"/>
          <table:table-cell table:formula="of:=IF([.A17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76]*(1-[.A176])" office:value-type="float" office:value="0.00323353040892598" calcext:value-type="float">
            <text:p>0,0032335304</text:p>
          </table:table-cell>
          <table:table-cell table:number-columns-repeated="3"/>
          <table:table-cell table:formula="of:=IF([.A17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77]*(1-[.A177])" office:value-type="float" office:value="0.0128922987600821" calcext:value-type="float">
            <text:p>0,0128922988</text:p>
          </table:table-cell>
          <table:table-cell table:number-columns-repeated="3"/>
          <table:table-cell table:formula="of:=IF([.A17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78]*(1-[.A178])" office:value-type="float" office:value="0.0509043495710516" calcext:value-type="float">
            <text:p>0,0509043496</text:p>
          </table:table-cell>
          <table:table-cell table:number-columns-repeated="3"/>
          <table:table-cell table:formula="of:=IF([.A17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79]*(1-[.A179])" office:value-type="float" office:value="0.193252387063199" calcext:value-type="float">
            <text:p>0,1932523871</text:p>
          </table:table-cell>
          <table:table-cell table:number-columns-repeated="3"/>
          <table:table-cell table:formula="of:=IF([.A18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80]*(1-[.A180])" office:value-type="float" office:value="0.623623607830298" calcext:value-type="float">
            <text:p>0,6236236078</text:p>
          </table:table-cell>
          <table:table-cell table:number-columns-repeated="3"/>
          <table:table-cell table:formula="of:=IF([.A18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81]*(1-[.A181])" office:value-type="float" office:value="0.938868814348082" calcext:value-type="float">
            <text:p>0,9388688143</text:p>
          </table:table-cell>
          <table:table-cell table:number-columns-repeated="3"/>
          <table:table-cell table:formula="of:=IF([.A18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82]*(1-[.A182])" office:value-type="float" office:value="0.229576655170834" calcext:value-type="float">
            <text:p>0,2295766552</text:p>
          </table:table-cell>
          <table:table-cell table:number-columns-repeated="3"/>
          <table:table-cell table:formula="of:=IF([.A18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83]*(1-[.A183])" office:value-type="float" office:value="0.707484858285623" calcext:value-type="float">
            <text:p>0,7074848583</text:p>
          </table:table-cell>
          <table:table-cell table:number-columns-repeated="3"/>
          <table:table-cell table:formula="of:=IF([.A18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84]*(1-[.A184])" office:value-type="float" office:value="0.827800134328779" calcext:value-type="float">
            <text:p>0,8278001343</text:p>
          </table:table-cell>
          <table:table-cell table:number-columns-repeated="3"/>
          <table:table-cell table:formula="of:=IF([.A18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85]*(1-[.A185])" office:value-type="float" office:value="0.570188287736137" calcext:value-type="float">
            <text:p>0,5701882877</text:p>
          </table:table-cell>
          <table:table-cell table:number-columns-repeated="3"/>
          <table:table-cell table:formula="of:=IF([.A18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86]*(1-[.A186])" office:value-type="float" office:value="0.980294417058677" calcext:value-type="float">
            <text:p>0,9802944171</text:p>
          </table:table-cell>
          <table:table-cell table:number-columns-repeated="3"/>
          <table:table-cell table:formula="of:=IF([.A18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87]*(1-[.A187])" office:value-type="float" office:value="0.0772690917690633" calcext:value-type="float">
            <text:p>0,0772690918</text:p>
          </table:table-cell>
          <table:table-cell table:number-columns-repeated="3"/>
          <table:table-cell table:formula="of:=IF([.A18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88]*(1-[.A188])" office:value-type="float" office:value="0.285194316904989" calcext:value-type="float">
            <text:p>0,2851943169</text:p>
          </table:table-cell>
          <table:table-cell table:number-columns-repeated="3"/>
          <table:table-cell table:formula="of:=IF([.A18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89]*(1-[.A189])" office:value-type="float" office:value="0.815434074040343" calcext:value-type="float">
            <text:p>0,815434074</text:p>
          </table:table-cell>
          <table:table-cell table:number-columns-repeated="3"/>
          <table:table-cell table:formula="of:=IF([.A19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90]*(1-[.A190])" office:value-type="float" office:value="0.602005379737244" calcext:value-type="float">
            <text:p>0,6020053797</text:p>
          </table:table-cell>
          <table:table-cell table:number-columns-repeated="3"/>
          <table:table-cell table:formula="of:=IF([.A19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91]*(1-[.A191])" office:value-type="float" office:value="0.958379610018642" calcext:value-type="float">
            <text:p>0,95837961</text:p>
          </table:table-cell>
          <table:table-cell table:number-columns-repeated="3"/>
          <table:table-cell table:formula="of:=IF([.A19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92]*(1-[.A192])" office:value-type="float" office:value="0.159552532476629" calcext:value-type="float">
            <text:p>0,1595525325</text:p>
          </table:table-cell>
          <table:table-cell table:number-columns-repeated="3"/>
          <table:table-cell table:formula="of:=IF([.A19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93]*(1-[.A193])" office:value-type="float" office:value="0.536382087427694" calcext:value-type="float">
            <text:p>0,5363820874</text:p>
          </table:table-cell>
          <table:table-cell table:number-columns-repeated="3"/>
          <table:table-cell table:formula="of:=IF([.A19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94]*(1-[.A194])" office:value-type="float" office:value="0.994705374857615" calcext:value-type="float">
            <text:p>0,9947053749</text:p>
          </table:table-cell>
          <table:table-cell table:number-columns-repeated="3"/>
          <table:table-cell table:formula="of:=IF([.A19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95]*(1-[.A195])" office:value-type="float" office:value="0.0210663683479482" calcext:value-type="float">
            <text:p>0,0210663683</text:p>
          </table:table-cell>
          <table:table-cell table:number-columns-repeated="3"/>
          <table:table-cell table:formula="of:=IF([.A19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96]*(1-[.A196])" office:value-type="float" office:value="0.0824903058903071" calcext:value-type="float">
            <text:p>0,0824903059</text:p>
          </table:table-cell>
          <table:table-cell table:number-columns-repeated="3"/>
          <table:table-cell table:formula="of:=IF([.A19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97]*(1-[.A197])" office:value-type="float" office:value="0.302742621297723" calcext:value-type="float">
            <text:p>0,3027426213</text:p>
          </table:table-cell>
          <table:table-cell table:number-columns-repeated="3"/>
          <table:table-cell table:formula="of:=IF([.A19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198]*(1-[.A198])" office:value-type="float" office:value="0.844358106190026" calcext:value-type="float">
            <text:p>0,8443581062</text:p>
          </table:table-cell>
          <table:table-cell table:number-columns-repeated="3"/>
          <table:table-cell table:formula="of:=IF([.A19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199]*(1-[.A199])" office:value-type="float" office:value="0.525669978804876" calcext:value-type="float">
            <text:p>0,5256699788</text:p>
          </table:table-cell>
          <table:table-cell table:number-columns-repeated="3"/>
          <table:table-cell table:formula="of:=IF([.A20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00]*(1-[.A200])" office:value-type="float" office:value="0.997364208752629" calcext:value-type="float">
            <text:p>0,9973642088</text:p>
          </table:table-cell>
          <table:table-cell table:number-columns-repeated="3"/>
          <table:table-cell table:formula="of:=IF([.A20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01]*(1-[.A201])" office:value-type="float" office:value="0.0105153754074856" calcext:value-type="float">
            <text:p>0,0105153754</text:p>
          </table:table-cell>
          <table:table-cell table:number-columns-repeated="3"/>
          <table:table-cell table:formula="of:=IF([.A20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02]*(1-[.A202])" office:value-type="float" office:value="0.041619209150101" calcext:value-type="float">
            <text:p>0,0416192092</text:p>
          </table:table-cell>
          <table:table-cell table:number-columns-repeated="3"/>
          <table:table-cell table:formula="of:=IF([.A20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03]*(1-[.A203])" office:value-type="float" office:value="0.159548202319285" calcext:value-type="float">
            <text:p>0,1595482023</text:p>
          </table:table-cell>
          <table:table-cell table:number-columns-repeated="3"/>
          <table:table-cell table:formula="of:=IF([.A20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04]*(1-[.A204])" office:value-type="float" office:value="0.536370293823877" calcext:value-type="float">
            <text:p>0,5363702938</text:p>
          </table:table-cell>
          <table:table-cell table:number-columns-repeated="3"/>
          <table:table-cell table:formula="of:=IF([.A20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05]*(1-[.A205])" office:value-type="float" office:value="0.994708806908659" calcext:value-type="float">
            <text:p>0,9947088069</text:p>
          </table:table-cell>
          <table:table-cell table:number-columns-repeated="3"/>
          <table:table-cell table:formula="of:=IF([.A20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06]*(1-[.A206])" office:value-type="float" office:value="0.0210527854680431" calcext:value-type="float">
            <text:p>0,0210527855</text:p>
          </table:table-cell>
          <table:table-cell table:number-columns-repeated="3"/>
          <table:table-cell table:formula="of:=IF([.A20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07]*(1-[.A207])" office:value-type="float" office:value="0.0824382627683187" calcext:value-type="float">
            <text:p>0,0824382628</text:p>
          </table:table-cell>
          <table:table-cell table:number-columns-repeated="3"/>
          <table:table-cell table:formula="of:=IF([.A20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08]*(1-[.A208])" office:value-type="float" office:value="0.302568782400241" calcext:value-type="float">
            <text:p>0,3025687824</text:p>
          </table:table-cell>
          <table:table-cell table:number-columns-repeated="3"/>
          <table:table-cell table:formula="of:=IF([.A20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09]*(1-[.A209])" office:value-type="float" office:value="0.844083657268307" calcext:value-type="float">
            <text:p>0,8440836573</text:p>
          </table:table-cell>
          <table:table-cell table:number-columns-repeated="3"/>
          <table:table-cell table:formula="of:=IF([.A21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10]*(1-[.A210])" office:value-type="float" office:value="0.526425747203465" calcext:value-type="float">
            <text:p>0,5264257472</text:p>
          </table:table-cell>
          <table:table-cell table:number-columns-repeated="3"/>
          <table:table-cell table:formula="of:=IF([.A21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11]*(1-[.A211])" office:value-type="float" office:value="0.997206719538954" calcext:value-type="float">
            <text:p>0,9972067195</text:p>
          </table:table-cell>
          <table:table-cell table:number-columns-repeated="3"/>
          <table:table-cell table:formula="of:=IF([.A21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12]*(1-[.A212])" office:value-type="float" office:value="0.0111419121812473" calcext:value-type="float">
            <text:p>0,0111419122</text:p>
          </table:table-cell>
          <table:table-cell table:number-columns-repeated="3"/>
          <table:table-cell table:formula="of:=IF([.A21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13]*(1-[.A213])" office:value-type="float" office:value="0.0440710798967706" calcext:value-type="float">
            <text:p>0,0440710799</text:p>
          </table:table-cell>
          <table:table-cell table:number-columns-repeated="3"/>
          <table:table-cell table:formula="of:=IF([.A21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14]*(1-[.A214])" office:value-type="float" office:value="0.168515279254012" calcext:value-type="float">
            <text:p>0,1685152793</text:p>
          </table:table-cell>
          <table:table-cell table:number-columns-repeated="3"/>
          <table:table-cell table:formula="of:=IF([.A21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15]*(1-[.A215])" office:value-type="float" office:value="0.560471519647818" calcext:value-type="float">
            <text:p>0,5604715196</text:p>
          </table:table-cell>
          <table:table-cell table:number-columns-repeated="3"/>
          <table:table-cell table:formula="of:=IF([.A21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16]*(1-[.A216])" office:value-type="float" office:value="0.985372781245934" calcext:value-type="float">
            <text:p>0,9853727812</text:p>
          </table:table-cell>
          <table:table-cell table:number-columns-repeated="3"/>
          <table:table-cell table:formula="of:=IF([.A21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17]*(1-[.A217])" office:value-type="float" office:value="0.0576530529023452" calcext:value-type="float">
            <text:p>0,0576530529</text:p>
          </table:table-cell>
          <table:table-cell table:number-columns-repeated="3"/>
          <table:table-cell table:formula="of:=IF([.A21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18]*(1-[.A218])" office:value-type="float" office:value="0.217316713573538" calcext:value-type="float">
            <text:p>0,2173167136</text:p>
          </table:table-cell>
          <table:table-cell table:number-columns-repeated="3"/>
          <table:table-cell table:formula="of:=IF([.A21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19]*(1-[.A219])" office:value-type="float" office:value="0.68036063830054" calcext:value-type="float">
            <text:p>0,6803606383</text:p>
          </table:table-cell>
          <table:table-cell table:number-columns-repeated="3"/>
          <table:table-cell table:formula="of:=IF([.A22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20]*(1-[.A220])" office:value-type="float" office:value="0.869880160607287" calcext:value-type="float">
            <text:p>0,8698801606</text:p>
          </table:table-cell>
          <table:table-cell table:number-columns-repeated="3"/>
          <table:table-cell table:formula="of:=IF([.A22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21]*(1-[.A221])" office:value-type="float" office:value="0.45275466715651" calcext:value-type="float">
            <text:p>0,4527546672</text:p>
          </table:table-cell>
          <table:table-cell table:number-columns-repeated="3"/>
          <table:table-cell table:formula="of:=IF([.A22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22]*(1-[.A222])" office:value-type="float" office:value="0.991071514098032" calcext:value-type="float">
            <text:p>0,9910715141</text:p>
          </table:table-cell>
          <table:table-cell table:number-columns-repeated="3"/>
          <table:table-cell table:formula="of:=IF([.A22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23]*(1-[.A223])" office:value-type="float" office:value="0.0353950721658673" calcext:value-type="float">
            <text:p>0,0353950722</text:p>
          </table:table-cell>
          <table:table-cell table:number-columns-repeated="3"/>
          <table:table-cell table:formula="of:=IF([.A22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24]*(1-[.A224])" office:value-type="float" office:value="0.136569044128962" calcext:value-type="float">
            <text:p>0,1365690441</text:p>
          </table:table-cell>
          <table:table-cell table:number-columns-repeated="3"/>
          <table:table-cell table:formula="of:=IF([.A22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25]*(1-[.A225])" office:value-type="float" office:value="0.471671761258653" calcext:value-type="float">
            <text:p>0,4716717613</text:p>
          </table:table-cell>
          <table:table-cell table:number-columns-repeated="3"/>
          <table:table-cell table:formula="of:=IF([.A22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26]*(1-[.A226])" office:value-type="float" office:value="0.996790043559253" calcext:value-type="float">
            <text:p>0,9967900436</text:p>
          </table:table-cell>
          <table:table-cell table:number-columns-repeated="3"/>
          <table:table-cell table:formula="of:=IF([.A22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27]*(1-[.A227])" office:value-type="float" office:value="0.0127986104815818" calcext:value-type="float">
            <text:p>0,0127986105</text:p>
          </table:table-cell>
          <table:table-cell table:number-columns-repeated="3"/>
          <table:table-cell table:formula="of:=IF([.A22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28]*(1-[.A228])" office:value-type="float" office:value="0.0505392242052903" calcext:value-type="float">
            <text:p>0,0505392242</text:p>
          </table:table-cell>
          <table:table-cell table:number-columns-repeated="3"/>
          <table:table-cell table:formula="of:=IF([.A22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29]*(1-[.A229])" office:value-type="float" office:value="0.191940044088071" calcext:value-type="float">
            <text:p>0,1919400441</text:p>
          </table:table-cell>
          <table:table-cell table:number-columns-repeated="3"/>
          <table:table-cell table:formula="of:=IF([.A23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30]*(1-[.A230])" office:value-type="float" office:value="0.620396254254161" calcext:value-type="float">
            <text:p>0,6203962543</text:p>
          </table:table-cell>
          <table:table-cell table:number-columns-repeated="3"/>
          <table:table-cell table:formula="of:=IF([.A23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31]*(1-[.A231])" office:value-type="float" office:value="0.942018967846269" calcext:value-type="float">
            <text:p>0,9420189678</text:p>
          </table:table-cell>
          <table:table-cell table:number-columns-repeated="3"/>
          <table:table-cell table:formula="of:=IF([.A23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32]*(1-[.A232])" office:value-type="float" office:value="0.218476928256474" calcext:value-type="float">
            <text:p>0,2184769283</text:p>
          </table:table-cell>
          <table:table-cell table:number-columns-repeated="3"/>
          <table:table-cell table:formula="of:=IF([.A23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33]*(1-[.A233])" office:value-type="float" office:value="0.682979040304359" calcext:value-type="float">
            <text:p>0,6829790403</text:p>
          </table:table-cell>
          <table:table-cell table:number-columns-repeated="3"/>
          <table:table-cell table:formula="of:=IF([.A23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34]*(1-[.A234])" office:value-type="float" office:value="0.866074683237183" calcext:value-type="float">
            <text:p>0,8660746832</text:p>
          </table:table-cell>
          <table:table-cell table:number-columns-repeated="3"/>
          <table:table-cell table:formula="of:=IF([.A23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35]*(1-[.A235])" office:value-type="float" office:value="0.463957305171183" calcext:value-type="float">
            <text:p>0,4639573052</text:p>
          </table:table-cell>
          <table:table-cell table:number-columns-repeated="3"/>
          <table:table-cell table:formula="of:=IF([.A23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36]*(1-[.A236])" office:value-type="float" office:value="0.994803696597907" calcext:value-type="float">
            <text:p>0,9948036966</text:p>
          </table:table-cell>
          <table:table-cell table:number-columns-repeated="3"/>
          <table:table-cell table:formula="of:=IF([.A23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37]*(1-[.A237])" office:value-type="float" office:value="0.0206772073321855" calcext:value-type="float">
            <text:p>0,0206772073</text:p>
          </table:table-cell>
          <table:table-cell table:number-columns-repeated="3"/>
          <table:table-cell table:formula="of:=IF([.A23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38]*(1-[.A238])" office:value-type="float" office:value="0.0809986417165094" calcext:value-type="float">
            <text:p>0,0809986417</text:p>
          </table:table-cell>
          <table:table-cell table:number-columns-repeated="3"/>
          <table:table-cell table:formula="of:=IF([.A23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39]*(1-[.A239])" office:value-type="float" office:value="0.29775144702636" calcext:value-type="float">
            <text:p>0,297751447</text:p>
          </table:table-cell>
          <table:table-cell table:number-columns-repeated="3"/>
          <table:table-cell table:formula="of:=IF([.A24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40]*(1-[.A240])" office:value-type="float" office:value="0.836382091280274" calcext:value-type="float">
            <text:p>0,8363820913</text:p>
          </table:table-cell>
          <table:table-cell table:number-columns-repeated="3"/>
          <table:table-cell table:formula="of:=IF([.A24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41]*(1-[.A241])" office:value-type="float" office:value="0.547388354663637" calcext:value-type="float">
            <text:p>0,5473883547</text:p>
          </table:table-cell>
          <table:table-cell table:number-columns-repeated="3"/>
          <table:table-cell table:formula="of:=IF([.A24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42]*(1-[.A242])" office:value-type="float" office:value="0.991017375369093" calcext:value-type="float">
            <text:p>0,9910173754</text:p>
          </table:table-cell>
          <table:table-cell table:number-columns-repeated="3"/>
          <table:table-cell table:formula="of:=IF([.A24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43]*(1-[.A243])" office:value-type="float" office:value="0.0356077483425873" calcext:value-type="float">
            <text:p>0,0356077483</text:p>
          </table:table-cell>
          <table:table-cell table:number-columns-repeated="3"/>
          <table:table-cell table:formula="of:=IF([.A24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44]*(1-[.A244])" office:value-type="float" office:value="0.137359346402233" calcext:value-type="float">
            <text:p>0,1373593464</text:p>
          </table:table-cell>
          <table:table-cell table:number-columns-repeated="3"/>
          <table:table-cell table:formula="of:=IF([.A24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45]*(1-[.A245])" office:value-type="float" office:value="0.473967025432738" calcext:value-type="float">
            <text:p>0,4739670254</text:p>
          </table:table-cell>
          <table:table-cell table:number-columns-repeated="3"/>
          <table:table-cell table:formula="of:=IF([.A24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46]*(1-[.A246])" office:value-type="float" office:value="0.997289136940721" calcext:value-type="float">
            <text:p>0,9972891369</text:p>
          </table:table-cell>
          <table:table-cell table:number-columns-repeated="3"/>
          <table:table-cell table:formula="of:=IF([.A24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47]*(1-[.A247])" office:value-type="float" office:value="0.010814057123011" calcext:value-type="float">
            <text:p>0,0108140571</text:p>
          </table:table-cell>
          <table:table-cell table:number-columns-repeated="3"/>
          <table:table-cell table:formula="of:=IF([.A24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48]*(1-[.A248])" office:value-type="float" office:value="0.0427884531662052" calcext:value-type="float">
            <text:p>0,0427884532</text:p>
          </table:table-cell>
          <table:table-cell table:number-columns-repeated="3"/>
          <table:table-cell table:formula="of:=IF([.A24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49]*(1-[.A249])" office:value-type="float" office:value="0.163830405767395" calcext:value-type="float">
            <text:p>0,1638304058</text:p>
          </table:table-cell>
          <table:table-cell table:number-columns-repeated="3"/>
          <table:table-cell table:formula="of:=IF([.A25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50]*(1-[.A250])" office:value-type="float" office:value="0.547960015653942" calcext:value-type="float">
            <text:p>0,5479600157</text:p>
          </table:table-cell>
          <table:table-cell table:number-columns-repeated="3"/>
          <table:table-cell table:formula="of:=IF([.A25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51]*(1-[.A251])" office:value-type="float" office:value="0.990799347593895" calcext:value-type="float">
            <text:p>0,9907993476</text:p>
          </table:table-cell>
          <table:table-cell table:number-columns-repeated="3"/>
          <table:table-cell table:formula="of:=IF([.A25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52]*(1-[.A252])" office:value-type="float" office:value="0.0364640016056295" calcext:value-type="float">
            <text:p>0,0364640016</text:p>
          </table:table-cell>
          <table:table-cell table:number-columns-repeated="3"/>
          <table:table-cell table:formula="of:=IF([.A25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53]*(1-[.A253])" office:value-type="float" office:value="0.140537512770137" calcext:value-type="float">
            <text:p>0,1405375128</text:p>
          </table:table-cell>
          <table:table-cell table:number-columns-repeated="3"/>
          <table:table-cell table:formula="of:=IF([.A25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54]*(1-[.A254])" office:value-type="float" office:value="0.483146881098081" calcext:value-type="float">
            <text:p>0,4831468811</text:p>
          </table:table-cell>
          <table:table-cell table:number-columns-repeated="3"/>
          <table:table-cell table:formula="of:=IF([.A25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55]*(1-[.A255])" office:value-type="float" office:value="0.998863889533111" calcext:value-type="float">
            <text:p>0,9988638895</text:p>
          </table:table-cell>
          <table:table-cell table:number-columns-repeated="3"/>
          <table:table-cell table:formula="of:=IF([.A25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56]*(1-[.A256])" office:value-type="float" office:value="0.00453927887958408" calcext:value-type="float">
            <text:p>0,0045392789</text:p>
          </table:table-cell>
          <table:table-cell table:number-columns-repeated="3"/>
          <table:table-cell table:formula="of:=IF([.A25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57]*(1-[.A257])" office:value-type="float" office:value="0.0180746953073498" calcext:value-type="float">
            <text:p>0,0180746953</text:p>
          </table:table-cell>
          <table:table-cell table:number-columns-repeated="3"/>
          <table:table-cell table:formula="of:=IF([.A25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58]*(1-[.A258])" office:value-type="float" office:value="0.070992002787585" calcext:value-type="float">
            <text:p>0,0709920028</text:p>
          </table:table-cell>
          <table:table-cell table:number-columns-repeated="3"/>
          <table:table-cell table:formula="of:=IF([.A25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59]*(1-[.A259])" office:value-type="float" office:value="0.26380855331117" calcext:value-type="float">
            <text:p>0,2638085533</text:p>
          </table:table-cell>
          <table:table-cell table:number-columns-repeated="3"/>
          <table:table-cell table:formula="of:=IF([.A26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60]*(1-[.A260])" office:value-type="float" office:value="0.776854402044151" calcext:value-type="float">
            <text:p>0,776854402</text:p>
          </table:table-cell>
          <table:table-cell table:number-columns-repeated="3"/>
          <table:table-cell table:formula="of:=IF([.A26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61]*(1-[.A261])" office:value-type="float" office:value="0.693406560275103" calcext:value-type="float">
            <text:p>0,6934065603</text:p>
          </table:table-cell>
          <table:table-cell table:number-columns-repeated="3"/>
          <table:table-cell table:formula="of:=IF([.A26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62]*(1-[.A262])" office:value-type="float" office:value="0.850375609770211" calcext:value-type="float">
            <text:p>0,8503756098</text:p>
          </table:table-cell>
          <table:table-cell table:number-columns-repeated="3"/>
          <table:table-cell table:formula="of:=IF([.A26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63]*(1-[.A263])" office:value-type="float" office:value="0.508947728312611" calcext:value-type="float">
            <text:p>0,5089477283</text:p>
          </table:table-cell>
          <table:table-cell table:number-columns-repeated="3"/>
          <table:table-cell table:formula="of:=IF([.A26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64]*(1-[.A264])" office:value-type="float" office:value="0.999679752632175" calcext:value-type="float">
            <text:p>0,9996797526</text:p>
          </table:table-cell>
          <table:table-cell table:number-columns-repeated="3"/>
          <table:table-cell table:formula="of:=IF([.A26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65]*(1-[.A265])" office:value-type="float" office:value="0.00128057923779445" calcext:value-type="float">
            <text:p>0,0012805792</text:p>
          </table:table-cell>
          <table:table-cell table:number-columns-repeated="3"/>
          <table:table-cell table:formula="of:=IF([.A26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66]*(1-[.A266])" office:value-type="float" office:value="0.0051157574184407" calcext:value-type="float">
            <text:p>0,0051157574</text:p>
          </table:table-cell>
          <table:table-cell table:number-columns-repeated="3"/>
          <table:table-cell table:formula="of:=IF([.A26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67]*(1-[.A267])" office:value-type="float" office:value="0.0203583457779055" calcext:value-type="float">
            <text:p>0,0203583458</text:p>
          </table:table-cell>
          <table:table-cell table:number-columns-repeated="3"/>
          <table:table-cell table:formula="of:=IF([.A26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68]*(1-[.A268])" office:value-type="float" office:value="0.0797755341403709" calcext:value-type="float">
            <text:p>0,0797755341</text:p>
          </table:table-cell>
          <table:table-cell table:number-columns-repeated="3"/>
          <table:table-cell table:formula="of:=IF([.A26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69]*(1-[.A269])" office:value-type="float" office:value="0.293645593171958" calcext:value-type="float">
            <text:p>0,2936455932</text:p>
          </table:table-cell>
          <table:table-cell table:number-columns-repeated="3"/>
          <table:table-cell table:formula="of:=IF([.A27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70]*(1-[.A270])" office:value-type="float" office:value="0.829671435130587" calcext:value-type="float">
            <text:p>0,8296714351</text:p>
          </table:table-cell>
          <table:table-cell table:number-columns-repeated="3"/>
          <table:table-cell table:formula="of:=IF([.A27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71]*(1-[.A271])" office:value-type="float" office:value="0.565266979435756" calcext:value-type="float">
            <text:p>0,5652669794</text:p>
          </table:table-cell>
          <table:table-cell table:number-columns-repeated="3"/>
          <table:table-cell table:formula="of:=IF([.A27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72]*(1-[.A272])" office:value-type="float" office:value="0.98296088558133" calcext:value-type="float">
            <text:p>0,9829608856</text:p>
          </table:table-cell>
          <table:table-cell table:number-columns-repeated="3"/>
          <table:table-cell table:formula="of:=IF([.A27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73]*(1-[.A273])" office:value-type="float" office:value="0.0669951319939882" calcext:value-type="float">
            <text:p>0,066995132</text:p>
          </table:table-cell>
          <table:table-cell table:number-columns-repeated="3"/>
          <table:table-cell table:formula="of:=IF([.A27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74]*(1-[.A274])" office:value-type="float" office:value="0.250027137132385" calcext:value-type="float">
            <text:p>0,2500271371</text:p>
          </table:table-cell>
          <table:table-cell table:number-columns-repeated="3"/>
          <table:table-cell table:formula="of:=IF([.A27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75]*(1-[.A275])" office:value-type="float" office:value="0.750054271319075" calcext:value-type="float">
            <text:p>0,7500542713</text:p>
          </table:table-cell>
          <table:table-cell table:number-columns-repeated="3"/>
          <table:table-cell table:formula="of:=IF([.A27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76]*(1-[.A276])" office:value-type="float" office:value="0.749891445580346" calcext:value-type="float">
            <text:p>0,7498914456</text:p>
          </table:table-cell>
          <table:table-cell table:number-columns-repeated="3"/>
          <table:table-cell table:formula="of:=IF([.A27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77]*(1-[.A277])" office:value-type="float" office:value="0.750217061703059" calcext:value-type="float">
            <text:p>0,7502170617</text:p>
          </table:table-cell>
          <table:table-cell table:number-columns-repeated="3"/>
          <table:table-cell table:formula="of:=IF([.A27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78]*(1-[.A278])" office:value-type="float" office:value="0.74956568813075" calcext:value-type="float">
            <text:p>0,7495656881</text:p>
          </table:table-cell>
          <table:table-cell table:number-columns-repeated="3"/>
          <table:table-cell table:formula="of:=IF([.A27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79]*(1-[.A279])" office:value-type="float" office:value="0.750867869231301" calcext:value-type="float">
            <text:p>0,7508678692</text:p>
          </table:table-cell>
          <table:table-cell table:number-columns-repeated="3"/>
          <table:table-cell table:formula="of:=IF([.A28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80]*(1-[.A280])" office:value-type="float" office:value="0.748261248749387" calcext:value-type="float">
            <text:p>0,7482612487</text:p>
          </table:table-cell>
          <table:table-cell table:number-columns-repeated="3"/>
          <table:table-cell table:formula="of:=IF([.A28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81]*(1-[.A281])" office:value-type="float" office:value="0.753465409477579" calcext:value-type="float">
            <text:p>0,7534654095</text:p>
          </table:table-cell>
          <table:table-cell table:number-columns-repeated="3"/>
          <table:table-cell table:formula="of:=IF([.A28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82]*(1-[.A282])" office:value-type="float" office:value="0.743021144793453" calcext:value-type="float">
            <text:p>0,7430211448</text:p>
          </table:table-cell>
          <table:table-cell table:number-columns-repeated="3"/>
          <table:table-cell table:formula="of:=IF([.A28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83]*(1-[.A283])" office:value-type="float" office:value="0.763762892733119" calcext:value-type="float">
            <text:p>0,7637628927</text:p>
          </table:table-cell>
          <table:table-cell table:number-columns-repeated="3"/>
          <table:table-cell table:formula="of:=IF([.A28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84]*(1-[.A284])" office:value-type="float" office:value="0.72171654566823" calcext:value-type="float">
            <text:p>0,7217165457</text:p>
          </table:table-cell>
          <table:table-cell table:number-columns-repeated="3"/>
          <table:table-cell table:formula="of:=IF([.A28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85]*(1-[.A285])" office:value-type="float" office:value="0.803367093507791" calcext:value-type="float">
            <text:p>0,8033670935</text:p>
          </table:table-cell>
          <table:table-cell table:number-columns-repeated="3"/>
          <table:table-cell table:formula="of:=IF([.A28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86]*(1-[.A286])" office:value-type="float" office:value="0.631873626306539" calcext:value-type="float">
            <text:p>0,6318736263</text:p>
          </table:table-cell>
          <table:table-cell table:number-columns-repeated="3"/>
          <table:table-cell table:formula="of:=IF([.A28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87]*(1-[.A287])" office:value-type="float" office:value="0.930437386739053" calcext:value-type="float">
            <text:p>0,9304373867</text:p>
          </table:table-cell>
          <table:table-cell table:number-columns-repeated="3"/>
          <table:table-cell table:formula="of:=IF([.A28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88]*(1-[.A288])" office:value-type="float" office:value="0.258894624389021" calcext:value-type="float">
            <text:p>0,2588946244</text:p>
          </table:table-cell>
          <table:table-cell table:number-columns-repeated="3"/>
          <table:table-cell table:formula="of:=IF([.A28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89]*(1-[.A289])" office:value-type="float" office:value="0.767472791405954" calcext:value-type="float">
            <text:p>0,7674727914</text:p>
          </table:table-cell>
          <table:table-cell table:number-columns-repeated="3"/>
          <table:table-cell table:formula="of:=IF([.A29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90]*(1-[.A290])" office:value-type="float" office:value="0.713833223430028" calcext:value-type="float">
            <text:p>0,7138332234</text:p>
          </table:table-cell>
          <table:table-cell table:number-columns-repeated="3"/>
          <table:table-cell table:formula="of:=IF([.A29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91]*(1-[.A291])" office:value-type="float" office:value="0.817101410230095" calcext:value-type="float">
            <text:p>0,8171014102</text:p>
          </table:table-cell>
          <table:table-cell table:number-columns-repeated="3"/>
          <table:table-cell table:formula="of:=IF([.A29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92]*(1-[.A292])" office:value-type="float" office:value="0.59778678252034" calcext:value-type="float">
            <text:p>0,5977867825</text:p>
          </table:table-cell>
          <table:table-cell table:number-columns-repeated="3"/>
          <table:table-cell table:formula="of:=IF([.A29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93]*(1-[.A293])" office:value-type="float" office:value="0.961750980657279" calcext:value-type="float">
            <text:p>0,9617509807</text:p>
          </table:table-cell>
          <table:table-cell table:number-columns-repeated="3"/>
          <table:table-cell table:formula="of:=IF([.A29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94]*(1-[.A294])" office:value-type="float" office:value="0.147144127448165" calcext:value-type="float">
            <text:p>0,1471441274</text:p>
          </table:table-cell>
          <table:table-cell table:number-columns-repeated="3"/>
          <table:table-cell table:formula="of:=IF([.A29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95]*(1-[.A295])" office:value-type="float" office:value="0.501970932822734" calcext:value-type="float">
            <text:p>0,5019709328</text:p>
          </table:table-cell>
          <table:table-cell table:number-columns-repeated="3"/>
          <table:table-cell table:formula="of:=IF([.A29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96]*(1-[.A296])" office:value-type="float" office:value="0.999984461695233" calcext:value-type="float">
            <text:p>0,9999844617</text:p>
          </table:table-cell>
          <table:table-cell table:number-columns-repeated="3"/>
          <table:table-cell table:formula="of:=IF([.A29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297]*(1-[.A297])" office:value-type="float" office:value="0.00006215225331178" calcext:value-type="float">
            <text:p>6,215225331178E-005</text:p>
          </table:table-cell>
          <table:table-cell table:number-columns-repeated="3"/>
          <table:table-cell table:formula="of:=IF([.A29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98]*(1-[.A298])" office:value-type="float" office:value="0.000248593561636753" calcext:value-type="float">
            <text:p>0,0002485936</text:p>
          </table:table-cell>
          <table:table-cell table:number-columns-repeated="3"/>
          <table:table-cell table:formula="of:=IF([.A29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299]*(1-[.A299])" office:value-type="float" office:value="0.000994127051511463" calcext:value-type="float">
            <text:p>0,0009941271</text:p>
          </table:table-cell>
          <table:table-cell table:number-columns-repeated="3"/>
          <table:table-cell table:formula="of:=IF([.A30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00]*(1-[.A300])" office:value-type="float" office:value="0.00397255505166766" calcext:value-type="float">
            <text:p>0,0039725551</text:p>
          </table:table-cell>
          <table:table-cell table:number-columns-repeated="3"/>
          <table:table-cell table:formula="of:=IF([.A30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01]*(1-[.A301])" office:value-type="float" office:value="0.0158270954321165" calcext:value-type="float">
            <text:p>0,0158270954</text:p>
          </table:table-cell>
          <table:table-cell table:number-columns-repeated="3"/>
          <table:table-cell table:formula="of:=IF([.A30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02]*(1-[.A302])" office:value-type="float" office:value="0.0623063939291968" calcext:value-type="float">
            <text:p>0,0623063939</text:p>
          </table:table-cell>
          <table:table-cell table:number-columns-repeated="3"/>
          <table:table-cell table:formula="of:=IF([.A30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03]*(1-[.A303])" office:value-type="float" office:value="0.233697228818946" calcext:value-type="float">
            <text:p>0,2336972288</text:p>
          </table:table-cell>
          <table:table-cell table:number-columns-repeated="3"/>
          <table:table-cell table:formula="of:=IF([.A30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04]*(1-[.A304])" office:value-type="float" office:value="0.716331336245166" calcext:value-type="float">
            <text:p>0,7163313362</text:p>
          </table:table-cell>
          <table:table-cell table:number-columns-repeated="3"/>
          <table:table-cell table:formula="of:=IF([.A30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05]*(1-[.A305])" office:value-type="float" office:value="0.812803011833524" calcext:value-type="float">
            <text:p>0,8128030118</text:p>
          </table:table-cell>
          <table:table-cell table:number-columns-repeated="3"/>
          <table:table-cell table:formula="of:=IF([.A30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06]*(1-[.A306])" office:value-type="float" office:value="0.608617103151504" calcext:value-type="float">
            <text:p>0,6086171032</text:p>
          </table:table-cell>
          <table:table-cell table:number-columns-repeated="3"/>
          <table:table-cell table:formula="of:=IF([.A30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07]*(1-[.A307])" office:value-type="float" office:value="0.952809299611902" calcext:value-type="float">
            <text:p>0,9528092996</text:p>
          </table:table-cell>
          <table:table-cell table:number-columns-repeated="3"/>
          <table:table-cell table:formula="of:=IF([.A30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08]*(1-[.A308])" office:value-type="float" office:value="0.179854952739913" calcext:value-type="float">
            <text:p>0,1798549527</text:p>
          </table:table-cell>
          <table:table-cell table:number-columns-repeated="3"/>
          <table:table-cell table:formula="of:=IF([.A30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09]*(1-[.A309])" office:value-type="float" office:value="0.590028594859347" calcext:value-type="float">
            <text:p>0,5900285949</text:p>
          </table:table-cell>
          <table:table-cell table:number-columns-repeated="3"/>
          <table:table-cell table:formula="of:=IF([.A31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10]*(1-[.A310])" office:value-type="float" office:value="0.967579408430606" calcext:value-type="float">
            <text:p>0,9675794084</text:p>
          </table:table-cell>
          <table:table-cell table:number-columns-repeated="3"/>
          <table:table-cell table:formula="of:=IF([.A31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11]*(1-[.A311])" office:value-type="float" office:value="0.125477987246737" calcext:value-type="float">
            <text:p>0,1254779872</text:p>
          </table:table-cell>
          <table:table-cell table:number-columns-repeated="3"/>
          <table:table-cell table:formula="of:=IF([.A31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12]*(1-[.A312])" office:value-type="float" office:value="0.43893304785298" calcext:value-type="float">
            <text:p>0,4389330479</text:p>
          </table:table-cell>
          <table:table-cell table:number-columns-repeated="3"/>
          <table:table-cell table:formula="of:=IF([.A31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13]*(1-[.A313])" office:value-type="float" office:value="0.985083309421894" calcext:value-type="float">
            <text:p>0,9850833094</text:p>
          </table:table-cell>
          <table:table-cell table:number-columns-repeated="3"/>
          <table:table-cell table:formula="of:=IF([.A31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14]*(1-[.A314])" office:value-type="float" office:value="0.0587767316812112" calcext:value-type="float">
            <text:p>0,0587767317</text:p>
          </table:table-cell>
          <table:table-cell table:number-columns-repeated="3"/>
          <table:table-cell table:formula="of:=IF([.A31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15]*(1-[.A315])" office:value-type="float" office:value="0.221288109976344" calcext:value-type="float">
            <text:p>0,22128811</text:p>
          </table:table-cell>
          <table:table-cell table:number-columns-repeated="3"/>
          <table:table-cell table:formula="of:=IF([.A31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16]*(1-[.A316])" office:value-type="float" office:value="0.689278729437767" calcext:value-type="float">
            <text:p>0,6892787294</text:p>
          </table:table-cell>
          <table:table-cell table:number-columns-repeated="3"/>
          <table:table-cell table:formula="of:=IF([.A31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17]*(1-[.A317])" office:value-type="float" office:value="0.856694250329699" calcext:value-type="float">
            <text:p>0,8566942503</text:p>
          </table:table-cell>
          <table:table-cell table:number-columns-repeated="3"/>
          <table:table-cell table:formula="of:=IF([.A31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18]*(1-[.A318])" office:value-type="float" office:value="0.491076847126937" calcext:value-type="float">
            <text:p>0,4910768471</text:p>
          </table:table-cell>
          <table:table-cell table:number-columns-repeated="3"/>
          <table:table-cell table:formula="of:=IF([.A31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19]*(1-[.A319])" office:value-type="float" office:value="0.999681509371216" calcext:value-type="float">
            <text:p>0,9996815094</text:p>
          </table:table-cell>
          <table:table-cell table:number-columns-repeated="3"/>
          <table:table-cell table:formula="of:=IF([.A32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20]*(1-[.A320])" office:value-type="float" office:value="0.00127355677001473" calcext:value-type="float">
            <text:p>0,0012735568</text:p>
          </table:table-cell>
          <table:table-cell table:number-columns-repeated="3"/>
          <table:table-cell table:formula="of:=IF([.A32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21]*(1-[.A321])" office:value-type="float" office:value="0.00508773929267314" calcext:value-type="float">
            <text:p>0,0050877393</text:p>
          </table:table-cell>
          <table:table-cell table:number-columns-repeated="3"/>
          <table:table-cell table:formula="of:=IF([.A32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22]*(1-[.A322])" office:value-type="float" office:value="0.0202474168062517" calcext:value-type="float">
            <text:p>0,0202474168</text:p>
          </table:table-cell>
          <table:table-cell table:number-columns-repeated="3"/>
          <table:table-cell table:formula="of:=IF([.A32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23]*(1-[.A323])" office:value-type="float" office:value="0.0793498356757025" calcext:value-type="float">
            <text:p>0,0793498357</text:p>
          </table:table-cell>
          <table:table-cell table:number-columns-repeated="3"/>
          <table:table-cell table:formula="of:=IF([.A32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24]*(1-[.A324])" office:value-type="float" office:value="0.292213757015766" calcext:value-type="float">
            <text:p>0,292213757</text:p>
          </table:table-cell>
          <table:table-cell table:number-columns-repeated="3"/>
          <table:table-cell table:formula="of:=IF([.A32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25]*(1-[.A325])" office:value-type="float" office:value="0.827299508905987" calcext:value-type="float">
            <text:p>0,8272995089</text:p>
          </table:table-cell>
          <table:table-cell table:number-columns-repeated="3"/>
          <table:table-cell table:formula="of:=IF([.A32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26]*(1-[.A326])" office:value-type="float" office:value="0.571500125879598" calcext:value-type="float">
            <text:p>0,5715001259</text:p>
          </table:table-cell>
          <table:table-cell table:number-columns-repeated="3"/>
          <table:table-cell table:formula="of:=IF([.A32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27]*(1-[.A327])" office:value-type="float" office:value="0.979550927996807" calcext:value-type="float">
            <text:p>0,979550928</text:p>
          </table:table-cell>
          <table:table-cell table:number-columns-repeated="3"/>
          <table:table-cell table:formula="of:=IF([.A32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28]*(1-[.A328])" office:value-type="float" office:value="0.0801236298296062" calcext:value-type="float">
            <text:p>0,0801236298</text:p>
          </table:table-cell>
          <table:table-cell table:number-columns-repeated="3"/>
          <table:table-cell table:formula="of:=IF([.A32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29]*(1-[.A329])" office:value-type="float" office:value="0.294815335090138" calcext:value-type="float">
            <text:p>0,2948153351</text:p>
          </table:table-cell>
          <table:table-cell table:number-columns-repeated="3"/>
          <table:table-cell table:formula="of:=IF([.A33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30]*(1-[.A330])" office:value-type="float" office:value="0.83159701314331" calcext:value-type="float">
            <text:p>0,8315970131</text:p>
          </table:table-cell>
          <table:table-cell table:number-columns-repeated="3"/>
          <table:table-cell table:formula="of:=IF([.A33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31]*(1-[.A331])" office:value-type="float" office:value="0.560173683497741" calcext:value-type="float">
            <text:p>0,5601736835</text:p>
          </table:table-cell>
          <table:table-cell table:number-columns-repeated="3"/>
          <table:table-cell table:formula="of:=IF([.A33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32]*(1-[.A332])" office:value-type="float" office:value="0.985516511257255" calcext:value-type="float">
            <text:p>0,9855165113</text:p>
          </table:table-cell>
          <table:table-cell table:number-columns-repeated="3"/>
          <table:table-cell table:formula="of:=IF([.A33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33]*(1-[.A333])" office:value-type="float" office:value="0.0570948691863354" calcext:value-type="float">
            <text:p>0,0570948692</text:p>
          </table:table-cell>
          <table:table-cell table:number-columns-repeated="3"/>
          <table:table-cell table:formula="of:=IF([.A33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34]*(1-[.A334])" office:value-type="float" office:value="0.215340180395723" calcext:value-type="float">
            <text:p>0,2153401804</text:p>
          </table:table-cell>
          <table:table-cell table:number-columns-repeated="3"/>
          <table:table-cell table:formula="of:=IF([.A33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35]*(1-[.A335])" office:value-type="float" office:value="0.675875148411441" calcext:value-type="float">
            <text:p>0,6758751484</text:p>
          </table:table-cell>
          <table:table-cell table:number-columns-repeated="3"/>
          <table:table-cell table:formula="of:=IF([.A33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36]*(1-[.A336])" office:value-type="float" office:value="0.876271728685014" calcext:value-type="float">
            <text:p>0,8762717287</text:p>
          </table:table-cell>
          <table:table-cell table:number-columns-repeated="3"/>
          <table:table-cell table:formula="of:=IF([.A33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37]*(1-[.A337])" office:value-type="float" office:value="0.433678344769564" calcext:value-type="float">
            <text:p>0,4336783448</text:p>
          </table:table-cell>
          <table:table-cell table:number-columns-repeated="3"/>
          <table:table-cell table:formula="of:=IF([.A33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38]*(1-[.A338])" office:value-type="float" office:value="0.982405752189981" calcext:value-type="float">
            <text:p>0,9824057522</text:p>
          </table:table-cell>
          <table:table-cell table:number-columns-repeated="3"/>
          <table:table-cell table:formula="of:=IF([.A33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39]*(1-[.A339])" office:value-type="float" office:value="0.0691387610160761" calcext:value-type="float">
            <text:p>0,069138761</text:p>
          </table:table-cell>
          <table:table-cell table:number-columns-repeated="3"/>
          <table:table-cell table:formula="of:=IF([.A34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40]*(1-[.A340])" office:value-type="float" office:value="0.257434370964952" calcext:value-type="float">
            <text:p>0,257434371</text:p>
          </table:table-cell>
          <table:table-cell table:number-columns-repeated="3"/>
          <table:table-cell table:formula="of:=IF([.A34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41]*(1-[.A341])" office:value-type="float" office:value="0.764647662443326" calcext:value-type="float">
            <text:p>0,7646476624</text:p>
          </table:table-cell>
          <table:table-cell table:number-columns-repeated="3"/>
          <table:table-cell table:formula="of:=IF([.A34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42]*(1-[.A342])" office:value-type="float" office:value="0.719846459053134" calcext:value-type="float">
            <text:p>0,7198464591</text:p>
          </table:table-cell>
          <table:table-cell table:number-columns-repeated="3"/>
          <table:table-cell table:formula="of:=IF([.A34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43]*(1-[.A343])" office:value-type="float" office:value="0.806670137767195" calcext:value-type="float">
            <text:p>0,8066701378</text:p>
          </table:table-cell>
          <table:table-cell table:number-columns-repeated="3"/>
          <table:table-cell table:formula="of:=IF([.A34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44]*(1-[.A344])" office:value-type="float" office:value="0.623813706407399" calcext:value-type="float">
            <text:p>0,6238137064</text:p>
          </table:table-cell>
          <table:table-cell table:number-columns-repeated="3"/>
          <table:table-cell table:formula="of:=IF([.A34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45]*(1-[.A345])" office:value-type="float" office:value="0.93868066442265" calcext:value-type="float">
            <text:p>0,9386806644</text:p>
          </table:table-cell>
          <table:table-cell table:number-columns-repeated="3"/>
          <table:table-cell table:formula="of:=IF([.A34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46]*(1-[.A346])" office:value-type="float" office:value="0.230237098646809" calcext:value-type="float">
            <text:p>0,2302370986</text:p>
          </table:table-cell>
          <table:table-cell table:number-columns-repeated="3"/>
          <table:table-cell table:formula="of:=IF([.A34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47]*(1-[.A347])" office:value-type="float" office:value="0.708911908214035" calcext:value-type="float">
            <text:p>0,7089119082</text:p>
          </table:table-cell>
          <table:table-cell table:number-columns-repeated="3"/>
          <table:table-cell table:formula="of:=IF([.A34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48]*(1-[.A348])" office:value-type="float" office:value="0.825423258425482" calcext:value-type="float">
            <text:p>0,8254232584</text:p>
          </table:table-cell>
          <table:table-cell table:number-columns-repeated="3"/>
          <table:table-cell table:formula="of:=IF([.A34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49]*(1-[.A349])" office:value-type="float" office:value="0.576398811502968" calcext:value-type="float">
            <text:p>0,5763988115</text:p>
          </table:table-cell>
          <table:table-cell table:number-columns-repeated="3"/>
          <table:table-cell table:formula="of:=IF([.A35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50]*(1-[.A350])" office:value-type="float" office:value="0.976652886403736" calcext:value-type="float">
            <text:p>0,9766528864</text:p>
          </table:table-cell>
          <table:table-cell table:number-columns-repeated="3"/>
          <table:table-cell table:formula="of:=IF([.A35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51]*(1-[.A351])" office:value-type="float" office:value="0.0912081035319488" calcext:value-type="float">
            <text:p>0,0912081035</text:p>
          </table:table-cell>
          <table:table-cell table:number-columns-repeated="3"/>
          <table:table-cell table:formula="of:=IF([.A35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52]*(1-[.A352])" office:value-type="float" office:value="0.331556741528217" calcext:value-type="float">
            <text:p>0,3315567415</text:p>
          </table:table-cell>
          <table:table-cell table:number-columns-repeated="3"/>
          <table:table-cell table:formula="of:=IF([.A35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53]*(1-[.A353])" office:value-type="float" office:value="0.886507474701632" calcext:value-type="float">
            <text:p>0,8865074747</text:p>
          </table:table-cell>
          <table:table-cell table:number-columns-repeated="3"/>
          <table:table-cell table:formula="of:=IF([.A35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54]*(1-[.A354])" office:value-type="float" office:value="0.40244788799907" calcext:value-type="float">
            <text:p>0,402447888</text:p>
          </table:table-cell>
          <table:table-cell table:number-columns-repeated="3"/>
          <table:table-cell table:formula="of:=IF([.A35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55]*(1-[.A355])" office:value-type="float" office:value="0.961934341776632" calcext:value-type="float">
            <text:p>0,9619343418</text:p>
          </table:table-cell>
          <table:table-cell table:number-columns-repeated="3"/>
          <table:table-cell table:formula="of:=IF([.A35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56]*(1-[.A356])" office:value-type="float" office:value="0.14646665554956" calcext:value-type="float">
            <text:p>0,1464666555</text:p>
          </table:table-cell>
          <table:table-cell table:number-columns-repeated="3"/>
          <table:table-cell table:formula="of:=IF([.A35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57]*(1-[.A357])" office:value-type="float" office:value="0.500056697446745" calcext:value-type="float">
            <text:p>0,5000566974</text:p>
          </table:table-cell>
          <table:table-cell table:number-columns-repeated="3"/>
          <table:table-cell table:formula="of:=IF([.A35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58]*(1-[.A358])" office:value-type="float" office:value="0.999999987141598" calcext:value-type="float">
            <text:p>0,9999999871</text:p>
          </table:table-cell>
          <table:table-cell table:number-columns-repeated="3"/>
          <table:table-cell table:formula="of:=IF([.A35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59]*(1-[.A359])" office:value-type="float" office:value="0.000000051433606933832" calcext:value-type="float">
            <text:p>5,1433606933832E-008</text:p>
          </table:table-cell>
          <table:table-cell table:number-columns-repeated="3"/>
          <table:table-cell table:formula="of:=IF([.A36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0]*(1-[.A360])" office:value-type="float" office:value="0.000000205734417153664" calcext:value-type="float">
            <text:p>2,05734417153664E-007</text:p>
          </table:table-cell>
          <table:table-cell table:number-columns-repeated="3"/>
          <table:table-cell table:formula="of:=IF([.A36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1]*(1-[.A361])" office:value-type="float" office:value="0.000000822937499308056" calcext:value-type="float">
            <text:p>8,22937499308056E-007</text:p>
          </table:table-cell>
          <table:table-cell table:number-columns-repeated="3"/>
          <table:table-cell table:formula="of:=IF([.A36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2]*(1-[.A362])" office:value-type="float" office:value="0.00000329174728832771" calcext:value-type="float">
            <text:p>3,29174728832771E-006</text:p>
          </table:table-cell>
          <table:table-cell table:number-columns-repeated="3"/>
          <table:table-cell table:formula="of:=IF([.A36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3]*(1-[.A363])" office:value-type="float" office:value="0.00001316694581091" calcext:value-type="float">
            <text:p>1,316694581091E-005</text:p>
          </table:table-cell>
          <table:table-cell table:number-columns-repeated="3"/>
          <table:table-cell table:formula="of:=IF([.A36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4]*(1-[.A364])" office:value-type="float" office:value="0.0000526670897697921" calcext:value-type="float">
            <text:p>5,26670897697921E-005</text:p>
          </table:table-cell>
          <table:table-cell table:number-columns-repeated="3"/>
          <table:table-cell table:formula="of:=IF([.A36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5]*(1-[.A365])" office:value-type="float" office:value="0.000210657263789789" calcext:value-type="float">
            <text:p>0,0002106573</text:p>
          </table:table-cell>
          <table:table-cell table:number-columns-repeated="3"/>
          <table:table-cell table:formula="of:=IF([.A36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6]*(1-[.A366])" office:value-type="float" office:value="0.000842451549228007" calcext:value-type="float">
            <text:p>0,0008424515</text:p>
          </table:table-cell>
          <table:table-cell table:number-columns-repeated="3"/>
          <table:table-cell table:formula="of:=IF([.A36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7]*(1-[.A367])" office:value-type="float" office:value="0.00336696729846084" calcext:value-type="float">
            <text:p>0,0033669673</text:p>
          </table:table-cell>
          <table:table-cell table:number-columns-repeated="3"/>
          <table:table-cell table:formula="of:=IF([.A36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8]*(1-[.A368])" office:value-type="float" office:value="0.0134225233186877" calcext:value-type="float">
            <text:p>0,0134225233</text:p>
          </table:table-cell>
          <table:table-cell table:number-columns-repeated="3"/>
          <table:table-cell table:formula="of:=IF([.A36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69]*(1-[.A369])" office:value-type="float" office:value="0.0529694367457881" calcext:value-type="float">
            <text:p>0,0529694367</text:p>
          </table:table-cell>
          <table:table-cell table:number-columns-repeated="3"/>
          <table:table-cell table:formula="of:=IF([.A37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70]*(1-[.A370])" office:value-type="float" office:value="0.200654702066488" calcext:value-type="float">
            <text:p>0,2006547021</text:p>
          </table:table-cell>
          <table:table-cell table:number-columns-repeated="3"/>
          <table:table-cell table:formula="of:=IF([.A37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71]*(1-[.A371])" office:value-type="float" office:value="0.641569570420388" calcext:value-type="float">
            <text:p>0,6415695704</text:p>
          </table:table-cell>
          <table:table-cell table:number-columns-repeated="3"/>
          <table:table-cell table:formula="of:=IF([.A37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72]*(1-[.A372])" office:value-type="float" office:value="0.919832226923947" calcext:value-type="float">
            <text:p>0,9198322269</text:p>
          </table:table-cell>
          <table:table-cell table:number-columns-repeated="3"/>
          <table:table-cell table:formula="of:=IF([.A37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73]*(1-[.A373])" office:value-type="float" office:value="0.294963604944318" calcext:value-type="float">
            <text:p>0,2949636049</text:p>
          </table:table-cell>
          <table:table-cell table:number-columns-repeated="3"/>
          <table:table-cell table:formula="of:=IF([.A37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74]*(1-[.A374])" office:value-type="float" office:value="0.831840306810281" calcext:value-type="float">
            <text:p>0,8318403068</text:p>
          </table:table-cell>
          <table:table-cell table:number-columns-repeated="3"/>
          <table:table-cell table:formula="of:=IF([.A37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75]*(1-[.A375])" office:value-type="float" office:value="0.559528043104233" calcext:value-type="float">
            <text:p>0,5595280431</text:p>
          </table:table-cell>
          <table:table-cell table:number-columns-repeated="3"/>
          <table:table-cell table:formula="of:=IF([.A37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76]*(1-[.A376])" office:value-type="float" office:value="0.985825648336722" calcext:value-type="float">
            <text:p>0,9858256483</text:p>
          </table:table-cell>
          <table:table-cell table:number-columns-repeated="3"/>
          <table:table-cell table:formula="of:=IF([.A37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77]*(1-[.A377])" office:value-type="float" office:value="0.0558937576728143" calcext:value-type="float">
            <text:p>0,0558937577</text:p>
          </table:table-cell>
          <table:table-cell table:number-columns-repeated="3"/>
          <table:table-cell table:formula="of:=IF([.A37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78]*(1-[.A378])" office:value-type="float" office:value="0.211078582104108" calcext:value-type="float">
            <text:p>0,2110785821</text:p>
          </table:table-cell>
          <table:table-cell table:number-columns-repeated="3"/>
          <table:table-cell table:formula="of:=IF([.A37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79]*(1-[.A379])" office:value-type="float" office:value="0.66609765712411" calcext:value-type="float">
            <text:p>0,6660976571</text:p>
          </table:table-cell>
          <table:table-cell table:number-columns-repeated="3"/>
          <table:table-cell table:formula="of:=IF([.A38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80]*(1-[.A380])" office:value-type="float" office:value="0.889646273191527" calcext:value-type="float">
            <text:p>0,8896462732</text:p>
          </table:table-cell>
          <table:table-cell table:number-columns-repeated="3"/>
          <table:table-cell table:formula="of:=IF([.A38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81]*(1-[.A381])" office:value-type="float" office:value="0.392703127151817" calcext:value-type="float">
            <text:p>0,3927031272</text:p>
          </table:table-cell>
          <table:table-cell table:number-columns-repeated="3"/>
          <table:table-cell table:formula="of:=IF([.A38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82]*(1-[.A382])" office:value-type="float" office:value="0.953949524308003" calcext:value-type="float">
            <text:p>0,9539495243</text:p>
          </table:table-cell>
          <table:table-cell table:number-columns-repeated="3"/>
          <table:table-cell table:formula="of:=IF([.A38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83]*(1-[.A383])" office:value-type="float" office:value="0.17571931752215" calcext:value-type="float">
            <text:p>0,1757193175</text:p>
          </table:table-cell>
          <table:table-cell table:number-columns-repeated="3"/>
          <table:table-cell table:formula="of:=IF([.A38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84]*(1-[.A384])" office:value-type="float" office:value="0.579368155886799" calcext:value-type="float">
            <text:p>0,5793681559</text:p>
          </table:table-cell>
          <table:table-cell table:number-columns-repeated="3"/>
          <table:table-cell table:formula="of:=IF([.A38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85]*(1-[.A385])" office:value-type="float" office:value="0.974802783324515" calcext:value-type="float">
            <text:p>0,9748027833</text:p>
          </table:table-cell>
          <table:table-cell table:number-columns-repeated="3"/>
          <table:table-cell table:formula="of:=IF([.A38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86]*(1-[.A386])" office:value-type="float" office:value="0.0982492677891735" calcext:value-type="float">
            <text:p>0,0982492678</text:p>
          </table:table-cell>
          <table:table-cell table:number-columns-repeated="3"/>
          <table:table-cell table:formula="of:=IF([.A38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87]*(1-[.A387])" office:value-type="float" office:value="0.354385396672259" calcext:value-type="float">
            <text:p>0,3543853967</text:p>
          </table:table-cell>
          <table:table-cell table:number-columns-repeated="3"/>
          <table:table-cell table:formula="of:=IF([.A38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88]*(1-[.A388])" office:value-type="float" office:value="0.915185549190819" calcext:value-type="float">
            <text:p>0,9151855492</text:p>
          </table:table-cell>
          <table:table-cell table:number-columns-repeated="3"/>
          <table:table-cell table:formula="of:=IF([.A38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89]*(1-[.A389])" office:value-type="float" office:value="0.310483838972474" calcext:value-type="float">
            <text:p>0,310483839</text:p>
          </table:table-cell>
          <table:table-cell table:number-columns-repeated="3"/>
          <table:table-cell table:formula="of:=IF([.A39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90]*(1-[.A390])" office:value-type="float" office:value="0.856334498837555" calcext:value-type="float">
            <text:p>0,8563344988</text:p>
          </table:table-cell>
          <table:table-cell table:number-columns-repeated="3"/>
          <table:table-cell table:formula="of:=IF([.A39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91]*(1-[.A391])" office:value-type="float" office:value="0.492102899752754" calcext:value-type="float">
            <text:p>0,4921028998</text:p>
          </table:table-cell>
          <table:table-cell table:number-columns-repeated="3"/>
          <table:table-cell table:formula="of:=IF([.A39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92]*(1-[.A392])" office:value-type="float" office:value="0.99975054323074" calcext:value-type="float">
            <text:p>0,9997505432</text:p>
          </table:table-cell>
          <table:table-cell table:number-columns-repeated="3"/>
          <table:table-cell table:formula="of:=IF([.A39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93]*(1-[.A393])" office:value-type="float" office:value="0.000997578162321628" calcext:value-type="float">
            <text:p>0,0009975782</text:p>
          </table:table-cell>
          <table:table-cell table:number-columns-repeated="3"/>
          <table:table-cell table:formula="of:=IF([.A39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94]*(1-[.A394])" office:value-type="float" office:value="0.00398633200052675" calcext:value-type="float">
            <text:p>0,003986332</text:p>
          </table:table-cell>
          <table:table-cell table:number-columns-repeated="3"/>
          <table:table-cell table:formula="of:=IF([.A39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95]*(1-[.A395])" office:value-type="float" office:value="0.0158817646308333" calcext:value-type="float">
            <text:p>0,0158817646</text:p>
          </table:table-cell>
          <table:table-cell table:number-columns-repeated="3"/>
          <table:table-cell table:formula="of:=IF([.A39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96]*(1-[.A396])" office:value-type="float" office:value="0.0625181367321765" calcext:value-type="float">
            <text:p>0,0625181367</text:p>
          </table:table-cell>
          <table:table-cell table:number-columns-repeated="3"/>
          <table:table-cell table:formula="of:=IF([.A39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97]*(1-[.A397])" office:value-type="float" office:value="0.234438477246853" calcext:value-type="float">
            <text:p>0,2344384772</text:p>
          </table:table-cell>
          <table:table-cell table:number-columns-repeated="3"/>
          <table:table-cell table:formula="of:=IF([.A39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398]*(1-[.A398])" office:value-type="float" office:value="0.71790831053212" calcext:value-type="float">
            <text:p>0,7179083105</text:p>
          </table:table-cell>
          <table:table-cell table:number-columns-repeated="3"/>
          <table:table-cell table:formula="of:=IF([.A39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399]*(1-[.A399])" office:value-type="float" office:value="0.810063872804148" calcext:value-type="float">
            <text:p>0,8100638728</text:p>
          </table:table-cell>
          <table:table-cell table:number-columns-repeated="3"/>
          <table:table-cell table:formula="of:=IF([.A40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00]*(1-[.A400])" office:value-type="float" office:value="0.615441579126772" calcext:value-type="float">
            <text:p>0,6154415791</text:p>
          </table:table-cell>
          <table:table-cell table:number-columns-repeated="3"/>
          <table:table-cell table:formula="of:=IF([.A40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01]*(1-[.A401])" office:value-type="float" office:value="0.946692967234869" calcext:value-type="float">
            <text:p>0,9466929672</text:p>
          </table:table-cell>
          <table:table-cell table:number-columns-repeated="3"/>
          <table:table-cell table:formula="of:=IF([.A40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02]*(1-[.A402])" office:value-type="float" office:value="0.201861572091632" calcext:value-type="float">
            <text:p>0,2018615721</text:p>
          </table:table-cell>
          <table:table-cell table:number-columns-repeated="3"/>
          <table:table-cell table:formula="of:=IF([.A40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03]*(1-[.A403])" office:value-type="float" office:value="0.644453911217306" calcext:value-type="float">
            <text:p>0,6444539112</text:p>
          </table:table-cell>
          <table:table-cell table:number-columns-repeated="3"/>
          <table:table-cell table:formula="of:=IF([.A40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04]*(1-[.A404])" office:value-type="float" office:value="0.91653227013609" calcext:value-type="float">
            <text:p>0,9165322701</text:p>
          </table:table-cell>
          <table:table-cell table:number-columns-repeated="3"/>
          <table:table-cell table:formula="of:=IF([.A40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05]*(1-[.A405])" office:value-type="float" office:value="0.306003471741101" calcext:value-type="float">
            <text:p>0,3060034717</text:p>
          </table:table-cell>
          <table:table-cell table:number-columns-repeated="3"/>
          <table:table-cell table:formula="of:=IF([.A40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06]*(1-[.A406])" office:value-type="float" office:value="0.849461388093976" calcext:value-type="float">
            <text:p>0,8494613881</text:p>
          </table:table-cell>
          <table:table-cell table:number-columns-repeated="3"/>
          <table:table-cell table:formula="of:=IF([.A40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07]*(1-[.A407])" office:value-type="float" office:value="0.511506952925725" calcext:value-type="float">
            <text:p>0,5115069529</text:p>
          </table:table-cell>
          <table:table-cell table:number-columns-repeated="3"/>
          <table:table-cell table:formula="of:=IF([.A40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08]*(1-[.A408])" office:value-type="float" office:value="0.999470360137461" calcext:value-type="float">
            <text:p>0,9994703601</text:p>
          </table:table-cell>
          <table:table-cell table:number-columns-repeated="3"/>
          <table:table-cell table:formula="of:=IF([.A40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09]*(1-[.A409])" office:value-type="float" office:value="0.00211743737662163" calcext:value-type="float">
            <text:p>0,0021174374</text:p>
          </table:table-cell>
          <table:table-cell table:number-columns-repeated="3"/>
          <table:table-cell table:formula="of:=IF([.A41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10]*(1-[.A410])" office:value-type="float" office:value="0.00845181534231088" calcext:value-type="float">
            <text:p>0,0084518153</text:p>
          </table:table-cell>
          <table:table-cell table:number-columns-repeated="3"/>
          <table:table-cell table:formula="of:=IF([.A41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11]*(1-[.A411])" office:value-type="float" office:value="0.0335215286389214" calcext:value-type="float">
            <text:p>0,0335215286</text:p>
          </table:table-cell>
          <table:table-cell table:number-columns-repeated="3"/>
          <table:table-cell table:formula="of:=IF([.A41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12]*(1-[.A412])" office:value-type="float" office:value="0.129591343026526" calcext:value-type="float">
            <text:p>0,129591343</text:p>
          </table:table-cell>
          <table:table-cell table:number-columns-repeated="3"/>
          <table:table-cell table:formula="of:=IF([.A41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13]*(1-[.A413])" office:value-type="float" office:value="0.451189707356428" calcext:value-type="float">
            <text:p>0,4511897074</text:p>
          </table:table-cell>
          <table:table-cell table:number-columns-repeated="3"/>
          <table:table-cell table:formula="of:=IF([.A41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14]*(1-[.A414])" office:value-type="float" office:value="0.990470221328195" calcext:value-type="float">
            <text:p>0,9904702213</text:p>
          </table:table-cell>
          <table:table-cell table:number-columns-repeated="3"/>
          <table:table-cell table:formula="of:=IF([.A41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15]*(1-[.A415])" office:value-type="float" office:value="0.0377558479610841" calcext:value-type="float">
            <text:p>0,037755848</text:p>
          </table:table-cell>
          <table:table-cell table:number-columns-repeated="3"/>
          <table:table-cell table:formula="of:=IF([.A41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16]*(1-[.A416])" office:value-type="float" office:value="0.145321375623294" calcext:value-type="float">
            <text:p>0,1453213756</text:p>
          </table:table-cell>
          <table:table-cell table:number-columns-repeated="3"/>
          <table:table-cell table:formula="of:=IF([.A41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17]*(1-[.A417])" office:value-type="float" office:value="0.496812293640991" calcext:value-type="float">
            <text:p>0,4968122936</text:p>
          </table:table-cell>
          <table:table-cell table:number-columns-repeated="3"/>
          <table:table-cell table:formula="of:=IF([.A41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18]*(1-[.A418])" office:value-type="float" office:value="0.999959354112675" calcext:value-type="float">
            <text:p>0,9999593541</text:p>
          </table:table-cell>
          <table:table-cell table:number-columns-repeated="3"/>
          <table:table-cell table:formula="of:=IF([.A41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19]*(1-[.A419])" office:value-type="float" office:value="0.000162576940948251" calcext:value-type="float">
            <text:p>0,0001625769</text:p>
          </table:table-cell>
          <table:table-cell table:number-columns-repeated="3"/>
          <table:table-cell table:formula="of:=IF([.A42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20]*(1-[.A420])" office:value-type="float" office:value="0.00065020203874609" calcext:value-type="float">
            <text:p>0,000650202</text:p>
          </table:table-cell>
          <table:table-cell table:number-columns-repeated="3"/>
          <table:table-cell table:formula="of:=IF([.A42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21]*(1-[.A421])" office:value-type="float" office:value="0.0025991171042196" calcext:value-type="float">
            <text:p>0,0025991171</text:p>
          </table:table-cell>
          <table:table-cell table:number-columns-repeated="3"/>
          <table:table-cell table:formula="of:=IF([.A42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22]*(1-[.A422])" office:value-type="float" office:value="0.0103694467779926" calcext:value-type="float">
            <text:p>0,0103694468</text:p>
          </table:table-cell>
          <table:table-cell table:number-columns-repeated="3"/>
          <table:table-cell table:formula="of:=IF([.A42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23]*(1-[.A423])" office:value-type="float" office:value="0.041047685406044" calcext:value-type="float">
            <text:p>0,0410476854</text:p>
          </table:table-cell>
          <table:table-cell table:number-columns-repeated="3"/>
          <table:table-cell table:formula="of:=IF([.A42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24]*(1-[.A424])" office:value-type="float" office:value="0.157451091715402" calcext:value-type="float">
            <text:p>0,1574510917</text:p>
          </table:table-cell>
          <table:table-cell table:number-columns-repeated="3"/>
          <table:table-cell table:formula="of:=IF([.A42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25]*(1-[.A425])" office:value-type="float" office:value="0.53064098173212" calcext:value-type="float">
            <text:p>0,5306409817</text:p>
          </table:table-cell>
          <table:table-cell table:number-columns-repeated="3"/>
          <table:table-cell table:formula="of:=IF([.A42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26]*(1-[.A426])" office:value-type="float" office:value="0.996244520953968" calcext:value-type="float">
            <text:p>0,996244521</text:p>
          </table:table-cell>
          <table:table-cell table:number-columns-repeated="3"/>
          <table:table-cell table:formula="of:=IF([.A42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27]*(1-[.A427])" office:value-type="float" office:value="0.0149655016926687" calcext:value-type="float">
            <text:p>0,0149655017</text:p>
          </table:table-cell>
          <table:table-cell table:number-columns-repeated="3"/>
          <table:table-cell table:formula="of:=IF([.A42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28]*(1-[.A428])" office:value-type="float" office:value="0.0589661418070215" calcext:value-type="float">
            <text:p>0,0589661418</text:p>
          </table:table-cell>
          <table:table-cell table:number-columns-repeated="3"/>
          <table:table-cell table:formula="of:=IF([.A42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29]*(1-[.A429])" office:value-type="float" office:value="0.221956543709663" calcext:value-type="float">
            <text:p>0,2219565437</text:p>
          </table:table-cell>
          <table:table-cell table:number-columns-repeated="3"/>
          <table:table-cell table:formula="of:=IF([.A43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30]*(1-[.A430])" office:value-type="float" office:value="0.690767345656494" calcext:value-type="float">
            <text:p>0,6907673457</text:p>
          </table:table-cell>
          <table:table-cell table:number-columns-repeated="3"/>
          <table:table-cell table:formula="of:=IF([.A43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31]*(1-[.A431])" office:value-type="float" office:value="0.854431279324703" calcext:value-type="float">
            <text:p>0,8544312793</text:p>
          </table:table-cell>
          <table:table-cell table:number-columns-repeated="3"/>
          <table:table-cell table:formula="of:=IF([.A43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32]*(1-[.A432])" office:value-type="float" office:value="0.497513872945017" calcext:value-type="float">
            <text:p>0,4975138729</text:p>
          </table:table-cell>
          <table:table-cell table:number-columns-repeated="3"/>
          <table:table-cell table:formula="of:=IF([.A43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33]*(1-[.A433])" office:value-type="float" office:value="0.999975276689066" calcext:value-type="float">
            <text:p>0,9999752767</text:p>
          </table:table-cell>
          <table:table-cell table:number-columns-repeated="3"/>
          <table:table-cell table:formula="of:=IF([.A43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34]*(1-[.A434])" office:value-type="float" office:value="0.0000988907987682721" calcext:value-type="float">
            <text:p>9,88907987682721E-005</text:p>
          </table:table-cell>
          <table:table-cell table:number-columns-repeated="3"/>
          <table:table-cell table:formula="of:=IF([.A43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35]*(1-[.A435])" office:value-type="float" office:value="0.000395524077512764" calcext:value-type="float">
            <text:p>0,0003955241</text:p>
          </table:table-cell>
          <table:table-cell table:number-columns-repeated="3"/>
          <table:table-cell table:formula="of:=IF([.A43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36]*(1-[.A436])" office:value-type="float" office:value="0.00158147055286749" calcext:value-type="float">
            <text:p>0,0015814706</text:p>
          </table:table-cell>
          <table:table-cell table:number-columns-repeated="3"/>
          <table:table-cell table:formula="of:=IF([.A43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37]*(1-[.A437])" office:value-type="float" office:value="0.0063158780150316" calcext:value-type="float">
            <text:p>0,006315878</text:p>
          </table:table-cell>
          <table:table-cell table:number-columns-repeated="3"/>
          <table:table-cell table:formula="of:=IF([.A43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38]*(1-[.A438])" office:value-type="float" office:value="0.0251039507997234" calcext:value-type="float">
            <text:p>0,0251039508</text:p>
          </table:table-cell>
          <table:table-cell table:number-columns-repeated="3"/>
          <table:table-cell table:formula="of:=IF([.A43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39]*(1-[.A439])" office:value-type="float" office:value="0.0978949698158738" calcext:value-type="float">
            <text:p>0,0978949698</text:p>
          </table:table-cell>
          <table:table-cell table:number-columns-repeated="3"/>
          <table:table-cell table:formula="of:=IF([.A44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40]*(1-[.A440])" office:value-type="float" office:value="0.353246178802492" calcext:value-type="float">
            <text:p>0,3532461788</text:p>
          </table:table-cell>
          <table:table-cell table:number-columns-repeated="3"/>
          <table:table-cell table:formula="of:=IF([.A44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41]*(1-[.A441])" office:value-type="float" office:value="0.913853263855719" calcext:value-type="float">
            <text:p>0,9138532639</text:p>
          </table:table-cell>
          <table:table-cell table:number-columns-repeated="3"/>
          <table:table-cell table:formula="of:=IF([.A44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42]*(1-[.A442])" office:value-type="float" office:value="0.314901903983874" calcext:value-type="float">
            <text:p>0,314901904</text:p>
          </table:table-cell>
          <table:table-cell table:number-columns-repeated="3"/>
          <table:table-cell table:formula="of:=IF([.A44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43]*(1-[.A443])" office:value-type="float" office:value="0.86295477940482" calcext:value-type="float">
            <text:p>0,8629547794</text:p>
          </table:table-cell>
          <table:table-cell table:number-columns-repeated="3"/>
          <table:table-cell table:formula="of:=IF([.A44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44]*(1-[.A444])" office:value-type="float" office:value="0.473055312428793" calcext:value-type="float">
            <text:p>0,4730553124</text:p>
          </table:table-cell>
          <table:table-cell table:number-columns-repeated="3"/>
          <table:table-cell table:formula="of:=IF([.A44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45]*(1-[.A445])" office:value-type="float" office:value="0.99709593524676" calcext:value-type="float">
            <text:p>0,9970959352</text:p>
          </table:table-cell>
          <table:table-cell table:number-columns-repeated="3"/>
          <table:table-cell table:formula="of:=IF([.A44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46]*(1-[.A446])" office:value-type="float" office:value="0.0115825246445947" calcext:value-type="float">
            <text:p>0,0115825246</text:p>
          </table:table-cell>
          <table:table-cell table:number-columns-repeated="3"/>
          <table:table-cell table:formula="of:=IF([.A44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47]*(1-[.A447])" office:value-type="float" office:value="0.0457934790698081" calcext:value-type="float">
            <text:p>0,0457934791</text:p>
          </table:table-cell>
          <table:table-cell table:number-columns-repeated="3"/>
          <table:table-cell table:formula="of:=IF([.A44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48]*(1-[.A448])" office:value-type="float" office:value="0.174785745377965" calcext:value-type="float">
            <text:p>0,1747857454</text:p>
          </table:table-cell>
          <table:table-cell table:number-columns-repeated="3"/>
          <table:table-cell table:formula="of:=IF([.A44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49]*(1-[.A449])" office:value-type="float" office:value="0.576942754362536" calcext:value-type="float">
            <text:p>0,5769427544</text:p>
          </table:table-cell>
          <table:table-cell table:number-columns-repeated="3"/>
          <table:table-cell table:formula="of:=IF([.A45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50]*(1-[.A450])" office:value-type="float" office:value="0.976319250204426" calcext:value-type="float">
            <text:p>0,9763192502</text:p>
          </table:table-cell>
          <table:table-cell table:number-columns-repeated="3"/>
          <table:table-cell table:formula="of:=IF([.A45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51]*(1-[.A451])" office:value-type="float" office:value="0.0924798875387741" calcext:value-type="float">
            <text:p>0,0924798875</text:p>
          </table:table-cell>
          <table:table-cell table:number-columns-repeated="3"/>
          <table:table-cell table:formula="of:=IF([.A45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52]*(1-[.A452])" office:value-type="float" office:value="0.335709431758359" calcext:value-type="float">
            <text:p>0,3357094318</text:p>
          </table:table-cell>
          <table:table-cell table:number-columns-repeated="3"/>
          <table:table-cell table:formula="of:=IF([.A45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53]*(1-[.A453])" office:value-type="float" office:value="0.892034436747355" calcext:value-type="float">
            <text:p>0,8920344367</text:p>
          </table:table-cell>
          <table:table-cell table:number-columns-repeated="3"/>
          <table:table-cell table:formula="of:=IF([.A45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54]*(1-[.A454])" office:value-type="float" office:value="0.385236001616736" calcext:value-type="float">
            <text:p>0,3852360016</text:p>
          </table:table-cell>
          <table:table-cell table:number-columns-repeated="3"/>
          <table:table-cell table:formula="of:=IF([.A45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55]*(1-[.A455])" office:value-type="float" office:value="0.947316898700345" calcext:value-type="float">
            <text:p>0,9473168987</text:p>
          </table:table-cell>
          <table:table-cell table:number-columns-repeated="3"/>
          <table:table-cell table:formula="of:=IF([.A45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56]*(1-[.A456])" office:value-type="float" office:value="0.199630368548421" calcext:value-type="float">
            <text:p>0,1996303685</text:p>
          </table:table-cell>
          <table:table-cell table:number-columns-repeated="3"/>
          <table:table-cell table:formula="of:=IF([.A45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57]*(1-[.A457])" office:value-type="float" office:value="0.63911233800657" calcext:value-type="float">
            <text:p>0,639112338</text:p>
          </table:table-cell>
          <table:table-cell table:number-columns-repeated="3"/>
          <table:table-cell table:formula="of:=IF([.A45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58]*(1-[.A458])" office:value-type="float" office:value="0.922591029657383" calcext:value-type="float">
            <text:p>0,9225910297</text:p>
          </table:table-cell>
          <table:table-cell table:number-columns-repeated="3"/>
          <table:table-cell table:formula="of:=IF([.A45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59]*(1-[.A459])" office:value-type="float" office:value="0.285667286612451" calcext:value-type="float">
            <text:p>0,2856672866</text:p>
          </table:table-cell>
          <table:table-cell table:number-columns-repeated="3"/>
          <table:table-cell table:formula="of:=IF([.A46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60]*(1-[.A460])" office:value-type="float" office:value="0.816245951887723" calcext:value-type="float">
            <text:p>0,8162459519</text:p>
          </table:table-cell>
          <table:table-cell table:number-columns-repeated="3"/>
          <table:table-cell table:formula="of:=IF([.A46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61]*(1-[.A461])" office:value-type="float" office:value="0.599953991658512" calcext:value-type="float">
            <text:p>0,5999539917</text:p>
          </table:table-cell>
          <table:table-cell table:number-columns-repeated="3"/>
          <table:table-cell table:formula="of:=IF([.A46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62]*(1-[.A462])" office:value-type="float" office:value="0.96003679820612" calcext:value-type="float">
            <text:p>0,9600367982</text:p>
          </table:table-cell>
          <table:table-cell table:number-columns-repeated="3"/>
          <table:table-cell table:formula="of:=IF([.A46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63]*(1-[.A463])" office:value-type="float" office:value="0.153464577185046" calcext:value-type="float">
            <text:p>0,1534645772</text:p>
          </table:table-cell>
          <table:table-cell table:number-columns-repeated="3"/>
          <table:table-cell table:formula="of:=IF([.A46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64]*(1-[.A464])" office:value-type="float" office:value="0.519652802937844" calcext:value-type="float">
            <text:p>0,5196528029</text:p>
          </table:table-cell>
          <table:table-cell table:number-columns-repeated="3"/>
          <table:table-cell table:formula="of:=IF([.A46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65]*(1-[.A465])" office:value-type="float" office:value="0.998455069346745" calcext:value-type="float">
            <text:p>0,9984550693</text:p>
          </table:table-cell>
          <table:table-cell table:number-columns-repeated="3"/>
          <table:table-cell table:formula="of:=IF([.A46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66]*(1-[.A466])" office:value-type="float" office:value="0.00617017537012611" calcext:value-type="float">
            <text:p>0,0061701754</text:p>
          </table:table-cell>
          <table:table-cell table:number-columns-repeated="3"/>
          <table:table-cell table:formula="of:=IF([.A46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67]*(1-[.A467])" office:value-type="float" office:value="0.024528417224112" calcext:value-type="float">
            <text:p>0,0245284172</text:p>
          </table:table-cell>
          <table:table-cell table:number-columns-repeated="3"/>
          <table:table-cell table:formula="of:=IF([.A46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68]*(1-[.A468])" office:value-type="float" office:value="0.0957070958903675" calcext:value-type="float">
            <text:p>0,0957070959</text:p>
          </table:table-cell>
          <table:table-cell table:number-columns-repeated="3"/>
          <table:table-cell table:formula="of:=IF([.A46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69]*(1-[.A469])" office:value-type="float" office:value="0.346188990746398" calcext:value-type="float">
            <text:p>0,3461889907</text:p>
          </table:table-cell>
          <table:table-cell table:number-columns-repeated="3"/>
          <table:table-cell table:formula="of:=IF([.A47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70]*(1-[.A470])" office:value-type="float" office:value="0.905368693729554" calcext:value-type="float">
            <text:p>0,9053686937</text:p>
          </table:table-cell>
          <table:table-cell table:number-columns-repeated="3"/>
          <table:table-cell table:formula="of:=IF([.A47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71]*(1-[.A471])" office:value-type="float" office:value="0.342704888575981" calcext:value-type="float">
            <text:p>0,3427048886</text:p>
          </table:table-cell>
          <table:table-cell table:number-columns-repeated="3"/>
          <table:table-cell table:formula="of:=IF([.A47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72]*(1-[.A472])" office:value-type="float" office:value="0.901032991688422" calcext:value-type="float">
            <text:p>0,9010329917</text:p>
          </table:table-cell>
          <table:table-cell table:number-columns-repeated="3"/>
          <table:table-cell table:formula="of:=IF([.A47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73]*(1-[.A473])" office:value-type="float" office:value="0.356690158309735" calcext:value-type="float">
            <text:p>0,3566901583</text:p>
          </table:table-cell>
          <table:table-cell table:number-columns-repeated="3"/>
          <table:table-cell table:formula="of:=IF([.A47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74]*(1-[.A474])" office:value-type="float" office:value="0.917849157098845" calcext:value-type="float">
            <text:p>0,9178491571</text:p>
          </table:table-cell>
          <table:table-cell table:number-columns-repeated="3"/>
          <table:table-cell table:formula="of:=IF([.A47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75]*(1-[.A475])" office:value-type="float" office:value="0.301608327647138" calcext:value-type="float">
            <text:p>0,3016083276</text:p>
          </table:table-cell>
          <table:table-cell table:number-columns-repeated="3"/>
          <table:table-cell table:formula="of:=IF([.A47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76]*(1-[.A476])" office:value-type="float" office:value="0.842562977364139" calcext:value-type="float">
            <text:p>0,8425629774</text:p>
          </table:table-cell>
          <table:table-cell table:number-columns-repeated="3"/>
          <table:table-cell table:formula="of:=IF([.A47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77]*(1-[.A477])" office:value-type="float" office:value="0.530602426157667" calcext:value-type="float">
            <text:p>0,5306024262</text:p>
          </table:table-cell>
          <table:table-cell table:number-columns-repeated="3"/>
          <table:table-cell table:formula="of:=IF([.A47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78]*(1-[.A478])" office:value-type="float" office:value="0.996253966053058" calcext:value-type="float">
            <text:p>0,9962539661</text:p>
          </table:table-cell>
          <table:table-cell table:number-columns-repeated="3"/>
          <table:table-cell table:formula="of:=IF([.A47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79]*(1-[.A479])" office:value-type="float" office:value="0.0149280047064404" calcext:value-type="float">
            <text:p>0,0149280047</text:p>
          </table:table-cell>
          <table:table-cell table:number-columns-repeated="3"/>
          <table:table-cell table:formula="of:=IF([.A48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80]*(1-[.A480])" office:value-type="float" office:value="0.0588206375276994" calcext:value-type="float">
            <text:p>0,0588206375</text:p>
          </table:table-cell>
          <table:table-cell table:number-columns-repeated="3"/>
          <table:table-cell table:formula="of:=IF([.A48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81]*(1-[.A481])" office:value-type="float" office:value="0.221443080514138" calcext:value-type="float">
            <text:p>0,2214430805</text:p>
          </table:table-cell>
          <table:table-cell table:number-columns-repeated="3"/>
          <table:table-cell table:formula="of:=IF([.A48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82]*(1-[.A482])" office:value-type="float" office:value="0.689624170426187" calcext:value-type="float">
            <text:p>0,6896241704</text:p>
          </table:table-cell>
          <table:table-cell table:number-columns-repeated="3"/>
          <table:table-cell table:formula="of:=IF([.A48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83]*(1-[.A483])" office:value-type="float" office:value="0.856170695960721" calcext:value-type="float">
            <text:p>0,856170696</text:p>
          </table:table-cell>
          <table:table-cell table:number-columns-repeated="3"/>
          <table:table-cell table:formula="of:=IF([.A48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84]*(1-[.A484])" office:value-type="float" office:value="0.492569741355422" calcext:value-type="float">
            <text:p>0,4925697414</text:p>
          </table:table-cell>
          <table:table-cell table:number-columns-repeated="3"/>
          <table:table-cell table:formula="of:=IF([.A48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85]*(1-[.A485])" office:value-type="float" office:value="0.999779165025899" calcext:value-type="float">
            <text:p>0,999779165</text:p>
          </table:table-cell>
          <table:table-cell table:number-columns-repeated="3"/>
          <table:table-cell table:formula="of:=IF([.A48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86]*(1-[.A486])" office:value-type="float" office:value="0.000883144824061622" calcext:value-type="float">
            <text:p>0,0008831448</text:p>
          </table:table-cell>
          <table:table-cell table:number-columns-repeated="3"/>
          <table:table-cell table:formula="of:=IF([.A48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87]*(1-[.A487])" office:value-type="float" office:value="0.00352945951712542" calcext:value-type="float">
            <text:p>0,0035294595</text:p>
          </table:table-cell>
          <table:table-cell table:number-columns-repeated="3"/>
          <table:table-cell table:formula="of:=IF([.A48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88]*(1-[.A488])" office:value-type="float" office:value="0.0140680097305696" calcext:value-type="float">
            <text:p>0,0140680097</text:p>
          </table:table-cell>
          <table:table-cell table:number-columns-repeated="3"/>
          <table:table-cell table:formula="of:=IF([.A48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89]*(1-[.A489])" office:value-type="float" office:value="0.0554804033311607" calcext:value-type="float">
            <text:p>0,0554804033</text:p>
          </table:table-cell>
          <table:table-cell table:number-columns-repeated="3"/>
          <table:table-cell table:formula="of:=IF([.A49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90]*(1-[.A490])" office:value-type="float" office:value="0.20960931270949" calcext:value-type="float">
            <text:p>0,2096093127</text:p>
          </table:table-cell>
          <table:table-cell table:number-columns-repeated="3"/>
          <table:table-cell table:formula="of:=IF([.A49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91]*(1-[.A491])" office:value-type="float" office:value="0.66269299493978" calcext:value-type="float">
            <text:p>0,6626929949</text:p>
          </table:table-cell>
          <table:table-cell table:number-columns-repeated="3"/>
          <table:table-cell table:formula="of:=IF([.A49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92]*(1-[.A492])" office:value-type="float" office:value="0.894123957590099" calcext:value-type="float">
            <text:p>0,8941239576</text:p>
          </table:table-cell>
          <table:table-cell table:number-columns-repeated="3"/>
          <table:table-cell table:formula="of:=IF([.A49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93]*(1-[.A493])" office:value-type="float" office:value="0.378665224214072" calcext:value-type="float">
            <text:p>0,3786652242</text:p>
          </table:table-cell>
          <table:table-cell table:number-columns-repeated="3"/>
          <table:table-cell table:formula="of:=IF([.A49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94]*(1-[.A494])" office:value-type="float" office:value="0.941111488739914" calcext:value-type="float">
            <text:p>0,9411114887</text:p>
          </table:table-cell>
          <table:table-cell table:number-columns-repeated="3"/>
          <table:table-cell table:formula="of:=IF([.A49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95]*(1-[.A495])" office:value-type="float" office:value="0.221682618006625" calcext:value-type="float">
            <text:p>0,221682618</text:p>
          </table:table-cell>
          <table:table-cell table:number-columns-repeated="3"/>
          <table:table-cell table:formula="of:=IF([.A49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96]*(1-[.A496])" office:value-type="float" office:value="0.690157739521416" calcext:value-type="float">
            <text:p>0,6901577395</text:p>
          </table:table-cell>
          <table:table-cell table:number-columns-repeated="3"/>
          <table:table-cell table:formula="of:=IF([.A49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97]*(1-[.A497])" office:value-type="float" office:value="0.855360136400421" calcext:value-type="float">
            <text:p>0,8553601364</text:p>
          </table:table-cell>
          <table:table-cell table:number-columns-repeated="3"/>
          <table:table-cell table:formula="of:=IF([.A49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498]*(1-[.A498])" office:value-type="float" office:value="0.494876693829895" calcext:value-type="float">
            <text:p>0,4948766938</text:p>
          </table:table-cell>
          <table:table-cell table:number-columns-repeated="3"/>
          <table:table-cell table:formula="of:=IF([.A49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499]*(1-[.A499])" office:value-type="float" office:value="0.999895006935549" calcext:value-type="float">
            <text:p>0,9998950069</text:p>
          </table:table-cell>
          <table:table-cell table:number-columns-repeated="3"/>
          <table:table-cell table:formula="of:=IF([.A50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00]*(1-[.A500])" office:value-type="float" office:value="0.00041992816362744" calcext:value-type="float">
            <text:p>0,0004199282</text:p>
          </table:table-cell>
          <table:table-cell table:number-columns-repeated="3"/>
          <table:table-cell table:formula="of:=IF([.A50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01]*(1-[.A501])" office:value-type="float" office:value="0.00167900729585933" calcext:value-type="float">
            <text:p>0,0016790073</text:p>
          </table:table-cell>
          <table:table-cell table:number-columns-repeated="3"/>
          <table:table-cell table:formula="of:=IF([.A50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02]*(1-[.A502])" office:value-type="float" office:value="0.00670475292143912" calcext:value-type="float">
            <text:p>0,0067047529</text:p>
          </table:table-cell>
          <table:table-cell table:number-columns-repeated="3"/>
          <table:table-cell table:formula="of:=IF([.A50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03]*(1-[.A503])" office:value-type="float" office:value="0.0266391968388063" calcext:value-type="float">
            <text:p>0,0266391968</text:p>
          </table:table-cell>
          <table:table-cell table:number-columns-repeated="3"/>
          <table:table-cell table:formula="of:=IF([.A50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04]*(1-[.A504])" office:value-type="float" office:value="0.103718200122359" calcext:value-type="float">
            <text:p>0,1037182001</text:p>
          </table:table-cell>
          <table:table-cell table:number-columns-repeated="3"/>
          <table:table-cell table:formula="of:=IF([.A50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05]*(1-[.A505])" office:value-type="float" office:value="0.371842940342948" calcext:value-type="float">
            <text:p>0,3718429403</text:p>
          </table:table-cell>
          <table:table-cell table:number-columns-repeated="3"/>
          <table:table-cell table:formula="of:=IF([.A50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06]*(1-[.A506])" office:value-type="float" office:value="0.934303072240235" calcext:value-type="float">
            <text:p>0,9343030722</text:p>
          </table:table-cell>
          <table:table-cell table:number-columns-repeated="3"/>
          <table:table-cell table:formula="of:=IF([.A50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07]*(1-[.A507])" office:value-type="float" office:value="0.245523365770773" calcext:value-type="float">
            <text:p>0,2455233658</text:p>
          </table:table-cell>
          <table:table-cell table:number-columns-repeated="3"/>
          <table:table-cell table:formula="of:=IF([.A50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08]*(1-[.A508])" office:value-type="float" office:value="0.740966570525457" calcext:value-type="float">
            <text:p>0,7409665705</text:p>
          </table:table-cell>
          <table:table-cell table:number-columns-repeated="3"/>
          <table:table-cell table:formula="of:=IF([.A50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09]*(1-[.A509])" office:value-type="float" office:value="0.767740447556799" calcext:value-type="float">
            <text:p>0,7677404476</text:p>
          </table:table-cell>
          <table:table-cell table:number-columns-repeated="3"/>
          <table:table-cell table:formula="of:=IF([.A51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10]*(1-[.A510])" office:value-type="float" office:value="0.71326021096834" calcext:value-type="float">
            <text:p>0,713260211</text:p>
          </table:table-cell>
          <table:table-cell table:number-columns-repeated="3"/>
          <table:table-cell table:formula="of:=IF([.A51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11]*(1-[.A511])" office:value-type="float" office:value="0.818080329670957" calcext:value-type="float">
            <text:p>0,8180803297</text:p>
          </table:table-cell>
          <table:table-cell table:number-columns-repeated="3"/>
          <table:table-cell table:formula="of:=IF([.A51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12]*(1-[.A512])" office:value-type="float" office:value="0.595299615505661" calcext:value-type="float">
            <text:p>0,5952996155</text:p>
          </table:table-cell>
          <table:table-cell table:number-columns-repeated="3"/>
          <table:table-cell table:formula="of:=IF([.A51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13]*(1-[.A513])" office:value-type="float" office:value="0.963671933137893" calcext:value-type="float">
            <text:p>0,9636719331</text:p>
          </table:table-cell>
          <table:table-cell table:number-columns-repeated="3"/>
          <table:table-cell table:formula="of:=IF([.A51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14]*(1-[.A514])" office:value-type="float" office:value="0.140033353680678" calcext:value-type="float">
            <text:p>0,1400333537</text:p>
          </table:table-cell>
          <table:table-cell table:number-columns-repeated="3"/>
          <table:table-cell table:formula="of:=IF([.A51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15]*(1-[.A515])" office:value-type="float" office:value="0.481696054150479" calcext:value-type="float">
            <text:p>0,4816960542</text:p>
          </table:table-cell>
          <table:table-cell table:number-columns-repeated="3"/>
          <table:table-cell table:formula="of:=IF([.A51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16]*(1-[.A516])" office:value-type="float" office:value="0.998659862265351" calcext:value-type="float">
            <text:p>0,9986598623</text:p>
          </table:table-cell>
          <table:table-cell table:number-columns-repeated="3"/>
          <table:table-cell table:formula="of:=IF([.A51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17]*(1-[.A517])" office:value-type="float" office:value="0.00535336706200346" calcext:value-type="float">
            <text:p>0,0053533671</text:p>
          </table:table-cell>
          <table:table-cell table:number-columns-repeated="3"/>
          <table:table-cell table:formula="of:=IF([.A51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18]*(1-[.A518])" office:value-type="float" office:value="0.0212988340924117" calcext:value-type="float">
            <text:p>0,0212988341</text:p>
          </table:table-cell>
          <table:table-cell table:number-columns-repeated="3"/>
          <table:table-cell table:formula="of:=IF([.A51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19]*(1-[.A519])" office:value-type="float" office:value="0.0833807750348624" calcext:value-type="float">
            <text:p>0,083380775</text:p>
          </table:table-cell>
          <table:table-cell table:number-columns-repeated="3"/>
          <table:table-cell table:formula="of:=IF([.A52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20]*(1-[.A520])" office:value-type="float" office:value="0.305713685557792" calcext:value-type="float">
            <text:p>0,3057136856</text:p>
          </table:table-cell>
          <table:table-cell table:number-columns-repeated="3"/>
          <table:table-cell table:formula="of:=IF([.A52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21]*(1-[.A521])" office:value-type="float" office:value="0.849011312081854" calcext:value-type="float">
            <text:p>0,8490113121</text:p>
          </table:table-cell>
          <table:table-cell table:number-columns-repeated="3"/>
          <table:table-cell table:formula="of:=IF([.A52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22]*(1-[.A522])" office:value-type="float" office:value="0.51276441615561" calcext:value-type="float">
            <text:p>0,5127644162</text:p>
          </table:table-cell>
          <table:table-cell table:number-columns-repeated="3"/>
          <table:table-cell table:formula="of:=IF([.A52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23]*(1-[.A523])" office:value-type="float" office:value="0.999348278720825" calcext:value-type="float">
            <text:p>0,9993482787</text:p>
          </table:table-cell>
          <table:table-cell table:number-columns-repeated="3"/>
          <table:table-cell table:formula="of:=IF([.A52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24]*(1-[.A524])" office:value-type="float" office:value="0.00260518615419491" calcext:value-type="float">
            <text:p>0,0026051862</text:p>
          </table:table-cell>
          <table:table-cell table:number-columns-repeated="3"/>
          <table:table-cell table:formula="of:=IF([.A52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25]*(1-[.A525])" office:value-type="float" office:value="0.0103935966371876" calcext:value-type="float">
            <text:p>0,0103935966</text:p>
          </table:table-cell>
          <table:table-cell table:number-columns-repeated="3"/>
          <table:table-cell table:formula="of:=IF([.A52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26]*(1-[.A526])" office:value-type="float" office:value="0.0411422791445241" calcext:value-type="float">
            <text:p>0,0411422791</text:p>
          </table:table-cell>
          <table:table-cell table:number-columns-repeated="3"/>
          <table:table-cell table:formula="of:=IF([.A52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27]*(1-[.A527])" office:value-type="float" office:value="0.157798368045273" calcext:value-type="float">
            <text:p>0,157798368</text:p>
          </table:table-cell>
          <table:table-cell table:number-columns-repeated="3"/>
          <table:table-cell table:formula="of:=IF([.A52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28]*(1-[.A528])" office:value-type="float" office:value="0.531592172350085" calcext:value-type="float">
            <text:p>0,5315921724</text:p>
          </table:table-cell>
          <table:table-cell table:number-columns-repeated="3"/>
          <table:table-cell table:formula="of:=IF([.A52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29]*(1-[.A529])" office:value-type="float" office:value="0.99600773858481" calcext:value-type="float">
            <text:p>0,9960077386</text:p>
          </table:table-cell>
          <table:table-cell table:number-columns-repeated="3"/>
          <table:table-cell table:formula="of:=IF([.A53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30]*(1-[.A530])" office:value-type="float" office:value="0.0159052930559313" calcext:value-type="float">
            <text:p>0,0159052931</text:p>
          </table:table-cell>
          <table:table-cell table:number-columns-repeated="3"/>
          <table:table-cell table:formula="of:=IF([.A53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31]*(1-[.A531])" office:value-type="float" office:value="0.0626092588349451" calcext:value-type="float">
            <text:p>0,0626092588</text:p>
          </table:table-cell>
          <table:table-cell table:number-columns-repeated="3"/>
          <table:table-cell table:formula="of:=IF([.A53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32]*(1-[.A532])" office:value-type="float" office:value="0.234757358172336" calcext:value-type="float">
            <text:p>0,2347573582</text:p>
          </table:table-cell>
          <table:table-cell table:number-columns-repeated="3"/>
          <table:table-cell table:formula="of:=IF([.A53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33]*(1-[.A533])" office:value-type="float" office:value="0.718585363825125" calcext:value-type="float">
            <text:p>0,7185853638</text:p>
          </table:table-cell>
          <table:table-cell table:number-columns-repeated="3"/>
          <table:table-cell table:formula="of:=IF([.A53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34]*(1-[.A534])" office:value-type="float" office:value="0.80888175488575" calcext:value-type="float">
            <text:p>0,8088817549</text:p>
          </table:table-cell>
          <table:table-cell table:number-columns-repeated="3"/>
          <table:table-cell table:formula="of:=IF([.A53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35]*(1-[.A535])" office:value-type="float" office:value="0.618368245994797" calcext:value-type="float">
            <text:p>0,618368246</text:p>
          </table:table-cell>
          <table:table-cell table:number-columns-repeated="3"/>
          <table:table-cell table:formula="of:=IF([.A53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36]*(1-[.A536])" office:value-type="float" office:value="0.943955833360461" calcext:value-type="float">
            <text:p>0,9439558334</text:p>
          </table:table-cell>
          <table:table-cell table:number-columns-repeated="3"/>
          <table:table-cell table:formula="of:=IF([.A53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37]*(1-[.A537])" office:value-type="float" office:value="0.211612872100876" calcext:value-type="float">
            <text:p>0,2116128721</text:p>
          </table:table-cell>
          <table:table-cell table:number-columns-repeated="3"/>
          <table:table-cell table:formula="of:=IF([.A53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38]*(1-[.A538])" office:value-type="float" office:value="0.667331457848376" calcext:value-type="float">
            <text:p>0,6673314578</text:p>
          </table:table-cell>
          <table:table-cell table:number-columns-repeated="3"/>
          <table:table-cell table:formula="of:=IF([.A53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39]*(1-[.A539])" office:value-type="float" office:value="0.888000732857348" calcext:value-type="float">
            <text:p>0,8880007329</text:p>
          </table:table-cell>
          <table:table-cell table:number-columns-repeated="3"/>
          <table:table-cell table:formula="of:=IF([.A54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40]*(1-[.A540])" office:value-type="float" office:value="0.397821725208643" calcext:value-type="float">
            <text:p>0,3978217252</text:p>
          </table:table-cell>
          <table:table-cell table:number-columns-repeated="3"/>
          <table:table-cell table:formula="of:=IF([.A54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41]*(1-[.A541])" office:value-type="float" office:value="0.958238400642648" calcext:value-type="float">
            <text:p>0,9582384006</text:p>
          </table:table-cell>
          <table:table-cell table:number-columns-repeated="3"/>
          <table:table-cell table:formula="of:=IF([.A54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42]*(1-[.A542])" office:value-type="float" office:value="0.160070272705874" calcext:value-type="float">
            <text:p>0,1600702727</text:p>
          </table:table-cell>
          <table:table-cell table:number-columns-repeated="3"/>
          <table:table-cell table:formula="of:=IF([.A54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43]*(1-[.A543])" office:value-type="float" office:value="0.537791122006964" calcext:value-type="float">
            <text:p>0,537791122</text:p>
          </table:table-cell>
          <table:table-cell table:number-columns-repeated="3"/>
          <table:table-cell table:formula="of:=IF([.A54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44]*(1-[.A544])" office:value-type="float" office:value="0.994287324389819" calcext:value-type="float">
            <text:p>0,9942873244</text:p>
          </table:table-cell>
          <table:table-cell table:number-columns-repeated="3"/>
          <table:table-cell table:formula="of:=IF([.A54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45]*(1-[.A545])" office:value-type="float" office:value="0.0227201637902152" calcext:value-type="float">
            <text:p>0,0227201638</text:p>
          </table:table-cell>
          <table:table-cell table:number-columns-repeated="3"/>
          <table:table-cell table:formula="of:=IF([.A54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46]*(1-[.A546])" office:value-type="float" office:value="0.0888158317902441" calcext:value-type="float">
            <text:p>0,0888158318</text:p>
          </table:table-cell>
          <table:table-cell table:number-columns-repeated="3"/>
          <table:table-cell table:formula="of:=IF([.A54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47]*(1-[.A547])" office:value-type="float" office:value="0.323710319254604" calcext:value-type="float">
            <text:p>0,3237103193</text:p>
          </table:table-cell>
          <table:table-cell table:number-columns-repeated="3"/>
          <table:table-cell table:formula="of:=IF([.A54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48]*(1-[.A548])" office:value-type="float" office:value="0.875687793850746" calcext:value-type="float">
            <text:p>0,8756877939</text:p>
          </table:table-cell>
          <table:table-cell table:number-columns-repeated="3"/>
          <table:table-cell table:formula="of:=IF([.A54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49]*(1-[.A549])" office:value-type="float" office:value="0.435434726206237" calcext:value-type="float">
            <text:p>0,4354347262</text:p>
          </table:table-cell>
          <table:table-cell table:number-columns-repeated="3"/>
          <table:table-cell table:formula="of:=IF([.A55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50]*(1-[.A550])" office:value-type="float" office:value="0.983325301679746" calcext:value-type="float">
            <text:p>0,9833253017</text:p>
          </table:table-cell>
          <table:table-cell table:number-columns-repeated="3"/>
          <table:table-cell table:formula="of:=IF([.A55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51]*(1-[.A551])" office:value-type="float" office:value="0.0655866110247311" calcext:value-type="float">
            <text:p>0,065586611</text:p>
          </table:table-cell>
          <table:table-cell table:number-columns-repeated="3"/>
          <table:table-cell table:formula="of:=IF([.A55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52]*(1-[.A552])" office:value-type="float" office:value="0.245140029916087" calcext:value-type="float">
            <text:p>0,2451400299</text:p>
          </table:table-cell>
          <table:table-cell table:number-columns-repeated="3"/>
          <table:table-cell table:formula="of:=IF([.A55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53]*(1-[.A553])" office:value-type="float" office:value="0.740185582595307" calcext:value-type="float">
            <text:p>0,7401855826</text:p>
          </table:table-cell>
          <table:table-cell table:number-columns-repeated="3"/>
          <table:table-cell table:formula="of:=IF([.A55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54]*(1-[.A554])" office:value-type="float" office:value="0.769243543653411" calcext:value-type="float">
            <text:p>0,7692435437</text:p>
          </table:table-cell>
          <table:table-cell table:number-columns-repeated="3"/>
          <table:table-cell table:formula="of:=IF([.A55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55]*(1-[.A555])" office:value-type="float" office:value="0.710031656803815" calcext:value-type="float">
            <text:p>0,7100316568</text:p>
          </table:table-cell>
          <table:table-cell table:number-columns-repeated="3"/>
          <table:table-cell table:formula="of:=IF([.A55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56]*(1-[.A556])" office:value-type="float" office:value="0.823546812560978" calcext:value-type="float">
            <text:p>0,8235468126</text:p>
          </table:table-cell>
          <table:table-cell table:number-columns-repeated="3"/>
          <table:table-cell table:formula="of:=IF([.A55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57]*(1-[.A557])" office:value-type="float" office:value="0.581269840326525" calcext:value-type="float">
            <text:p>0,5812698403</text:p>
          </table:table-cell>
          <table:table-cell table:number-columns-repeated="3"/>
          <table:table-cell table:formula="of:=IF([.A55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58]*(1-[.A558])" office:value-type="float" office:value="0.973580852213205" calcext:value-type="float">
            <text:p>0,9735808522</text:p>
          </table:table-cell>
          <table:table-cell table:number-columns-repeated="3"/>
          <table:table-cell table:formula="of:=IF([.A55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59]*(1-[.A559])" office:value-type="float" office:value="0.10288470566806" calcext:value-type="float">
            <text:p>0,1028847057</text:p>
          </table:table-cell>
          <table:table-cell table:number-columns-repeated="3"/>
          <table:table-cell table:formula="of:=IF([.A56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60]*(1-[.A560])" office:value-type="float" office:value="0.369197772030627" calcext:value-type="float">
            <text:p>0,369197772</text:p>
          </table:table-cell>
          <table:table-cell table:number-columns-repeated="3"/>
          <table:table-cell table:formula="of:=IF([.A56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61]*(1-[.A561])" office:value-type="float" office:value="0.931563108632992" calcext:value-type="float">
            <text:p>0,9315631086</text:p>
          </table:table-cell>
          <table:table-cell table:number-columns-repeated="3"/>
          <table:table-cell table:formula="of:=IF([.A56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62]*(1-[.A562])" office:value-type="float" office:value="0.255013133068112" calcext:value-type="float">
            <text:p>0,2550131331</text:p>
          </table:table-cell>
          <table:table-cell table:number-columns-repeated="3"/>
          <table:table-cell table:formula="of:=IF([.A56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63]*(1-[.A563])" office:value-type="float" office:value="0.75992574012359" calcext:value-type="float">
            <text:p>0,7599257401</text:p>
          </table:table-cell>
          <table:table-cell table:number-columns-repeated="3"/>
          <table:table-cell table:formula="of:=IF([.A56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64]*(1-[.A564])" office:value-type="float" office:value="0.729754438484815" calcext:value-type="float">
            <text:p>0,7297544385</text:p>
          </table:table-cell>
          <table:table-cell table:number-columns-repeated="3"/>
          <table:table-cell table:formula="of:=IF([.A56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65]*(1-[.A565])" office:value-type="float" office:value="0.788851591986109" calcext:value-type="float">
            <text:p>0,788851592</text:p>
          </table:table-cell>
          <table:table-cell table:number-columns-repeated="3"/>
          <table:table-cell table:formula="of:=IF([.A56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66]*(1-[.A566])" office:value-type="float" office:value="0.666259031228362" calcext:value-type="float">
            <text:p>0,6662590312</text:p>
          </table:table-cell>
          <table:table-cell table:number-columns-repeated="3"/>
          <table:table-cell table:formula="of:=IF([.A56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67]*(1-[.A567])" office:value-type="float" office:value="0.889431738140027" calcext:value-type="float">
            <text:p>0,8894317381</text:p>
          </table:table-cell>
          <table:table-cell table:number-columns-repeated="3"/>
          <table:table-cell table:formula="of:=IF([.A56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68]*(1-[.A568])" office:value-type="float" office:value="0.393371685316951" calcext:value-type="float">
            <text:p>0,3933716853</text:p>
          </table:table-cell>
          <table:table-cell table:number-columns-repeated="3"/>
          <table:table-cell table:formula="of:=IF([.A56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69]*(1-[.A569])" office:value-type="float" office:value="0.954521610031411" calcext:value-type="float">
            <text:p>0,95452161</text:p>
          </table:table-cell>
          <table:table-cell table:number-columns-repeated="3"/>
          <table:table-cell table:formula="of:=IF([.A57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70]*(1-[.A570])" office:value-type="float" office:value="0.173640424057816" calcext:value-type="float">
            <text:p>0,1736404241</text:p>
          </table:table-cell>
          <table:table-cell table:number-columns-repeated="3"/>
          <table:table-cell table:formula="of:=IF([.A57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71]*(1-[.A571])" office:value-type="float" office:value="0.573957708763352" calcext:value-type="float">
            <text:p>0,5739577088</text:p>
          </table:table-cell>
          <table:table-cell table:number-columns-repeated="3"/>
          <table:table-cell table:formula="of:=IF([.A57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72]*(1-[.A572])" office:value-type="float" office:value="0.978121029257901" calcext:value-type="float">
            <text:p>0,9781210293</text:p>
          </table:table-cell>
          <table:table-cell table:number-columns-repeated="3"/>
          <table:table-cell table:formula="of:=IF([.A57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73]*(1-[.A573])" office:value-type="float" office:value="0.0856011255254615" calcext:value-type="float">
            <text:p>0,0856011255</text:p>
          </table:table-cell>
          <table:table-cell table:number-columns-repeated="3"/>
          <table:table-cell table:formula="of:=IF([.A57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74]*(1-[.A574])" office:value-type="float" office:value="0.313094291336943" calcext:value-type="float">
            <text:p>0,3130942913</text:p>
          </table:table-cell>
          <table:table-cell table:number-columns-repeated="3"/>
          <table:table-cell table:formula="of:=IF([.A57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75]*(1-[.A575])" office:value-type="float" office:value="0.860265024276641" calcext:value-type="float">
            <text:p>0,8602650243</text:p>
          </table:table-cell>
          <table:table-cell table:number-columns-repeated="3"/>
          <table:table-cell table:formula="of:=IF([.A57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76]*(1-[.A576])" office:value-type="float" office:value="0.480836449131804" calcext:value-type="float">
            <text:p>0,4808364491</text:p>
          </table:table-cell>
          <table:table-cell table:number-columns-repeated="3"/>
          <table:table-cell table:formula="of:=IF([.A57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77]*(1-[.A577])" office:value-type="float" office:value="0.998531033272488" calcext:value-type="float">
            <text:p>0,9985310333</text:p>
          </table:table-cell>
          <table:table-cell table:number-columns-repeated="3"/>
          <table:table-cell table:formula="of:=IF([.A57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78]*(1-[.A578])" office:value-type="float" office:value="0.00586723545706123" calcext:value-type="float">
            <text:p>0,0058672355</text:p>
          </table:table-cell>
          <table:table-cell table:number-columns-repeated="3"/>
          <table:table-cell table:formula="of:=IF([.A57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79]*(1-[.A579])" office:value-type="float" office:value="0.0233312440206105" calcext:value-type="float">
            <text:p>0,023331244</text:p>
          </table:table-cell>
          <table:table-cell table:number-columns-repeated="3"/>
          <table:table-cell table:formula="of:=IF([.A58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80]*(1-[.A580])" office:value-type="float" office:value="0.0911475882922451" calcext:value-type="float">
            <text:p>0,0911475883</text:p>
          </table:table-cell>
          <table:table-cell table:number-columns-repeated="3"/>
          <table:table-cell table:formula="of:=IF([.A58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81]*(1-[.A581])" office:value-type="float" office:value="0.33135882176301" calcext:value-type="float">
            <text:p>0,3313588218</text:p>
          </table:table-cell>
          <table:table-cell table:number-columns-repeated="3"/>
          <table:table-cell table:formula="of:=IF([.A58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82]*(1-[.A582])" office:value-type="float" office:value="0.886240612011359" calcext:value-type="float">
            <text:p>0,886240612</text:p>
          </table:table-cell>
          <table:table-cell table:number-columns-repeated="3"/>
          <table:table-cell table:formula="of:=IF([.A58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83]*(1-[.A583])" office:value-type="float" office:value="0.403272758532364" calcext:value-type="float">
            <text:p>0,4032727585</text:p>
          </table:table-cell>
          <table:table-cell table:number-columns-repeated="3"/>
          <table:table-cell table:formula="of:=IF([.A58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84]*(1-[.A584])" office:value-type="float" office:value="0.962575363032246" calcext:value-type="float">
            <text:p>0,962575363</text:p>
          </table:table-cell>
          <table:table-cell table:number-columns-repeated="3"/>
          <table:table-cell table:formula="of:=IF([.A58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85]*(1-[.A585])" office:value-type="float" office:value="0.144096134062342" calcext:value-type="float">
            <text:p>0,1440961341</text:p>
          </table:table-cell>
          <table:table-cell table:number-columns-repeated="3"/>
          <table:table-cell table:formula="of:=IF([.A58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86]*(1-[.A586])" office:value-type="float" office:value="0.493329752842517" calcext:value-type="float">
            <text:p>0,4933297528</text:p>
          </table:table-cell>
          <table:table-cell table:number-columns-repeated="3"/>
          <table:table-cell table:formula="of:=IF([.A58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87]*(1-[.A587])" office:value-type="float" office:value="0.999822031211432" calcext:value-type="float">
            <text:p>0,9998220312</text:p>
          </table:table-cell>
          <table:table-cell table:number-columns-repeated="3"/>
          <table:table-cell table:formula="of:=IF([.A58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88]*(1-[.A588])" office:value-type="float" office:value="0.000711748462711475" calcext:value-type="float">
            <text:p>0,0007117485</text:p>
          </table:table-cell>
          <table:table-cell table:number-columns-repeated="3"/>
          <table:table-cell table:formula="of:=IF([.A58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89]*(1-[.A589])" office:value-type="float" office:value="0.00284496750734921" calcext:value-type="float">
            <text:p>0,0028449675</text:p>
          </table:table-cell>
          <table:table-cell table:number-columns-repeated="3"/>
          <table:table-cell table:formula="of:=IF([.A59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90]*(1-[.A590])" office:value-type="float" office:value="0.0113474946689254" calcext:value-type="float">
            <text:p>0,0113474947</text:p>
          </table:table-cell>
          <table:table-cell table:number-columns-repeated="3"/>
          <table:table-cell table:formula="of:=IF([.A59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91]*(1-[.A591])" office:value-type="float" office:value="0.0448749161346563" calcext:value-type="float">
            <text:p>0,0448749161</text:p>
          </table:table-cell>
          <table:table-cell table:number-columns-repeated="3"/>
          <table:table-cell table:formula="of:=IF([.A59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92]*(1-[.A592])" office:value-type="float" office:value="0.171444632146255" calcext:value-type="float">
            <text:p>0,1714446321</text:p>
          </table:table-cell>
          <table:table-cell table:number-columns-repeated="3"/>
          <table:table-cell table:formula="of:=IF([.A59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93]*(1-[.A593])" office:value-type="float" office:value="0.568205481017962" calcext:value-type="float">
            <text:p>0,568205481</text:p>
          </table:table-cell>
          <table:table-cell table:number-columns-repeated="3"/>
          <table:table-cell table:formula="of:=IF([.A59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94]*(1-[.A594])" office:value-type="float" office:value="0.981392049436434" calcext:value-type="float">
            <text:p>0,9813920494</text:p>
          </table:table-cell>
          <table:table-cell table:number-columns-repeated="3"/>
          <table:table-cell table:formula="of:=IF([.A59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95]*(1-[.A595])" office:value-type="float" office:value="0.0730467789575604" calcext:value-type="float">
            <text:p>0,073046779</text:p>
          </table:table-cell>
          <table:table-cell table:number-columns-repeated="3"/>
          <table:table-cell table:formula="of:=IF([.A59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96]*(1-[.A596])" office:value-type="float" office:value="0.270843788165943" calcext:value-type="float">
            <text:p>0,2708437882</text:p>
          </table:table-cell>
          <table:table-cell table:number-columns-repeated="3"/>
          <table:table-cell table:formula="of:=IF([.A59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597]*(1-[.A597])" office:value-type="float" office:value="0.789949722311459" calcext:value-type="float">
            <text:p>0,7899497223</text:p>
          </table:table-cell>
          <table:table-cell table:number-columns-repeated="3"/>
          <table:table-cell table:formula="of:=IF([.A59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98]*(1-[.A598])" office:value-type="float" office:value="0.663716634126031" calcext:value-type="float">
            <text:p>0,6637166341</text:p>
          </table:table-cell>
          <table:table-cell table:number-columns-repeated="3"/>
          <table:table-cell table:formula="of:=IF([.A59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599]*(1-[.A599])" office:value-type="float" office:value="0.892787454841773" calcext:value-type="float">
            <text:p>0,8927874548</text:p>
          </table:table-cell>
          <table:table-cell table:number-columns-repeated="3"/>
          <table:table-cell table:formula="of:=IF([.A60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00]*(1-[.A600])" office:value-type="float" office:value="0.382872061275687" calcext:value-type="float">
            <text:p>0,3828720613</text:p>
          </table:table-cell>
          <table:table-cell table:number-columns-repeated="3"/>
          <table:table-cell table:formula="of:=IF([.A60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01]*(1-[.A601])" office:value-type="float" office:value="0.945124183880774" calcext:value-type="float">
            <text:p>0,9451241839</text:p>
          </table:table-cell>
          <table:table-cell table:number-columns-repeated="3"/>
          <table:table-cell table:formula="of:=IF([.A60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02]*(1-[.A602])" office:value-type="float" office:value="0.207457843697898" calcext:value-type="float">
            <text:p>0,2074578437</text:p>
          </table:table-cell>
          <table:table-cell table:number-columns-repeated="3"/>
          <table:table-cell table:formula="of:=IF([.A60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03]*(1-[.A603])" office:value-type="float" office:value="0.657676347144467" calcext:value-type="float">
            <text:p>0,6576763471</text:p>
          </table:table-cell>
          <table:table-cell table:number-columns-repeated="3"/>
          <table:table-cell table:formula="of:=IF([.A60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04]*(1-[.A604])" office:value-type="float" office:value="0.90055267820471" calcext:value-type="float">
            <text:p>0,9005526782</text:p>
          </table:table-cell>
          <table:table-cell table:number-columns-repeated="3"/>
          <table:table-cell table:formula="of:=IF([.A60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05]*(1-[.A605])" office:value-type="float" office:value="0.358230207932136" calcext:value-type="float">
            <text:p>0,3582302079</text:p>
          </table:table-cell>
          <table:table-cell table:number-columns-repeated="3"/>
          <table:table-cell table:formula="of:=IF([.A60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06]*(1-[.A606])" office:value-type="float" office:value="0.919605304228138" calcext:value-type="float">
            <text:p>0,9196053042</text:p>
          </table:table-cell>
          <table:table-cell table:number-columns-repeated="3"/>
          <table:table-cell table:formula="of:=IF([.A60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07]*(1-[.A607])" office:value-type="float" office:value="0.295725554654447" calcext:value-type="float">
            <text:p>0,2957255547</text:p>
          </table:table-cell>
          <table:table-cell table:number-columns-repeated="3"/>
          <table:table-cell table:formula="of:=IF([.A60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08]*(1-[.A608])" office:value-type="float" office:value="0.833087803915067" calcext:value-type="float">
            <text:p>0,8330878039</text:p>
          </table:table-cell>
          <table:table-cell table:number-columns-repeated="3"/>
          <table:table-cell table:formula="of:=IF([.A60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09]*(1-[.A609])" office:value-type="float" office:value="0.556210059532151" calcext:value-type="float">
            <text:p>0,5562100595</text:p>
          </table:table-cell>
          <table:table-cell table:number-columns-repeated="3"/>
          <table:table-cell table:formula="of:=IF([.A61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10]*(1-[.A610])" office:value-type="float" office:value="0.987361716829568" calcext:value-type="float">
            <text:p>0,9873617168</text:p>
          </table:table-cell>
          <table:table-cell table:number-columns-repeated="3"/>
          <table:table-cell table:formula="of:=IF([.A61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11]*(1-[.A611])" office:value-type="float" office:value="0.0499142278757427" calcext:value-type="float">
            <text:p>0,0499142279</text:p>
          </table:table-cell>
          <table:table-cell table:number-columns-repeated="3"/>
          <table:table-cell table:formula="of:=IF([.A61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12]*(1-[.A612])" office:value-type="float" office:value="0.189691190925245" calcext:value-type="float">
            <text:p>0,1896911909</text:p>
          </table:table-cell>
          <table:table-cell table:number-columns-repeated="3"/>
          <table:table-cell table:formula="of:=IF([.A61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13]*(1-[.A613])" office:value-type="float" office:value="0.614833772042428" calcext:value-type="float">
            <text:p>0,614833772</text:p>
          </table:table-cell>
          <table:table-cell table:number-columns-repeated="3"/>
          <table:table-cell table:formula="of:=IF([.A61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14]*(1-[.A614])" office:value-type="float" office:value="0.947252819194031" calcext:value-type="float">
            <text:p>0,9472528192</text:p>
          </table:table-cell>
          <table:table-cell table:number-columns-repeated="3"/>
          <table:table-cell table:formula="of:=IF([.A61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15]*(1-[.A615])" office:value-type="float" office:value="0.199859662891966" calcext:value-type="float">
            <text:p>0,1998596629</text:p>
          </table:table-cell>
          <table:table-cell table:number-columns-repeated="3"/>
          <table:table-cell table:formula="of:=IF([.A61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16]*(1-[.A616])" office:value-type="float" office:value="0.639663112162704" calcext:value-type="float">
            <text:p>0,6396631122</text:p>
          </table:table-cell>
          <table:table-cell table:number-columns-repeated="3"/>
          <table:table-cell table:formula="of:=IF([.A61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17]*(1-[.A617])" office:value-type="float" office:value="0.921976860404112" calcext:value-type="float">
            <text:p>0,9219768604</text:p>
          </table:table-cell>
          <table:table-cell table:number-columns-repeated="3"/>
          <table:table-cell table:formula="of:=IF([.A61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18]*(1-[.A618])" office:value-type="float" office:value="0.287742117133954" calcext:value-type="float">
            <text:p>0,2877421171</text:p>
          </table:table-cell>
          <table:table-cell table:number-columns-repeated="3"/>
          <table:table-cell table:formula="of:=IF([.A61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19]*(1-[.A619])" office:value-type="float" office:value="0.819786364644895" calcext:value-type="float">
            <text:p>0,8197863646</text:p>
          </table:table-cell>
          <table:table-cell table:number-columns-repeated="3"/>
          <table:table-cell table:formula="of:=IF([.A62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20]*(1-[.A620])" office:value-type="float" office:value="0.590946723948809" calcext:value-type="float">
            <text:p>0,5909467239</text:p>
          </table:table-cell>
          <table:table-cell table:number-columns-repeated="3"/>
          <table:table-cell table:formula="of:=IF([.A62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21]*(1-[.A621])" office:value-type="float" office:value="0.966914773611917" calcext:value-type="float">
            <text:p>0,9669147736</text:p>
          </table:table-cell>
          <table:table-cell table:number-columns-repeated="3"/>
          <table:table-cell table:formula="of:=IF([.A62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22]*(1-[.A622])" office:value-type="float" office:value="0.12796237673173" calcext:value-type="float">
            <text:p>0,1279623767</text:p>
          </table:table-cell>
          <table:table-cell table:number-columns-repeated="3"/>
          <table:table-cell table:formula="of:=IF([.A62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23]*(1-[.A623])" office:value-type="float" office:value="0.446352027491588" calcext:value-type="float">
            <text:p>0,4463520275</text:p>
          </table:table-cell>
          <table:table-cell table:number-columns-repeated="3"/>
          <table:table-cell table:formula="of:=IF([.A62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24]*(1-[.A624])" office:value-type="float" office:value="0.988487580182947" calcext:value-type="float">
            <text:p>0,9884875802</text:p>
          </table:table-cell>
          <table:table-cell table:number-columns-repeated="3"/>
          <table:table-cell table:formula="of:=IF([.A62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25]*(1-[.A625])" office:value-type="float" office:value="0.045519536028036" calcext:value-type="float">
            <text:p>0,045519536</text:p>
          </table:table-cell>
          <table:table-cell table:number-columns-repeated="3"/>
          <table:table-cell table:formula="of:=IF([.A62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26]*(1-[.A626])" office:value-type="float" office:value="0.173790031471313" calcext:value-type="float">
            <text:p>0,1737900315</text:p>
          </table:table-cell>
          <table:table-cell table:number-columns-repeated="3"/>
          <table:table-cell table:formula="of:=IF([.A62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27]*(1-[.A627])" office:value-type="float" office:value="0.574348225730054" calcext:value-type="float">
            <text:p>0,5743482257</text:p>
          </table:table-cell>
          <table:table-cell table:number-columns-repeated="3"/>
          <table:table-cell table:formula="of:=IF([.A62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28]*(1-[.A628])" office:value-type="float" office:value="0.977889365323172" calcext:value-type="float">
            <text:p>0,9778893653</text:p>
          </table:table-cell>
          <table:table-cell table:number-columns-repeated="3"/>
          <table:table-cell table:formula="of:=IF([.A62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29]*(1-[.A629])" office:value-type="float" office:value="0.0864870180440632" calcext:value-type="float">
            <text:p>0,086487018</text:p>
          </table:table-cell>
          <table:table-cell table:number-columns-repeated="3"/>
          <table:table-cell table:formula="of:=IF([.A63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30]*(1-[.A630])" office:value-type="float" office:value="0.316028055015636" calcext:value-type="float">
            <text:p>0,316028055</text:p>
          </table:table-cell>
          <table:table-cell table:number-columns-repeated="3"/>
          <table:table-cell table:formula="of:=IF([.A63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31]*(1-[.A631])" office:value-type="float" office:value="0.864617293834681" calcext:value-type="float">
            <text:p>0,8646172938</text:p>
          </table:table-cell>
          <table:table-cell table:number-columns-repeated="3"/>
          <table:table-cell table:formula="of:=IF([.A63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32]*(1-[.A632])" office:value-type="float" office:value="0.468216916146695" calcext:value-type="float">
            <text:p>0,4682169161</text:p>
          </table:table-cell>
          <table:table-cell table:number-columns-repeated="3"/>
          <table:table-cell table:formula="of:=IF([.A63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33]*(1-[.A633])" office:value-type="float" office:value="0.995959342323095" calcext:value-type="float">
            <text:p>0,9959593423</text:p>
          </table:table-cell>
          <table:table-cell table:number-columns-repeated="3"/>
          <table:table-cell table:formula="of:=IF([.A63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34]*(1-[.A634])" office:value-type="float" office:value="0.0160973230497713" calcext:value-type="float">
            <text:p>0,016097323</text:p>
          </table:table-cell>
          <table:table-cell table:number-columns-repeated="3"/>
          <table:table-cell table:formula="of:=IF([.A63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35]*(1-[.A635])" office:value-type="float" office:value="0.0633527969616105" calcext:value-type="float">
            <text:p>0,063352797</text:p>
          </table:table-cell>
          <table:table-cell table:number-columns-repeated="3"/>
          <table:table-cell table:formula="of:=IF([.A63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36]*(1-[.A636])" office:value-type="float" office:value="0.237356880315006" calcext:value-type="float">
            <text:p>0,2373568803</text:p>
          </table:table-cell>
          <table:table-cell table:number-columns-repeated="3"/>
          <table:table-cell table:formula="of:=IF([.A63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37]*(1-[.A637])" office:value-type="float" office:value="0.724074366728535" calcext:value-type="float">
            <text:p>0,7240743667</text:p>
          </table:table-cell>
          <table:table-cell table:number-columns-repeated="3"/>
          <table:table-cell table:formula="of:=IF([.A63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38]*(1-[.A638])" office:value-type="float" office:value="0.799162712700824" calcext:value-type="float">
            <text:p>0,7991627127</text:p>
          </table:table-cell>
          <table:table-cell table:number-columns-repeated="3"/>
          <table:table-cell table:formula="of:=IF([.A63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39]*(1-[.A639])" office:value-type="float" office:value="0.642006685317937" calcext:value-type="float">
            <text:p>0,6420066853</text:p>
          </table:table-cell>
          <table:table-cell table:number-columns-repeated="3"/>
          <table:table-cell table:formula="of:=IF([.A64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40]*(1-[.A640])" office:value-type="float" office:value="0.91933640530005" calcext:value-type="float">
            <text:p>0,9193364053</text:p>
          </table:table-cell>
          <table:table-cell table:number-columns-repeated="3"/>
          <table:table-cell table:formula="of:=IF([.A64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41]*(1-[.A641])" office:value-type="float" office:value="0.296627916760129" calcext:value-type="float">
            <text:p>0,2966279168</text:p>
          </table:table-cell>
          <table:table-cell table:number-columns-repeated="3"/>
          <table:table-cell table:formula="of:=IF([.A64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42]*(1-[.A642])" office:value-type="float" office:value="0.8345591830347" calcext:value-type="float">
            <text:p>0,834559183</text:p>
          </table:table-cell>
          <table:table-cell table:number-columns-repeated="3"/>
          <table:table-cell table:formula="of:=IF([.A64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43]*(1-[.A643])" office:value-type="float" office:value="0.552280612188616" calcext:value-type="float">
            <text:p>0,5522806122</text:p>
          </table:table-cell>
          <table:table-cell table:number-columns-repeated="3"/>
          <table:table-cell table:formula="of:=IF([.A64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44]*(1-[.A644])" office:value-type="float" office:value="0.989066950356734" calcext:value-type="float">
            <text:p>0,9890669504</text:p>
          </table:table-cell>
          <table:table-cell table:number-columns-repeated="3"/>
          <table:table-cell table:formula="of:=IF([.A64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45]*(1-[.A645])" office:value-type="float" office:value="0.0432540722750552" calcext:value-type="float">
            <text:p>0,0432540723</text:p>
          </table:table-cell>
          <table:table-cell table:number-columns-repeated="3"/>
          <table:table-cell table:formula="of:=IF([.A64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46]*(1-[.A646])" office:value-type="float" office:value="0.165532630026718" calcext:value-type="float">
            <text:p>0,16553263</text:p>
          </table:table-cell>
          <table:table-cell table:number-columns-repeated="3"/>
          <table:table-cell table:formula="of:=IF([.A64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47]*(1-[.A647])" office:value-type="float" office:value="0.552526313692623" calcext:value-type="float">
            <text:p>0,5525263137</text:p>
          </table:table-cell>
          <table:table-cell table:number-columns-repeated="3"/>
          <table:table-cell table:formula="of:=IF([.A64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48]*(1-[.A648])" office:value-type="float" office:value="0.988963945479457" calcext:value-type="float">
            <text:p>0,9889639455</text:p>
          </table:table-cell>
          <table:table-cell table:number-columns-repeated="3"/>
          <table:table-cell table:formula="of:=IF([.A64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49]*(1-[.A649])" office:value-type="float" office:value="0.0436570400846509" calcext:value-type="float">
            <text:p>0,0436570401</text:p>
          </table:table-cell>
          <table:table-cell table:number-columns-repeated="3"/>
          <table:table-cell table:formula="of:=IF([.A65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50]*(1-[.A650])" office:value-type="float" office:value="0.167004411742792" calcext:value-type="float">
            <text:p>0,1670044117</text:p>
          </table:table-cell>
          <table:table-cell table:number-columns-repeated="3"/>
          <table:table-cell table:formula="of:=IF([.A65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51]*(1-[.A651])" office:value-type="float" office:value="0.556455752804945" calcext:value-type="float">
            <text:p>0,5564557528</text:p>
          </table:table-cell>
          <table:table-cell table:number-columns-repeated="3"/>
          <table:table-cell table:formula="of:=IF([.A65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52]*(1-[.A652])" office:value-type="float" office:value="0.987250991900908" calcext:value-type="float">
            <text:p>0,9872509919</text:p>
          </table:table-cell>
          <table:table-cell table:number-columns-repeated="3"/>
          <table:table-cell table:formula="of:=IF([.A65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53]*(1-[.A653])" office:value-type="float" office:value="0.0503458835663259" calcext:value-type="float">
            <text:p>0,0503458836</text:p>
          </table:table-cell>
          <table:table-cell table:number-columns-repeated="3"/>
          <table:table-cell table:formula="of:=IF([.A65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54]*(1-[.A654])" office:value-type="float" office:value="0.191244702297007" calcext:value-type="float">
            <text:p>0,1912447023</text:p>
          </table:table-cell>
          <table:table-cell table:number-columns-repeated="3"/>
          <table:table-cell table:formula="of:=IF([.A65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55]*(1-[.A655])" office:value-type="float" office:value="0.618680664561346" calcext:value-type="float">
            <text:p>0,6186806646</text:p>
          </table:table-cell>
          <table:table-cell table:number-columns-repeated="3"/>
          <table:table-cell table:formula="of:=IF([.A65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56]*(1-[.A656])" office:value-type="float" office:value="0.943659599437109" calcext:value-type="float">
            <text:p>0,9436595994</text:p>
          </table:table-cell>
          <table:table-cell table:number-columns-repeated="3"/>
          <table:table-cell table:formula="of:=IF([.A65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57]*(1-[.A657])" office:value-type="float" office:value="0.212664639309214" calcext:value-type="float">
            <text:p>0,2126646393</text:p>
          </table:table-cell>
          <table:table-cell table:number-columns-repeated="3"/>
          <table:table-cell table:formula="of:=IF([.A65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58]*(1-[.A658])" office:value-type="float" office:value="0.669753561986784" calcext:value-type="float">
            <text:p>0,669753562</text:p>
          </table:table-cell>
          <table:table-cell table:number-columns-repeated="3"/>
          <table:table-cell table:formula="of:=IF([.A65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59]*(1-[.A659])" office:value-type="float" office:value="0.884734912771197" calcext:value-type="float">
            <text:p>0,8847349128</text:p>
          </table:table-cell>
          <table:table-cell table:number-columns-repeated="3"/>
          <table:table-cell table:formula="of:=IF([.A66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60]*(1-[.A660])" office:value-type="float" office:value="0.407916187579759" calcext:value-type="float">
            <text:p>0,4079161876</text:p>
          </table:table-cell>
          <table:table-cell table:number-columns-repeated="3"/>
          <table:table-cell table:formula="of:=IF([.A66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61]*(1-[.A661])" office:value-type="float" office:value="0.966082285960616" calcext:value-type="float">
            <text:p>0,966082286</text:p>
          </table:table-cell>
          <table:table-cell table:number-columns-repeated="3"/>
          <table:table-cell table:formula="of:=IF([.A66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62]*(1-[.A662])" office:value-type="float" office:value="0.131069210854908" calcext:value-type="float">
            <text:p>0,1310692109</text:p>
          </table:table-cell>
          <table:table-cell table:number-columns-repeated="3"/>
          <table:table-cell table:formula="of:=IF([.A66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63]*(1-[.A663])" office:value-type="float" office:value="0.455560291283119" calcext:value-type="float">
            <text:p>0,4555602913</text:p>
          </table:table-cell>
          <table:table-cell table:number-columns-repeated="3"/>
          <table:table-cell table:formula="of:=IF([.A66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64]*(1-[.A664])" office:value-type="float" office:value="0.992100449156635" calcext:value-type="float">
            <text:p>0,9921004492</text:p>
          </table:table-cell>
          <table:table-cell table:number-columns-repeated="3"/>
          <table:table-cell table:formula="of:=IF([.A66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65]*(1-[.A665])" office:value-type="float" office:value="0.0313485917593516" calcext:value-type="float">
            <text:p>0,0313485918</text:p>
          </table:table-cell>
          <table:table-cell table:number-columns-repeated="3"/>
          <table:table-cell table:formula="of:=IF([.A66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66]*(1-[.A666])" office:value-type="float" office:value="0.121463430216228" calcext:value-type="float">
            <text:p>0,1214634302</text:p>
          </table:table-cell>
          <table:table-cell table:number-columns-repeated="3"/>
          <table:table-cell table:formula="of:=IF([.A66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67]*(1-[.A667])" office:value-type="float" office:value="0.426840261345343" calcext:value-type="float">
            <text:p>0,4268402613</text:p>
          </table:table-cell>
          <table:table-cell table:number-columns-repeated="3"/>
          <table:table-cell table:formula="of:=IF([.A66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68]*(1-[.A668])" office:value-type="float" office:value="0.978590610559929" calcext:value-type="float">
            <text:p>0,9785906106</text:p>
          </table:table-cell>
          <table:table-cell table:number-columns-repeated="3"/>
          <table:table-cell table:formula="of:=IF([.A66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69]*(1-[.A669])" office:value-type="float" office:value="0.0838041099354966" calcext:value-type="float">
            <text:p>0,0838041099</text:p>
          </table:table-cell>
          <table:table-cell table:number-columns-repeated="3"/>
          <table:table-cell table:formula="of:=IF([.A67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70]*(1-[.A670])" office:value-type="float" office:value="0.307123924373663" calcext:value-type="float">
            <text:p>0,3071239244</text:p>
          </table:table-cell>
          <table:table-cell table:number-columns-repeated="3"/>
          <table:table-cell table:formula="of:=IF([.A67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71]*(1-[.A671])" office:value-type="float" office:value="0.851195277803934" calcext:value-type="float">
            <text:p>0,8511952778</text:p>
          </table:table-cell>
          <table:table-cell table:number-columns-repeated="3"/>
          <table:table-cell table:formula="of:=IF([.A67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72]*(1-[.A672])" office:value-type="float" office:value="0.50664750739287" calcext:value-type="float">
            <text:p>0,5066475074</text:p>
          </table:table-cell>
          <table:table-cell table:number-columns-repeated="3"/>
          <table:table-cell table:formula="of:=IF([.A67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73]*(1-[.A673])" office:value-type="float" office:value="0.999823242581847" calcext:value-type="float">
            <text:p>0,9998232426</text:p>
          </table:table-cell>
          <table:table-cell table:number-columns-repeated="3"/>
          <table:table-cell table:formula="of:=IF([.A67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74]*(1-[.A674])" office:value-type="float" office:value="0.00070690469987267" calcext:value-type="float">
            <text:p>0,0007069047</text:p>
          </table:table-cell>
          <table:table-cell table:number-columns-repeated="3"/>
          <table:table-cell table:formula="of:=IF([.A67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75]*(1-[.A675])" office:value-type="float" office:value="0.00282561994247187" calcext:value-type="float">
            <text:p>0,0028256199</text:p>
          </table:table-cell>
          <table:table-cell table:number-columns-repeated="3"/>
          <table:table-cell table:formula="of:=IF([.A67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76]*(1-[.A676])" office:value-type="float" office:value="0.0112705432576503" calcext:value-type="float">
            <text:p>0,0112705433</text:p>
          </table:table-cell>
          <table:table-cell table:number-columns-repeated="3"/>
          <table:table-cell table:formula="of:=IF([.A67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77]*(1-[.A677])" office:value-type="float" office:value="0.044574072449311" calcext:value-type="float">
            <text:p>0,0445740724</text:p>
          </table:table-cell>
          <table:table-cell table:number-columns-repeated="3"/>
          <table:table-cell table:formula="of:=IF([.A67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78]*(1-[.A678])" office:value-type="float" office:value="0.170348898058378" calcext:value-type="float">
            <text:p>0,1703488981</text:p>
          </table:table-cell>
          <table:table-cell table:number-columns-repeated="3"/>
          <table:table-cell table:formula="of:=IF([.A67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79]*(1-[.A679])" office:value-type="float" office:value="0.565320603954698" calcext:value-type="float">
            <text:p>0,565320604</text:p>
          </table:table-cell>
          <table:table-cell table:number-columns-repeated="3"/>
          <table:table-cell table:formula="of:=IF([.A68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80]*(1-[.A680])" office:value-type="float" office:value="0.982932874795974" calcext:value-type="float">
            <text:p>0,9829328748</text:p>
          </table:table-cell>
          <table:table-cell table:number-columns-repeated="3"/>
          <table:table-cell table:formula="of:=IF([.A68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81]*(1-[.A681])" office:value-type="float" office:value="0.0671033537651839" calcext:value-type="float">
            <text:p>0,0671033538</text:p>
          </table:table-cell>
          <table:table-cell table:number-columns-repeated="3"/>
          <table:table-cell table:formula="of:=IF([.A68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82]*(1-[.A682])" office:value-type="float" office:value="0.250401974714594" calcext:value-type="float">
            <text:p>0,2504019747</text:p>
          </table:table-cell>
          <table:table-cell table:number-columns-repeated="3"/>
          <table:table-cell table:formula="of:=IF([.A68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83]*(1-[.A683])" office:value-type="float" office:value="0.750803303094503" calcext:value-type="float">
            <text:p>0,7508033031</text:p>
          </table:table-cell>
          <table:table-cell table:number-columns-repeated="3"/>
          <table:table-cell table:formula="of:=IF([.A68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84]*(1-[.A684])" office:value-type="float" office:value="0.748390812627547" calcext:value-type="float">
            <text:p>0,7483908126</text:p>
          </table:table-cell>
          <table:table-cell table:number-columns-repeated="3"/>
          <table:table-cell table:formula="of:=IF([.A68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85]*(1-[.A685])" office:value-type="float" office:value="0.753208016808907" calcext:value-type="float">
            <text:p>0,7532080168</text:p>
          </table:table-cell>
          <table:table-cell table:number-columns-repeated="3"/>
          <table:table-cell table:formula="of:=IF([.A68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86]*(1-[.A686])" office:value-type="float" office:value="0.743542800894802" calcext:value-type="float">
            <text:p>0,7435428009</text:p>
          </table:table-cell>
          <table:table-cell table:number-columns-repeated="3"/>
          <table:table-cell table:formula="of:=IF([.A68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87]*(1-[.A687])" office:value-type="float" office:value="0.762747616529259" calcext:value-type="float">
            <text:p>0,7627476165</text:p>
          </table:table-cell>
          <table:table-cell table:number-columns-repeated="3"/>
          <table:table-cell table:formula="of:=IF([.A68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88]*(1-[.A688])" office:value-type="float" office:value="0.723854760032773" calcext:value-type="float">
            <text:p>0,72385476</text:p>
          </table:table-cell>
          <table:table-cell table:number-columns-repeated="3"/>
          <table:table-cell table:formula="of:=IF([.A68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89]*(1-[.A689])" office:value-type="float" office:value="0.799556185642678" calcext:value-type="float">
            <text:p>0,7995561856</text:p>
          </table:table-cell>
          <table:table-cell table:number-columns-repeated="3"/>
          <table:table-cell table:formula="of:=IF([.A69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90]*(1-[.A690])" office:value-type="float" office:value="0.641064366572837" calcext:value-type="float">
            <text:p>0,6410643666</text:p>
          </table:table-cell>
          <table:table-cell table:number-columns-repeated="3"/>
          <table:table-cell table:formula="of:=IF([.A69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91]*(1-[.A691])" office:value-type="float" office:value="0.920403377933617" calcext:value-type="float">
            <text:p>0,9204033779</text:p>
          </table:table-cell>
          <table:table-cell table:number-columns-repeated="3"/>
          <table:table-cell table:formula="of:=IF([.A69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92]*(1-[.A692])" office:value-type="float" office:value="0.293043999288017" calcext:value-type="float">
            <text:p>0,2930439993</text:p>
          </table:table-cell>
          <table:table-cell table:number-columns-repeated="3"/>
          <table:table-cell table:formula="of:=IF([.A69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93]*(1-[.A693])" office:value-type="float" office:value="0.828676855077206" calcext:value-type="float">
            <text:p>0,8286768551</text:p>
          </table:table-cell>
          <table:table-cell table:number-columns-repeated="3"/>
          <table:table-cell table:formula="of:=IF([.A69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94]*(1-[.A694])" office:value-type="float" office:value="0.567886099746229" calcext:value-type="float">
            <text:p>0,5678860997</text:p>
          </table:table-cell>
          <table:table-cell table:number-columns-repeated="3"/>
          <table:table-cell table:formula="of:=IF([.A69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95]*(1-[.A695])" office:value-type="float" office:value="0.98156590984498" calcext:value-type="float">
            <text:p>0,9815659098</text:p>
          </table:table-cell>
          <table:table-cell table:number-columns-repeated="3"/>
          <table:table-cell table:formula="of:=IF([.A69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96]*(1-[.A696])" office:value-type="float" office:value="0.0723770979007053" calcext:value-type="float">
            <text:p>0,0723770979</text:p>
          </table:table-cell>
          <table:table-cell table:number-columns-repeated="3"/>
          <table:table-cell table:formula="of:=IF([.A69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97]*(1-[.A697])" office:value-type="float" office:value="0.268554614400708" calcext:value-type="float">
            <text:p>0,2685546144</text:p>
          </table:table-cell>
          <table:table-cell table:number-columns-repeated="3"/>
          <table:table-cell table:formula="of:=IF([.A69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698]*(1-[.A698])" office:value-type="float" office:value="0.785732133939181" calcext:value-type="float">
            <text:p>0,7857321339</text:p>
          </table:table-cell>
          <table:table-cell table:number-columns-repeated="3"/>
          <table:table-cell table:formula="of:=IF([.A69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699]*(1-[.A699])" office:value-type="float" office:value="0.673428590538249" calcext:value-type="float">
            <text:p>0,6734285905</text:p>
          </table:table-cell>
          <table:table-cell table:number-columns-repeated="3"/>
          <table:table-cell table:formula="of:=IF([.A70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00]*(1-[.A700])" office:value-type="float" office:value="0.879690095935666" calcext:value-type="float">
            <text:p>0,8796900959</text:p>
          </table:table-cell>
          <table:table-cell table:number-columns-repeated="3"/>
          <table:table-cell table:formula="of:=IF([.A70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01]*(1-[.A701])" office:value-type="float" office:value="0.42334172419346" calcext:value-type="float">
            <text:p>0,4233417242</text:p>
          </table:table-cell>
          <table:table-cell table:number-columns-repeated="3"/>
          <table:table-cell table:formula="of:=IF([.A70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02]*(1-[.A702])" office:value-type="float" office:value="0.976494035001474" calcext:value-type="float">
            <text:p>0,976494035</text:p>
          </table:table-cell>
          <table:table-cell table:number-columns-repeated="3"/>
          <table:table-cell table:formula="of:=IF([.A70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03]*(1-[.A703])" office:value-type="float" office:value="0.0918137384320566" calcext:value-type="float">
            <text:p>0,0918137384</text:p>
          </table:table-cell>
          <table:table-cell table:number-columns-repeated="3"/>
          <table:table-cell table:formula="of:=IF([.A70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04]*(1-[.A704])" office:value-type="float" office:value="0.333535903468746" calcext:value-type="float">
            <text:p>0,3335359035</text:p>
          </table:table-cell>
          <table:table-cell table:number-columns-repeated="3"/>
          <table:table-cell table:formula="of:=IF([.A70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05]*(1-[.A705])" office:value-type="float" office:value="0.889158818264133" calcext:value-type="float">
            <text:p>0,8891588183</text:p>
          </table:table-cell>
          <table:table-cell table:number-columns-repeated="3"/>
          <table:table-cell table:formula="of:=IF([.A70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06]*(1-[.A706])" office:value-type="float" office:value="0.394221656669053" calcext:value-type="float">
            <text:p>0,3942216567</text:p>
          </table:table-cell>
          <table:table-cell table:number-columns-repeated="3"/>
          <table:table-cell table:formula="of:=IF([.A70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07]*(1-[.A707])" office:value-type="float" office:value="0.955243768328641" calcext:value-type="float">
            <text:p>0,9552437683</text:p>
          </table:table-cell>
          <table:table-cell table:number-columns-repeated="3"/>
          <table:table-cell table:formula="of:=IF([.A70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08]*(1-[.A708])" office:value-type="float" office:value="0.171012445591754" calcext:value-type="float">
            <text:p>0,1710124456</text:p>
          </table:table-cell>
          <table:table-cell table:number-columns-repeated="3"/>
          <table:table-cell table:formula="of:=IF([.A70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09]*(1-[.A709])" office:value-type="float" office:value="0.567068756177925" calcext:value-type="float">
            <text:p>0,5670687562</text:p>
          </table:table-cell>
          <table:table-cell table:number-columns-repeated="3"/>
          <table:table-cell table:formula="of:=IF([.A71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10]*(1-[.A710])" office:value-type="float" office:value="0.982007127778984" calcext:value-type="float">
            <text:p>0,9820071278</text:p>
          </table:table-cell>
          <table:table-cell table:number-columns-repeated="3"/>
          <table:table-cell table:formula="of:=IF([.A71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11]*(1-[.A711])" office:value-type="float" office:value="0.0706765150810158" calcext:value-type="float">
            <text:p>0,0706765151</text:p>
          </table:table-cell>
          <table:table-cell table:number-columns-repeated="3"/>
          <table:table-cell table:formula="of:=IF([.A71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12]*(1-[.A712])" office:value-type="float" office:value="0.262725381188075" calcext:value-type="float">
            <text:p>0,2627253812</text:p>
          </table:table-cell>
          <table:table-cell table:number-columns-repeated="3"/>
          <table:table-cell table:formula="of:=IF([.A71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13]*(1-[.A713])" office:value-type="float" office:value="0.774803021070623" calcext:value-type="float">
            <text:p>0,7748030211</text:p>
          </table:table-cell>
          <table:table-cell table:number-columns-repeated="3"/>
          <table:table-cell table:formula="of:=IF([.A71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14]*(1-[.A714])" office:value-type="float" office:value="0.697933198441835" calcext:value-type="float">
            <text:p>0,6979331984</text:p>
          </table:table-cell>
          <table:table-cell table:number-columns-repeated="3"/>
          <table:table-cell table:formula="of:=IF([.A71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15]*(1-[.A715])" office:value-type="float" office:value="0.84328979581834" calcext:value-type="float">
            <text:p>0,8432897958</text:p>
          </table:table-cell>
          <table:table-cell table:number-columns-repeated="3"/>
          <table:table-cell table:formula="of:=IF([.A71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16]*(1-[.A716])" office:value-type="float" office:value="0.528608464348009" calcext:value-type="float">
            <text:p>0,5286084643</text:p>
          </table:table-cell>
          <table:table-cell table:number-columns-repeated="3"/>
          <table:table-cell table:formula="of:=IF([.A71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17]*(1-[.A717])" office:value-type="float" office:value="0.996726223070595" calcext:value-type="float">
            <text:p>0,9967262231</text:p>
          </table:table-cell>
          <table:table-cell table:number-columns-repeated="3"/>
          <table:table-cell table:formula="of:=IF([.A71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18]*(1-[.A718])" office:value-type="float" office:value="0.0130522372560869" calcext:value-type="float">
            <text:p>0,0130522373</text:p>
          </table:table-cell>
          <table:table-cell table:number-columns-repeated="3"/>
          <table:table-cell table:formula="of:=IF([.A71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19]*(1-[.A719])" office:value-type="float" office:value="0.0515275054347908" calcext:value-type="float">
            <text:p>0,0515275054</text:p>
          </table:table-cell>
          <table:table-cell table:number-columns-repeated="3"/>
          <table:table-cell table:formula="of:=IF([.A72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20]*(1-[.A720])" office:value-type="float" office:value="0.195489686473834" calcext:value-type="float">
            <text:p>0,1954896865</text:p>
          </table:table-cell>
          <table:table-cell table:number-columns-repeated="3"/>
          <table:table-cell table:formula="of:=IF([.A72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21]*(1-[.A721])" office:value-type="float" office:value="0.629093875824783" calcext:value-type="float">
            <text:p>0,6290938758</text:p>
          </table:table-cell>
          <table:table-cell table:number-columns-repeated="3"/>
          <table:table-cell table:formula="of:=IF([.A72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22]*(1-[.A722])" office:value-type="float" office:value="0.933339084898142" calcext:value-type="float">
            <text:p>0,9333390849</text:p>
          </table:table-cell>
          <table:table-cell table:number-columns-repeated="3"/>
          <table:table-cell table:formula="of:=IF([.A72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23]*(1-[.A723])" office:value-type="float" office:value="0.248868949998564" calcext:value-type="float">
            <text:p>0,24886895</text:p>
          </table:table-cell>
          <table:table-cell table:number-columns-repeated="3"/>
          <table:table-cell table:formula="of:=IF([.A72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24]*(1-[.A724])" office:value-type="float" office:value="0.747732782900706" calcext:value-type="float">
            <text:p>0,7477327829</text:p>
          </table:table-cell>
          <table:table-cell table:number-columns-repeated="3"/>
          <table:table-cell table:formula="of:=IF([.A72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25]*(1-[.A725])" office:value-type="float" office:value="0.754513873105087" calcext:value-type="float">
            <text:p>0,7545138731</text:p>
          </table:table-cell>
          <table:table-cell table:number-columns-repeated="3"/>
          <table:table-cell table:formula="of:=IF([.A72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26]*(1-[.A726])" office:value-type="float" office:value="0.74089075358819" calcext:value-type="float">
            <text:p>0,7408907536</text:p>
          </table:table-cell>
          <table:table-cell table:number-columns-repeated="3"/>
          <table:table-cell table:formula="of:=IF([.A72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27]*(1-[.A727])" office:value-type="float" office:value="0.767886579342856" calcext:value-type="float">
            <text:p>0,7678865793</text:p>
          </table:table-cell>
          <table:table-cell table:number-columns-repeated="3"/>
          <table:table-cell table:formula="of:=IF([.A72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28]*(1-[.A728])" office:value-type="float" office:value="0.712947122431936" calcext:value-type="float">
            <text:p>0,7129471224</text:p>
          </table:table-cell>
          <table:table-cell table:number-columns-repeated="3"/>
          <table:table-cell table:formula="of:=IF([.A72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29]*(1-[.A729])" office:value-type="float" office:value="0.818614092191833" calcext:value-type="float">
            <text:p>0,8186140922</text:p>
          </table:table-cell>
          <table:table-cell table:number-columns-repeated="3"/>
          <table:table-cell table:formula="of:=IF([.A73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30]*(1-[.A730])" office:value-type="float" office:value="0.593940241027097" calcext:value-type="float">
            <text:p>0,593940241</text:p>
          </table:table-cell>
          <table:table-cell table:number-columns-repeated="3"/>
          <table:table-cell table:formula="of:=IF([.A73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31]*(1-[.A731])" office:value-type="float" office:value="0.964700924463084" calcext:value-type="float">
            <text:p>0,9647009245</text:p>
          </table:table-cell>
          <table:table-cell table:number-columns-repeated="3"/>
          <table:table-cell table:formula="of:=IF([.A73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32]*(1-[.A732])" office:value-type="float" office:value="0.136212203212621" calcext:value-type="float">
            <text:p>0,1362122032</text:p>
          </table:table-cell>
          <table:table-cell table:number-columns-repeated="3"/>
          <table:table-cell table:formula="of:=IF([.A73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33]*(1-[.A733])" office:value-type="float" office:value="0.47063375563434" calcext:value-type="float">
            <text:p>0,4706337556</text:p>
          </table:table-cell>
          <table:table-cell table:number-columns-repeated="3"/>
          <table:table-cell table:formula="of:=IF([.A73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34]*(1-[.A734])" office:value-type="float" office:value="0.996550494767425" calcext:value-type="float">
            <text:p>0,9965504948</text:p>
          </table:table-cell>
          <table:table-cell table:number-columns-repeated="3"/>
          <table:table-cell table:formula="of:=IF([.A73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35]*(1-[.A735])" office:value-type="float" office:value="0.0137504245849006" calcext:value-type="float">
            <text:p>0,0137504246</text:p>
          </table:table-cell>
          <table:table-cell table:number-columns-repeated="3"/>
          <table:table-cell table:formula="of:=IF([.A73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36]*(1-[.A736])" office:value-type="float" office:value="0.0542454016345421" calcext:value-type="float">
            <text:p>0,0542454016</text:p>
          </table:table-cell>
          <table:table-cell table:number-columns-repeated="3"/>
          <table:table-cell table:formula="of:=IF([.A73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37]*(1-[.A737])" office:value-type="float" office:value="0.205211352144197" calcext:value-type="float">
            <text:p>0,2052113521</text:p>
          </table:table-cell>
          <table:table-cell table:number-columns-repeated="3"/>
          <table:table-cell table:formula="of:=IF([.A73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38]*(1-[.A738])" office:value-type="float" office:value="0.65239861238139" calcext:value-type="float">
            <text:p>0,6523986124</text:p>
          </table:table-cell>
          <table:table-cell table:number-columns-repeated="3"/>
          <table:table-cell table:formula="of:=IF([.A73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39]*(1-[.A739])" office:value-type="float" office:value="0.907098651776907" calcext:value-type="float">
            <text:p>0,9070986518</text:p>
          </table:table-cell>
          <table:table-cell table:number-columns-repeated="3"/>
          <table:table-cell table:formula="of:=IF([.A74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40]*(1-[.A740])" office:value-type="float" office:value="0.337082750885698" calcext:value-type="float">
            <text:p>0,3370827509</text:p>
          </table:table-cell>
          <table:table-cell table:number-columns-repeated="3"/>
          <table:table-cell table:formula="of:=IF([.A74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41]*(1-[.A741])" office:value-type="float" office:value="0.893831879764114" calcext:value-type="float">
            <text:p>0,8938318798</text:p>
          </table:table-cell>
          <table:table-cell table:number-columns-repeated="3"/>
          <table:table-cell table:formula="of:=IF([.A74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42]*(1-[.A742])" office:value-type="float" office:value="0.379585801925859" calcext:value-type="float">
            <text:p>0,3795858019</text:p>
          </table:table-cell>
          <table:table-cell table:number-columns-repeated="3"/>
          <table:table-cell table:formula="of:=IF([.A74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43]*(1-[.A743])" office:value-type="float" office:value="0.942001683608646" calcext:value-type="float">
            <text:p>0,9420016836</text:p>
          </table:table-cell>
          <table:table-cell table:number-columns-repeated="3"/>
          <table:table-cell table:formula="of:=IF([.A74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44]*(1-[.A744])" office:value-type="float" office:value="0.218538046748489" calcext:value-type="float">
            <text:p>0,2185380467</text:p>
          </table:table-cell>
          <table:table-cell table:number-columns-repeated="3"/>
          <table:table-cell table:formula="of:=IF([.A74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45]*(1-[.A745])" office:value-type="float" office:value="0.683116675487377" calcext:value-type="float">
            <text:p>0,6831166755</text:p>
          </table:table-cell>
          <table:table-cell table:number-columns-repeated="3"/>
          <table:table-cell table:formula="of:=IF([.A74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46]*(1-[.A746])" office:value-type="float" office:value="0.865873132633802" calcext:value-type="float">
            <text:p>0,8658731326</text:p>
          </table:table-cell>
          <table:table-cell table:number-columns-repeated="3"/>
          <table:table-cell table:formula="of:=IF([.A74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47]*(1-[.A747])" office:value-type="float" office:value="0.464547403266913" calcext:value-type="float">
            <text:p>0,4645474033</text:p>
          </table:table-cell>
          <table:table-cell table:number-columns-repeated="3"/>
          <table:table-cell table:formula="of:=IF([.A74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48]*(1-[.A748])" office:value-type="float" office:value="0.994972453539524" calcext:value-type="float">
            <text:p>0,9949724535</text:p>
          </table:table-cell>
          <table:table-cell table:number-columns-repeated="3"/>
          <table:table-cell table:formula="of:=IF([.A74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49]*(1-[.A749])" office:value-type="float" office:value="0.0200090809482532" calcext:value-type="float">
            <text:p>0,0200090809</text:p>
          </table:table-cell>
          <table:table-cell table:number-columns-repeated="3"/>
          <table:table-cell table:formula="of:=IF([.A75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50]*(1-[.A750])" office:value-type="float" office:value="0.0784348705114378" calcext:value-type="float">
            <text:p>0,0784348705</text:p>
          </table:table-cell>
          <table:table-cell table:number-columns-repeated="3"/>
          <table:table-cell table:formula="of:=IF([.A75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51]*(1-[.A751])" office:value-type="float" office:value="0.289131366397167" calcext:value-type="float">
            <text:p>0,2891313664</text:p>
          </table:table-cell>
          <table:table-cell table:number-columns-repeated="3"/>
          <table:table-cell table:formula="of:=IF([.A75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52]*(1-[.A752])" office:value-type="float" office:value="0.822137677449897" calcext:value-type="float">
            <text:p>0,8221376774</text:p>
          </table:table-cell>
          <table:table-cell table:number-columns-repeated="3"/>
          <table:table-cell table:formula="of:=IF([.A75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53]*(1-[.A753])" office:value-type="float" office:value="0.584909267068745" calcext:value-type="float">
            <text:p>0,5849092671</text:p>
          </table:table-cell>
          <table:table-cell table:number-columns-repeated="3"/>
          <table:table-cell table:formula="of:=IF([.A75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54]*(1-[.A754])" office:value-type="float" office:value="0.971161665463394" calcext:value-type="float">
            <text:p>0,9711616655</text:p>
          </table:table-cell>
          <table:table-cell table:number-columns-repeated="3"/>
          <table:table-cell table:formula="of:=IF([.A75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55]*(1-[.A755])" office:value-type="float" office:value="0.112026739991042" calcext:value-type="float">
            <text:p>0,11202674</text:p>
          </table:table-cell>
          <table:table-cell table:number-columns-repeated="3"/>
          <table:table-cell table:formula="of:=IF([.A75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56]*(1-[.A756])" office:value-type="float" office:value="0.397906998072084" calcext:value-type="float">
            <text:p>0,3979069981</text:p>
          </table:table-cell>
          <table:table-cell table:number-columns-repeated="3"/>
          <table:table-cell table:formula="of:=IF([.A75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57]*(1-[.A757])" office:value-type="float" office:value="0.958308075829386" calcext:value-type="float">
            <text:p>0,9583080758</text:p>
          </table:table-cell>
          <table:table-cell table:number-columns-repeated="3"/>
          <table:table-cell table:formula="of:=IF([.A75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58]*(1-[.A758])" office:value-type="float" office:value="0.159814830518261" calcext:value-type="float">
            <text:p>0,1598148305</text:p>
          </table:table-cell>
          <table:table-cell table:number-columns-repeated="3"/>
          <table:table-cell table:formula="of:=IF([.A75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59]*(1-[.A759])" office:value-type="float" office:value="0.537096201858723" calcext:value-type="float">
            <text:p>0,5370962019</text:p>
          </table:table-cell>
          <table:table-cell table:number-columns-repeated="3"/>
          <table:table-cell table:formula="of:=IF([.A76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60]*(1-[.A760])" office:value-type="float" office:value="0.994495487230627" calcext:value-type="float">
            <text:p>0,9944954872</text:p>
          </table:table-cell>
          <table:table-cell table:number-columns-repeated="3"/>
          <table:table-cell table:formula="of:=IF([.A76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61]*(1-[.A761])" office:value-type="float" office:value="0.0218968524341771" calcext:value-type="float">
            <text:p>0,0218968524</text:p>
          </table:table-cell>
          <table:table-cell table:number-columns-repeated="3"/>
          <table:table-cell table:formula="of:=IF([.A76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62]*(1-[.A762])" office:value-type="float" office:value="0.0856695211506121" calcext:value-type="float">
            <text:p>0,0856695212</text:p>
          </table:table-cell>
          <table:table-cell table:number-columns-repeated="3"/>
          <table:table-cell table:formula="of:=IF([.A76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63]*(1-[.A763])" office:value-type="float" office:value="0.313321017185748" calcext:value-type="float">
            <text:p>0,3133210172</text:p>
          </table:table-cell>
          <table:table-cell table:number-columns-repeated="3"/>
          <table:table-cell table:formula="of:=IF([.A76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64]*(1-[.A764])" office:value-type="float" office:value="0.860603829501744" calcext:value-type="float">
            <text:p>0,8606038295</text:p>
          </table:table-cell>
          <table:table-cell table:number-columns-repeated="3"/>
          <table:table-cell table:formula="of:=IF([.A76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65]*(1-[.A765])" office:value-type="float" office:value="0.479859512594708" calcext:value-type="float">
            <text:p>0,4798595126</text:p>
          </table:table-cell>
          <table:table-cell table:number-columns-repeated="3"/>
          <table:table-cell table:formula="of:=IF([.A76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66]*(1-[.A766])" office:value-type="float" office:value="0.998377443068309" calcext:value-type="float">
            <text:p>0,9983774431</text:p>
          </table:table-cell>
          <table:table-cell table:number-columns-repeated="3"/>
          <table:table-cell table:formula="of:=IF([.A76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67]*(1-[.A767])" office:value-type="float" office:value="0.00647969696277724" calcext:value-type="float">
            <text:p>0,006479697</text:p>
          </table:table-cell>
          <table:table-cell table:number-columns-repeated="3"/>
          <table:table-cell table:formula="of:=IF([.A76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68]*(1-[.A768])" office:value-type="float" office:value="0.0257508419601913" calcext:value-type="float">
            <text:p>0,025750842</text:p>
          </table:table-cell>
          <table:table-cell table:number-columns-repeated="3"/>
          <table:table-cell table:formula="of:=IF([.A76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69]*(1-[.A769])" office:value-type="float" office:value="0.10035094439413" calcext:value-type="float">
            <text:p>0,1003509444</text:p>
          </table:table-cell>
          <table:table-cell table:number-columns-repeated="3"/>
          <table:table-cell table:formula="of:=IF([.A77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70]*(1-[.A770])" office:value-type="float" office:value="0.361122529413345" calcext:value-type="float">
            <text:p>0,3611225294</text:p>
          </table:table-cell>
          <table:table-cell table:number-columns-repeated="3"/>
          <table:table-cell table:formula="of:=IF([.A77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71]*(1-[.A771])" office:value-type="float" office:value="0.922852192653811" calcext:value-type="float">
            <text:p>0,9228521927</text:p>
          </table:table-cell>
          <table:table-cell table:number-columns-repeated="3"/>
          <table:table-cell table:formula="of:=IF([.A77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72]*(1-[.A772])" office:value-type="float" office:value="0.284784092671456" calcext:value-type="float">
            <text:p>0,2847840927</text:p>
          </table:table-cell>
          <table:table-cell table:number-columns-repeated="3"/>
          <table:table-cell table:formula="of:=IF([.A77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73]*(1-[.A773])" office:value-type="float" office:value="0.814728452931007" calcext:value-type="float">
            <text:p>0,8147284529</text:p>
          </table:table-cell>
          <table:table-cell table:number-columns-repeated="3"/>
          <table:table-cell table:formula="of:=IF([.A77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74]*(1-[.A774])" office:value-type="float" office:value="0.60378400366262" calcext:value-type="float">
            <text:p>0,6037840037</text:p>
          </table:table-cell>
          <table:table-cell table:number-columns-repeated="3"/>
          <table:table-cell table:formula="of:=IF([.A77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75]*(1-[.A775])" office:value-type="float" office:value="0.956915522335029" calcext:value-type="float">
            <text:p>0,9569155223</text:p>
          </table:table-cell>
          <table:table-cell table:number-columns-repeated="3"/>
          <table:table-cell table:formula="of:=IF([.A77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76]*(1-[.A776])" office:value-type="float" office:value="0.16491282179723" calcext:value-type="float">
            <text:p>0,1649128218</text:p>
          </table:table-cell>
          <table:table-cell table:number-columns-repeated="3"/>
          <table:table-cell table:formula="of:=IF([.A77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77]*(1-[.A777])" office:value-type="float" office:value="0.550866332016421" calcext:value-type="float">
            <text:p>0,550866332</text:p>
          </table:table-cell>
          <table:table-cell table:number-columns-repeated="3"/>
          <table:table-cell table:formula="of:=IF([.A77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78]*(1-[.A778])" office:value-type="float" office:value="0.989650465068781" calcext:value-type="float">
            <text:p>0,9896504651</text:p>
          </table:table-cell>
          <table:table-cell table:number-columns-repeated="3"/>
          <table:table-cell table:formula="of:=IF([.A77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79]*(1-[.A779])" office:value-type="float" office:value="0.0409696882317061" calcext:value-type="float">
            <text:p>0,0409696882</text:p>
          </table:table-cell>
          <table:table-cell table:number-columns-repeated="3"/>
          <table:table-cell table:formula="of:=IF([.A78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80]*(1-[.A780])" office:value-type="float" office:value="0.157164691511612" calcext:value-type="float">
            <text:p>0,1571646915</text:p>
          </table:table-cell>
          <table:table-cell table:number-columns-repeated="3"/>
          <table:table-cell table:formula="of:=IF([.A78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81]*(1-[.A781])" office:value-type="float" office:value="0.529855805014686" calcext:value-type="float">
            <text:p>0,529855805</text:p>
          </table:table-cell>
          <table:table-cell table:number-columns-repeated="3"/>
          <table:table-cell table:formula="of:=IF([.A78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82]*(1-[.A782])" office:value-type="float" office:value="0.9964345236277" calcext:value-type="float">
            <text:p>0,9964345236</text:p>
          </table:table-cell>
          <table:table-cell table:number-columns-repeated="3"/>
          <table:table-cell table:formula="of:=IF([.A78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83]*(1-[.A783])" office:value-type="float" office:value="0.0142110550021533" calcext:value-type="float">
            <text:p>0,014211055</text:p>
          </table:table-cell>
          <table:table-cell table:number-columns-repeated="3"/>
          <table:table-cell table:formula="of:=IF([.A78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84]*(1-[.A784])" office:value-type="float" office:value="0.0560364036715164" calcext:value-type="float">
            <text:p>0,0560364037</text:p>
          </table:table-cell>
          <table:table-cell table:number-columns-repeated="3"/>
          <table:table-cell table:formula="of:=IF([.A78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85]*(1-[.A785])" office:value-type="float" office:value="0.211585300540317" calcext:value-type="float">
            <text:p>0,2115853005</text:p>
          </table:table-cell>
          <table:table-cell table:number-columns-repeated="3"/>
          <table:table-cell table:formula="of:=IF([.A78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86]*(1-[.A786])" office:value-type="float" office:value="0.667267844542323" calcext:value-type="float">
            <text:p>0,6672678445</text:p>
          </table:table-cell>
          <table:table-cell table:number-columns-repeated="3"/>
          <table:table-cell table:formula="of:=IF([.A78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87]*(1-[.A787])" office:value-type="float" office:value="0.888085872728661" calcext:value-type="float">
            <text:p>0,8880858727</text:p>
          </table:table-cell>
          <table:table-cell table:number-columns-repeated="3"/>
          <table:table-cell table:formula="of:=IF([.A78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88]*(1-[.A788])" office:value-type="float" office:value="0.397557421553733" calcext:value-type="float">
            <text:p>0,3975574216</text:p>
          </table:table-cell>
          <table:table-cell table:number-columns-repeated="3"/>
          <table:table-cell table:formula="of:=IF([.A78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89]*(1-[.A789])" office:value-type="float" office:value="0.958022072485122" calcext:value-type="float">
            <text:p>0,9580220725</text:p>
          </table:table-cell>
          <table:table-cell table:number-columns-repeated="3"/>
          <table:table-cell table:formula="of:=IF([.A79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90]*(1-[.A790])" office:value-type="float" office:value="0.160863124465734" calcext:value-type="float">
            <text:p>0,1608631245</text:p>
          </table:table-cell>
          <table:table-cell table:number-columns-repeated="3"/>
          <table:table-cell table:formula="of:=IF([.A79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91]*(1-[.A791])" office:value-type="float" office:value="0.539944718611424" calcext:value-type="float">
            <text:p>0,5399447186</text:p>
          </table:table-cell>
          <table:table-cell table:number-columns-repeated="3"/>
          <table:table-cell table:formula="of:=IF([.A79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92]*(1-[.A792])" office:value-type="float" office:value="0.993617677820217" calcext:value-type="float">
            <text:p>0,9936176778</text:p>
          </table:table-cell>
          <table:table-cell table:number-columns-repeated="3"/>
          <table:table-cell table:formula="of:=IF([.A79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93]*(1-[.A793])" office:value-type="float" office:value="0.0253663525735074" calcext:value-type="float">
            <text:p>0,0253663526</text:p>
          </table:table-cell>
          <table:table-cell table:number-columns-repeated="3"/>
          <table:table-cell table:formula="of:=IF([.A79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94]*(1-[.A794])" office:value-type="float" office:value="0.0988916029224957" calcext:value-type="float">
            <text:p>0,0988916029</text:p>
          </table:table-cell>
          <table:table-cell table:number-columns-repeated="3"/>
          <table:table-cell table:formula="of:=IF([.A79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95]*(1-[.A795])" office:value-type="float" office:value="0.35644821517566" calcext:value-type="float">
            <text:p>0,3564482152</text:p>
          </table:table-cell>
          <table:table-cell table:number-columns-repeated="3"/>
          <table:table-cell table:formula="of:=IF([.A79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96]*(1-[.A796])" office:value-type="float" office:value="0.917571540294986" calcext:value-type="float">
            <text:p>0,9175715403</text:p>
          </table:table-cell>
          <table:table-cell table:number-columns-repeated="3"/>
          <table:table-cell table:formula="of:=IF([.A79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97]*(1-[.A797])" office:value-type="float" office:value="0.302536034942691" calcext:value-type="float">
            <text:p>0,3025360349</text:p>
          </table:table-cell>
          <table:table-cell table:number-columns-repeated="3"/>
          <table:table-cell table:formula="of:=IF([.A79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798]*(1-[.A798])" office:value-type="float" office:value="0.844031930015384" calcext:value-type="float">
            <text:p>0,84403193</text:p>
          </table:table-cell>
          <table:table-cell table:number-columns-repeated="3"/>
          <table:table-cell table:formula="of:=IF([.A79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799]*(1-[.A799])" office:value-type="float" office:value="0.526568124519561" calcext:value-type="float">
            <text:p>0,5265681245</text:p>
          </table:table-cell>
          <table:table-cell table:number-columns-repeated="3"/>
          <table:table-cell table:formula="of:=IF([.A80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00]*(1-[.A800])" office:value-type="float" office:value="0.997176539038052" calcext:value-type="float">
            <text:p>0,997176539</text:p>
          </table:table-cell>
          <table:table-cell table:number-columns-repeated="3"/>
          <table:table-cell table:formula="of:=IF([.A80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01]*(1-[.A801])" office:value-type="float" office:value="0.0112619561205755" calcext:value-type="float">
            <text:p>0,0112619561</text:p>
          </table:table-cell>
          <table:table-cell table:number-columns-repeated="3"/>
          <table:table-cell table:formula="of:=IF([.A80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02]*(1-[.A802])" office:value-type="float" office:value="0.044540497859655" calcext:value-type="float">
            <text:p>0,0445404979</text:p>
          </table:table-cell>
          <table:table-cell table:number-columns-repeated="3"/>
          <table:table-cell table:formula="of:=IF([.A80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03]*(1-[.A803])" office:value-type="float" office:value="0.170226567640276" calcext:value-type="float">
            <text:p>0,1702265676</text:p>
          </table:table-cell>
          <table:table-cell table:number-columns-repeated="3"/>
          <table:table-cell table:formula="of:=IF([.A80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04]*(1-[.A804])" office:value-type="float" office:value="0.564997933238747" calcext:value-type="float">
            <text:p>0,5649979332</text:p>
          </table:table-cell>
          <table:table-cell table:number-columns-repeated="3"/>
          <table:table-cell table:formula="of:=IF([.A80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05]*(1-[.A805])" office:value-type="float" office:value="0.983101074698766" calcext:value-type="float">
            <text:p>0,9831010747</text:p>
          </table:table-cell>
          <table:table-cell table:number-columns-repeated="3"/>
          <table:table-cell table:formula="of:=IF([.A80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06]*(1-[.A806])" office:value-type="float" office:value="0.0664534064995907" calcext:value-type="float">
            <text:p>0,0664534065</text:p>
          </table:table-cell>
          <table:table-cell table:number-columns-repeated="3"/>
          <table:table-cell table:formula="of:=IF([.A80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07]*(1-[.A807])" office:value-type="float" office:value="0.248149405056763" calcext:value-type="float">
            <text:p>0,2481494051</text:p>
          </table:table-cell>
          <table:table-cell table:number-columns-repeated="3"/>
          <table:table-cell table:formula="of:=IF([.A80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08]*(1-[.A808])" office:value-type="float" office:value="0.746285111306951" calcext:value-type="float">
            <text:p>0,7462851113</text:p>
          </table:table-cell>
          <table:table-cell table:number-columns-repeated="3"/>
          <table:table-cell table:formula="of:=IF([.A80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09]*(1-[.A809])" office:value-type="float" office:value="0.757374575794091" calcext:value-type="float">
            <text:p>0,7573745758</text:p>
          </table:table-cell>
          <table:table-cell table:number-columns-repeated="3"/>
          <table:table-cell table:formula="of:=IF([.A81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10]*(1-[.A810])" office:value-type="float" office:value="0.735033310939248" calcext:value-type="float">
            <text:p>0,7350333109</text:p>
          </table:table-cell>
          <table:table-cell table:number-columns-repeated="3"/>
          <table:table-cell table:formula="of:=IF([.A81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11]*(1-[.A811])" office:value-type="float" office:value="0.77903737099574" calcext:value-type="float">
            <text:p>0,779037371</text:p>
          </table:table-cell>
          <table:table-cell table:number-columns-repeated="3"/>
          <table:table-cell table:formula="of:=IF([.A81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12]*(1-[.A812])" office:value-type="float" office:value="0.688552582351144" calcext:value-type="float">
            <text:p>0,6885525824</text:p>
          </table:table-cell>
          <table:table-cell table:number-columns-repeated="3"/>
          <table:table-cell table:formula="of:=IF([.A81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13]*(1-[.A813])" office:value-type="float" office:value="0.857791694754861" calcext:value-type="float">
            <text:p>0,8577916948</text:p>
          </table:table-cell>
          <table:table-cell table:number-columns-repeated="3"/>
          <table:table-cell table:formula="of:=IF([.A81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14]*(1-[.A814])" office:value-type="float" office:value="0.487940412657778" calcext:value-type="float">
            <text:p>0,4879404127</text:p>
          </table:table-cell>
          <table:table-cell table:number-columns-repeated="3"/>
          <table:table-cell table:formula="of:=IF([.A81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15]*(1-[.A815])" office:value-type="float" office:value="0.999418265412541" calcext:value-type="float">
            <text:p>0,9994182654</text:p>
          </table:table-cell>
          <table:table-cell table:number-columns-repeated="3"/>
          <table:table-cell table:formula="of:=IF([.A81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16]*(1-[.A816])" office:value-type="float" office:value="0.00232558468931379" calcext:value-type="float">
            <text:p>0,0023255847</text:p>
          </table:table-cell>
          <table:table-cell table:number-columns-repeated="3"/>
          <table:table-cell table:formula="of:=IF([.A81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17]*(1-[.A817])" office:value-type="float" office:value="0.00928070538066648" calcext:value-type="float">
            <text:p>0,0092807054</text:p>
          </table:table-cell>
          <table:table-cell table:number-columns-repeated="3"/>
          <table:table-cell table:formula="of:=IF([.A81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18]*(1-[.A818])" office:value-type="float" office:value="0.036778295553215" calcext:value-type="float">
            <text:p>0,0367782956</text:p>
          </table:table-cell>
          <table:table-cell table:number-columns-repeated="3"/>
          <table:table-cell table:formula="of:=IF([.A81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19]*(1-[.A819])" office:value-type="float" office:value="0.141702610117661" calcext:value-type="float">
            <text:p>0,1417026101</text:p>
          </table:table-cell>
          <table:table-cell table:number-columns-repeated="3"/>
          <table:table-cell table:formula="of:=IF([.A82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20]*(1-[.A820])" office:value-type="float" office:value="0.486491921614014" calcext:value-type="float">
            <text:p>0,4864919216</text:p>
          </table:table-cell>
          <table:table-cell table:number-columns-repeated="3"/>
          <table:table-cell table:formula="of:=IF([.A82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21]*(1-[.A821])" office:value-type="float" office:value="0.999270127273272" calcext:value-type="float">
            <text:p>0,9992701273</text:p>
          </table:table-cell>
          <table:table-cell table:number-columns-repeated="3"/>
          <table:table-cell table:formula="of:=IF([.A82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22]*(1-[.A822])" office:value-type="float" office:value="0.00291736005012257" calcext:value-type="float">
            <text:p>0,0029173601</text:p>
          </table:table-cell>
          <table:table-cell table:number-columns-repeated="3"/>
          <table:table-cell table:formula="of:=IF([.A82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23]*(1-[.A823])" office:value-type="float" office:value="0.0116353962418421" calcext:value-type="float">
            <text:p>0,0116353962</text:p>
          </table:table-cell>
          <table:table-cell table:number-columns-repeated="3"/>
          <table:table-cell table:formula="of:=IF([.A82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24]*(1-[.A824])" office:value-type="float" office:value="0.0460000551845497" calcext:value-type="float">
            <text:p>0,0460000552</text:p>
          </table:table-cell>
          <table:table-cell table:number-columns-repeated="3"/>
          <table:table-cell table:formula="of:=IF([.A82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25]*(1-[.A825])" office:value-type="float" office:value="0.175536200430272" calcext:value-type="float">
            <text:p>0,1755362004</text:p>
          </table:table-cell>
          <table:table-cell table:number-columns-repeated="3"/>
          <table:table-cell table:formula="of:=IF([.A82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26]*(1-[.A826])" office:value-type="float" office:value="0.578892971075102" calcext:value-type="float">
            <text:p>0,5788929711</text:p>
          </table:table-cell>
          <table:table-cell table:number-columns-repeated="3"/>
          <table:table-cell table:formula="of:=IF([.A82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27]*(1-[.A827])" office:value-type="float" office:value="0.975103596459772" calcext:value-type="float">
            <text:p>0,9751035965</text:p>
          </table:table-cell>
          <table:table-cell table:number-columns-repeated="3"/>
          <table:table-cell table:formula="of:=IF([.A82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28]*(1-[.A828])" office:value-type="float" office:value="0.0971062905239594" calcext:value-type="float">
            <text:p>0,0971062905</text:p>
          </table:table-cell>
          <table:table-cell table:number-columns-repeated="3"/>
          <table:table-cell table:formula="of:=IF([.A82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29]*(1-[.A829])" office:value-type="float" office:value="0.350706635458543" calcext:value-type="float">
            <text:p>0,3507066355</text:p>
          </table:table-cell>
          <table:table-cell table:number-columns-repeated="3"/>
          <table:table-cell table:formula="of:=IF([.A83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30]*(1-[.A830])" office:value-type="float" office:value="0.910845965215567" calcext:value-type="float">
            <text:p>0,9108459652</text:p>
          </table:table-cell>
          <table:table-cell table:number-columns-repeated="3"/>
          <table:table-cell table:formula="of:=IF([.A83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31]*(1-[.A831])" office:value-type="float" office:value="0.324822371464358" calcext:value-type="float">
            <text:p>0,3248223715</text:p>
          </table:table-cell>
          <table:table-cell table:number-columns-repeated="3"/>
          <table:table-cell table:formula="of:=IF([.A83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32]*(1-[.A832])" office:value-type="float" office:value="0.877251193842514" calcext:value-type="float">
            <text:p>0,8772511938</text:p>
          </table:table-cell>
          <table:table-cell table:number-columns-repeated="3"/>
          <table:table-cell table:formula="of:=IF([.A83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33]*(1-[.A833])" office:value-type="float" office:value="0.430726146977591" calcext:value-type="float">
            <text:p>0,430726147</text:p>
          </table:table-cell>
          <table:table-cell table:number-columns-repeated="3"/>
          <table:table-cell table:formula="of:=IF([.A83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34]*(1-[.A834])" office:value-type="float" office:value="0.980804533149719" calcext:value-type="float">
            <text:p>0,9808045331</text:p>
          </table:table-cell>
          <table:table-cell table:number-columns-repeated="3"/>
          <table:table-cell table:formula="of:=IF([.A83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35]*(1-[.A835])" office:value-type="float" office:value="0.0753080036107237" calcext:value-type="float">
            <text:p>0,0753080036</text:p>
          </table:table-cell>
          <table:table-cell table:number-columns-repeated="3"/>
          <table:table-cell table:formula="of:=IF([.A83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36]*(1-[.A836])" office:value-type="float" office:value="0.278546832811564" calcext:value-type="float">
            <text:p>0,2785468328</text:p>
          </table:table-cell>
          <table:table-cell table:number-columns-repeated="3"/>
          <table:table-cell table:formula="of:=IF([.A83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37]*(1-[.A837])" office:value-type="float" office:value="0.803833978968842" calcext:value-type="float">
            <text:p>0,803833979</text:p>
          </table:table-cell>
          <table:table-cell table:number-columns-repeated="3"/>
          <table:table-cell table:formula="of:=IF([.A83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38]*(1-[.A838])" office:value-type="float" office:value="0.630739652895845" calcext:value-type="float">
            <text:p>0,6307396529</text:p>
          </table:table-cell>
          <table:table-cell table:number-columns-repeated="3"/>
          <table:table-cell table:formula="of:=IF([.A83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39]*(1-[.A839])" office:value-type="float" office:value="0.931628572642696" calcext:value-type="float">
            <text:p>0,9316285726</text:p>
          </table:table-cell>
          <table:table-cell table:number-columns-repeated="3"/>
          <table:table-cell table:formula="of:=IF([.A84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40]*(1-[.A840])" office:value-type="float" office:value="0.254787101113715" calcext:value-type="float">
            <text:p>0,2547871011</text:p>
          </table:table-cell>
          <table:table-cell table:number-columns-repeated="3"/>
          <table:table-cell table:formula="of:=IF([.A84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41]*(1-[.A841])" office:value-type="float" office:value="0.759482536879138" calcext:value-type="float">
            <text:p>0,7594825369</text:p>
          </table:table-cell>
          <table:table-cell table:number-columns-repeated="3"/>
          <table:table-cell table:formula="of:=IF([.A84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42]*(1-[.A842])" office:value-type="float" office:value="0.730675252219066" calcext:value-type="float">
            <text:p>0,7306752522</text:p>
          </table:table-cell>
          <table:table-cell table:number-columns-repeated="3"/>
          <table:table-cell table:formula="of:=IF([.A84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43]*(1-[.A843])" office:value-type="float" office:value="0.787155712054681" calcext:value-type="float">
            <text:p>0,7871557121</text:p>
          </table:table-cell>
          <table:table-cell table:number-columns-repeated="3"/>
          <table:table-cell table:formula="of:=IF([.A84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44]*(1-[.A844])" office:value-type="float" office:value="0.670166388137478" calcext:value-type="float">
            <text:p>0,6701663881</text:p>
          </table:table-cell>
          <table:table-cell table:number-columns-repeated="3"/>
          <table:table-cell table:formula="of:=IF([.A84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45]*(1-[.A845])" office:value-type="float" office:value="0.884173601392981" calcext:value-type="float">
            <text:p>0,8841736014</text:p>
          </table:table-cell>
          <table:table-cell table:number-columns-repeated="3"/>
          <table:table-cell table:formula="of:=IF([.A84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46]*(1-[.A846])" office:value-type="float" office:value="0.409642575970988" calcext:value-type="float">
            <text:p>0,409642576</text:p>
          </table:table-cell>
          <table:table-cell table:number-columns-repeated="3"/>
          <table:table-cell table:formula="of:=IF([.A84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47]*(1-[.A847])" office:value-type="float" office:value="0.967342143691365" calcext:value-type="float">
            <text:p>0,9673421437</text:p>
          </table:table-cell>
          <table:table-cell table:number-columns-repeated="3"/>
          <table:table-cell table:formula="of:=IF([.A84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48]*(1-[.A848])" office:value-type="float" office:value="0.126365282919838" calcext:value-type="float">
            <text:p>0,1263652829</text:p>
          </table:table-cell>
          <table:table-cell table:number-columns-repeated="3"/>
          <table:table-cell table:formula="of:=IF([.A84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49]*(1-[.A849])" office:value-type="float" office:value="0.44158839276971" calcext:value-type="float">
            <text:p>0,4415883928</text:p>
          </table:table-cell>
          <table:table-cell table:number-columns-repeated="3"/>
          <table:table-cell table:formula="of:=IF([.A85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50]*(1-[.A850])" office:value-type="float" office:value="0.986352336563098" calcext:value-type="float">
            <text:p>0,9863523366</text:p>
          </table:table-cell>
          <table:table-cell table:number-columns-repeated="3"/>
          <table:table-cell table:formula="of:=IF([.A85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51]*(1-[.A851])" office:value-type="float" office:value="0.0538456188784621" calcext:value-type="float">
            <text:p>0,0538456189</text:p>
          </table:table-cell>
          <table:table-cell table:number-columns-repeated="3"/>
          <table:table-cell table:formula="of:=IF([.A85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52]*(1-[.A852])" office:value-type="float" office:value="0.20378507282423" calcext:value-type="float">
            <text:p>0,2037850728</text:p>
          </table:table-cell>
          <table:table-cell table:number-columns-repeated="3"/>
          <table:table-cell table:formula="of:=IF([.A85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53]*(1-[.A853])" office:value-type="float" office:value="0.649026867673013" calcext:value-type="float">
            <text:p>0,6490268677</text:p>
          </table:table-cell>
          <table:table-cell table:number-columns-repeated="3"/>
          <table:table-cell table:formula="of:=IF([.A85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54]*(1-[.A854])" office:value-type="float" office:value="0.911163970846281" calcext:value-type="float">
            <text:p>0,9111639708</text:p>
          </table:table-cell>
          <table:table-cell table:number-columns-repeated="3"/>
          <table:table-cell table:formula="of:=IF([.A85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55]*(1-[.A855])" office:value-type="float" office:value="0.323776756311674" calcext:value-type="float">
            <text:p>0,3237767563</text:p>
          </table:table-cell>
          <table:table-cell table:number-columns-repeated="3"/>
          <table:table-cell table:formula="of:=IF([.A85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56]*(1-[.A856])" office:value-type="float" office:value="0.87578147353586" calcext:value-type="float">
            <text:p>0,8757814735</text:p>
          </table:table-cell>
          <table:table-cell table:number-columns-repeated="3"/>
          <table:table-cell table:formula="of:=IF([.A85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57]*(1-[.A857])" office:value-type="float" office:value="0.435153136588871" calcext:value-type="float">
            <text:p>0,4351531366</text:p>
          </table:table-cell>
          <table:table-cell table:number-columns-repeated="3"/>
          <table:table-cell table:formula="of:=IF([.A85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58]*(1-[.A858])" office:value-type="float" office:value="0.983179537222953" calcext:value-type="float">
            <text:p>0,9831795372</text:p>
          </table:table-cell>
          <table:table-cell table:number-columns-repeated="3"/>
          <table:table-cell table:formula="of:=IF([.A85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59]*(1-[.A859])" office:value-type="float" office:value="0.0661501392360501" calcext:value-type="float">
            <text:p>0,0661501392</text:p>
          </table:table-cell>
          <table:table-cell table:number-columns-repeated="3"/>
          <table:table-cell table:formula="of:=IF([.A86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60]*(1-[.A860])" office:value-type="float" office:value="0.247097193260405" calcext:value-type="float">
            <text:p>0,2470971933</text:p>
          </table:table-cell>
          <table:table-cell table:number-columns-repeated="3"/>
          <table:table-cell table:formula="of:=IF([.A86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61]*(1-[.A861])" office:value-type="float" office:value="0.74416068137294" calcext:value-type="float">
            <text:p>0,7441606814</text:p>
          </table:table-cell>
          <table:table-cell table:number-columns-repeated="3"/>
          <table:table-cell table:formula="of:=IF([.A86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62]*(1-[.A862])" office:value-type="float" office:value="0.761542246686006" calcext:value-type="float">
            <text:p>0,7615422467</text:p>
          </table:table-cell>
          <table:table-cell table:number-columns-repeated="3"/>
          <table:table-cell table:formula="of:=IF([.A86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63]*(1-[.A863])" office:value-type="float" office:value="0.726382612793745" calcext:value-type="float">
            <text:p>0,7263826128</text:p>
          </table:table-cell>
          <table:table-cell table:number-columns-repeated="3"/>
          <table:table-cell table:formula="of:=IF([.A86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64]*(1-[.A864])" office:value-type="float" office:value="0.795003650498709" calcext:value-type="float">
            <text:p>0,7950036505</text:p>
          </table:table-cell>
          <table:table-cell table:number-columns-repeated="3"/>
          <table:table-cell table:formula="of:=IF([.A86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65]*(1-[.A865])" office:value-type="float" office:value="0.651891384769742" calcext:value-type="float">
            <text:p>0,6518913848</text:p>
          </table:table-cell>
          <table:table-cell table:number-columns-repeated="3"/>
          <table:table-cell table:formula="of:=IF([.A86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66]*(1-[.A866])" office:value-type="float" office:value="0.907716028930921" calcext:value-type="float">
            <text:p>0,9077160289</text:p>
          </table:table-cell>
          <table:table-cell table:number-columns-repeated="3"/>
          <table:table-cell table:formula="of:=IF([.A86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67]*(1-[.A867])" office:value-type="float" office:value="0.335070559011201" calcext:value-type="float">
            <text:p>0,335070559</text:p>
          </table:table-cell>
          <table:table-cell table:number-columns-repeated="3"/>
          <table:table-cell table:formula="of:=IF([.A86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68]*(1-[.A868])" office:value-type="float" office:value="0.891193117980489" calcext:value-type="float">
            <text:p>0,891193118</text:p>
          </table:table-cell>
          <table:table-cell table:number-columns-repeated="3"/>
          <table:table-cell table:formula="of:=IF([.A86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69]*(1-[.A869])" office:value-type="float" office:value="0.387871777778813" calcext:value-type="float">
            <text:p>0,3878717778</text:p>
          </table:table-cell>
          <table:table-cell table:number-columns-repeated="3"/>
          <table:table-cell table:formula="of:=IF([.A87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70]*(1-[.A870])" office:value-type="float" office:value="0.949709047126064" calcext:value-type="float">
            <text:p>0,9497090471</text:p>
          </table:table-cell>
          <table:table-cell table:number-columns-repeated="3"/>
          <table:table-cell table:formula="of:=IF([.A87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71]*(1-[.A871])" office:value-type="float" office:value="0.19104709173187" calcext:value-type="float">
            <text:p>0,1910470917</text:p>
          </table:table-cell>
          <table:table-cell table:number-columns-repeated="3"/>
          <table:table-cell table:formula="of:=IF([.A87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72]*(1-[.A872])" office:value-type="float" office:value="0.618192401890658" calcext:value-type="float">
            <text:p>0,6181924019</text:p>
          </table:table-cell>
          <table:table-cell table:number-columns-repeated="3"/>
          <table:table-cell table:formula="of:=IF([.A87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73]*(1-[.A873])" office:value-type="float" office:value="0.944122224541269" calcext:value-type="float">
            <text:p>0,9441222245</text:p>
          </table:table-cell>
          <table:table-cell table:number-columns-repeated="3"/>
          <table:table-cell table:formula="of:=IF([.A87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74]*(1-[.A874])" office:value-type="float" office:value="0.211021798674058" calcext:value-type="float">
            <text:p>0,2110217987</text:p>
          </table:table-cell>
          <table:table-cell table:number-columns-repeated="3"/>
          <table:table-cell table:formula="of:=IF([.A87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75]*(1-[.A875])" office:value-type="float" office:value="0.665966396633693" calcext:value-type="float">
            <text:p>0,6659663966</text:p>
          </table:table-cell>
          <table:table-cell table:number-columns-repeated="3"/>
          <table:table-cell table:formula="of:=IF([.A87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76]*(1-[.A876])" office:value-type="float" office:value="0.88982062075371" calcext:value-type="float">
            <text:p>0,8898206208</text:p>
          </table:table-cell>
          <table:table-cell table:number-columns-repeated="3"/>
          <table:table-cell table:formula="of:=IF([.A87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77]*(1-[.A877])" office:value-type="float" office:value="0.392159534540768" calcext:value-type="float">
            <text:p>0,3921595345</text:p>
          </table:table-cell>
          <table:table-cell table:number-columns-repeated="3"/>
          <table:table-cell table:formula="of:=IF([.A87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78]*(1-[.A878])" office:value-type="float" office:value="0.953481736038145" calcext:value-type="float">
            <text:p>0,953481736</text:p>
          </table:table-cell>
          <table:table-cell table:number-columns-repeated="3"/>
          <table:table-cell table:formula="of:=IF([.A87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79]*(1-[.A879])" office:value-type="float" office:value="0.177417260319322" calcext:value-type="float">
            <text:p>0,1774172603</text:p>
          </table:table-cell>
          <table:table-cell table:number-columns-repeated="3"/>
          <table:table-cell table:formula="of:=IF([.A88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80]*(1-[.A880])" office:value-type="float" office:value="0.583761504240431" calcext:value-type="float">
            <text:p>0,5837615042</text:p>
          </table:table-cell>
          <table:table-cell table:number-columns-repeated="3"/>
          <table:table-cell table:formula="of:=IF([.A88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81]*(1-[.A881])" office:value-type="float" office:value="0.971936041629521" calcext:value-type="float">
            <text:p>0,9719360416</text:p>
          </table:table-cell>
          <table:table-cell table:number-columns-repeated="3"/>
          <table:table-cell table:formula="of:=IF([.A88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82]*(1-[.A882])" office:value-type="float" office:value="0.109105490444237" calcext:value-type="float">
            <text:p>0,1091054904</text:p>
          </table:table-cell>
          <table:table-cell table:number-columns-repeated="3"/>
          <table:table-cell table:formula="of:=IF([.A88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83]*(1-[.A883])" office:value-type="float" office:value="0.388805929596638" calcext:value-type="float">
            <text:p>0,3888059296</text:p>
          </table:table-cell>
          <table:table-cell table:number-columns-repeated="3"/>
          <table:table-cell table:formula="of:=IF([.A88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84]*(1-[.A884])" office:value-type="float" office:value="0.950543514828529" calcext:value-type="float">
            <text:p>0,9505435148</text:p>
          </table:table-cell>
          <table:table-cell table:number-columns-repeated="3"/>
          <table:table-cell table:formula="of:=IF([.A88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85]*(1-[.A885])" office:value-type="float" office:value="0.18804216498382" calcext:value-type="float">
            <text:p>0,188042165</text:p>
          </table:table-cell>
          <table:table-cell table:number-columns-repeated="3"/>
          <table:table-cell table:formula="of:=IF([.A88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86]*(1-[.A886])" office:value-type="float" office:value="0.610729236688073" calcext:value-type="float">
            <text:p>0,6107292367</text:p>
          </table:table-cell>
          <table:table-cell table:number-columns-repeated="3"/>
          <table:table-cell table:formula="of:=IF([.A88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87]*(1-[.A887])" office:value-type="float" office:value="0.950956144569907" calcext:value-type="float">
            <text:p>0,9509561446</text:p>
          </table:table-cell>
          <table:table-cell table:number-columns-repeated="3"/>
          <table:table-cell table:formula="of:=IF([.A88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88]*(1-[.A888])" office:value-type="float" office:value="0.18655422269858" calcext:value-type="float">
            <text:p>0,1865542227</text:p>
          </table:table-cell>
          <table:table-cell table:number-columns-repeated="3"/>
          <table:table-cell table:formula="of:=IF([.A88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89]*(1-[.A889])" office:value-type="float" office:value="0.607006978767634" calcext:value-type="float">
            <text:p>0,6070069788</text:p>
          </table:table-cell>
          <table:table-cell table:number-columns-repeated="3"/>
          <table:table-cell table:formula="of:=IF([.A89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90]*(1-[.A890])" office:value-type="float" office:value="0.954198025980092" calcext:value-type="float">
            <text:p>0,954198026</text:p>
          </table:table-cell>
          <table:table-cell table:number-columns-repeated="3"/>
          <table:table-cell table:formula="of:=IF([.A89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91]*(1-[.A891])" office:value-type="float" office:value="0.17481661278315" calcext:value-type="float">
            <text:p>0,1748166128</text:p>
          </table:table-cell>
          <table:table-cell table:number-columns-repeated="3"/>
          <table:table-cell table:formula="of:=IF([.A89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92]*(1-[.A892])" office:value-type="float" office:value="0.577023058712704" calcext:value-type="float">
            <text:p>0,5770230587</text:p>
          </table:table-cell>
          <table:table-cell table:number-columns-repeated="3"/>
          <table:table-cell table:formula="of:=IF([.A89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93]*(1-[.A893])" office:value-type="float" office:value="0.976269793706157" calcext:value-type="float">
            <text:p>0,9762697937</text:p>
          </table:table-cell>
          <table:table-cell table:number-columns-repeated="3"/>
          <table:table-cell table:formula="of:=IF([.A89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94]*(1-[.A894])" office:value-type="float" office:value="0.0926683344123766" calcext:value-type="float">
            <text:p>0,0926683344</text:p>
          </table:table-cell>
          <table:table-cell table:number-columns-repeated="3"/>
          <table:table-cell table:formula="of:=IF([.A89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95]*(1-[.A895])" office:value-type="float" office:value="0.33632365683845" calcext:value-type="float">
            <text:p>0,3363236568</text:p>
          </table:table-cell>
          <table:table-cell table:number-columns-repeated="3"/>
          <table:table-cell table:formula="of:=IF([.A89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96]*(1-[.A896])" office:value-type="float" office:value="0.892840218757051" calcext:value-type="float">
            <text:p>0,8928402188</text:p>
          </table:table-cell>
          <table:table-cell table:number-columns-repeated="3"/>
          <table:table-cell table:formula="of:=IF([.A89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97]*(1-[.A897])" office:value-type="float" office:value="0.382706250107651" calcext:value-type="float">
            <text:p>0,3827062501</text:p>
          </table:table-cell>
          <table:table-cell table:number-columns-repeated="3"/>
          <table:table-cell table:formula="of:=IF([.A89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898]*(1-[.A898])" office:value-type="float" office:value="0.944968704944764" calcext:value-type="float">
            <text:p>0,9449687049</text:p>
          </table:table-cell>
          <table:table-cell table:number-columns-repeated="3"/>
          <table:table-cell table:formula="of:=IF([.A89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899]*(1-[.A899])" office:value-type="float" office:value="0.208011406479118" calcext:value-type="float">
            <text:p>0,2080114065</text:p>
          </table:table-cell>
          <table:table-cell table:number-columns-repeated="3"/>
          <table:table-cell table:formula="of:=IF([.A90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00]*(1-[.A900])" office:value-type="float" office:value="0.658970645014789" calcext:value-type="float">
            <text:p>0,658970645</text:p>
          </table:table-cell>
          <table:table-cell table:number-columns-repeated="3"/>
          <table:table-cell table:formula="of:=IF([.A90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01]*(1-[.A901])" office:value-type="float" office:value="0.898913336094328" calcext:value-type="float">
            <text:p>0,8989133361</text:p>
          </table:table-cell>
          <table:table-cell table:number-columns-repeated="3"/>
          <table:table-cell table:formula="of:=IF([.A90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02]*(1-[.A902])" office:value-type="float" office:value="0.363472601144375" calcext:value-type="float">
            <text:p>0,3634726011</text:p>
          </table:table-cell>
          <table:table-cell table:number-columns-repeated="3"/>
          <table:table-cell table:formula="of:=IF([.A90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03]*(1-[.A903])" office:value-type="float" office:value="0.925441077446868" calcext:value-type="float">
            <text:p>0,9254410774</text:p>
          </table:table-cell>
          <table:table-cell table:number-columns-repeated="3"/>
          <table:table-cell table:formula="of:=IF([.A90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04]*(1-[.A904])" office:value-type="float" office:value="0.275999558483393" calcext:value-type="float">
            <text:p>0,2759995585</text:p>
          </table:table-cell>
          <table:table-cell table:number-columns-repeated="3"/>
          <table:table-cell table:formula="of:=IF([.A90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05]*(1-[.A905])" office:value-type="float" office:value="0.799295208801461" calcext:value-type="float">
            <text:p>0,7992952088</text:p>
          </table:table-cell>
          <table:table-cell table:number-columns-repeated="3"/>
          <table:table-cell table:formula="of:=IF([.A90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06]*(1-[.A906])" office:value-type="float" office:value="0.64168951195396" calcext:value-type="float">
            <text:p>0,641689512</text:p>
          </table:table-cell>
          <table:table-cell table:number-columns-repeated="3"/>
          <table:table-cell table:formula="of:=IF([.A90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07]*(1-[.A907])" office:value-type="float" office:value="0.919696328808994" calcext:value-type="float">
            <text:p>0,9196963288</text:p>
          </table:table-cell>
          <table:table-cell table:number-columns-repeated="3"/>
          <table:table-cell table:formula="of:=IF([.A90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08]*(1-[.A908])" office:value-type="float" office:value="0.29541996633701" calcext:value-type="float">
            <text:p>0,2954199663</text:p>
          </table:table-cell>
          <table:table-cell table:number-columns-repeated="3"/>
          <table:table-cell table:formula="of:=IF([.A90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09]*(1-[.A909])" office:value-type="float" office:value="0.8325880393058" calcext:value-type="float">
            <text:p>0,8325880393</text:p>
          </table:table-cell>
          <table:table-cell table:number-columns-repeated="3"/>
          <table:table-cell table:formula="of:=IF([.A91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10]*(1-[.A910])" office:value-type="float" office:value="0.557540784442894" calcext:value-type="float">
            <text:p>0,5575407844</text:p>
          </table:table-cell>
          <table:table-cell table:number-columns-repeated="3"/>
          <table:table-cell table:formula="of:=IF([.A91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11]*(1-[.A911])" office:value-type="float" office:value="0.986756232502786" calcext:value-type="float">
            <text:p>0,9867562325</text:p>
          </table:table-cell>
          <table:table-cell table:number-columns-repeated="3"/>
          <table:table-cell table:formula="of:=IF([.A91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12]*(1-[.A912])" office:value-type="float" office:value="0.0522734804787767" calcext:value-type="float">
            <text:p>0,0522734805</text:p>
          </table:table-cell>
          <table:table-cell table:number-columns-repeated="3"/>
          <table:table-cell table:formula="of:=IF([.A91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13]*(1-[.A913])" office:value-type="float" office:value="0.198163854869647" calcext:value-type="float">
            <text:p>0,1981638549</text:p>
          </table:table-cell>
          <table:table-cell table:number-columns-repeated="3"/>
          <table:table-cell table:formula="of:=IF([.A91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14]*(1-[.A914])" office:value-type="float" office:value="0.635579765971393" calcext:value-type="float">
            <text:p>0,635579766</text:p>
          </table:table-cell>
          <table:table-cell table:number-columns-repeated="3"/>
          <table:table-cell table:formula="of:=IF([.A91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15]*(1-[.A915])" office:value-type="float" office:value="0.926472508236569" calcext:value-type="float">
            <text:p>0,9264725082</text:p>
          </table:table-cell>
          <table:table-cell table:number-columns-repeated="3"/>
          <table:table-cell table:formula="of:=IF([.A91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16]*(1-[.A916])" office:value-type="float" office:value="0.272484798873638" calcext:value-type="float">
            <text:p>0,2724847989</text:p>
          </table:table-cell>
          <table:table-cell table:number-columns-repeated="3"/>
          <table:table-cell table:formula="of:=IF([.A91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17]*(1-[.A917])" office:value-type="float" office:value="0.792947333025724" calcext:value-type="float">
            <text:p>0,792947333</text:p>
          </table:table-cell>
          <table:table-cell table:number-columns-repeated="3"/>
          <table:table-cell table:formula="of:=IF([.A91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18]*(1-[.A918])" office:value-type="float" office:value="0.656727440292462" calcext:value-type="float">
            <text:p>0,6567274403</text:p>
          </table:table-cell>
          <table:table-cell table:number-columns-repeated="3"/>
          <table:table-cell table:formula="of:=IF([.A91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19]*(1-[.A919])" office:value-type="float" office:value="0.901746037837491" calcext:value-type="float">
            <text:p>0,9017460378</text:p>
          </table:table-cell>
          <table:table-cell table:number-columns-repeated="3"/>
          <table:table-cell table:formula="of:=IF([.A92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20]*(1-[.A920])" office:value-type="float" office:value="0.354400484327509" calcext:value-type="float">
            <text:p>0,3544004843</text:p>
          </table:table-cell>
          <table:table-cell table:number-columns-repeated="3"/>
          <table:table-cell table:formula="of:=IF([.A92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21]*(1-[.A921])" office:value-type="float" office:value="0.915203124143745" calcext:value-type="float">
            <text:p>0,9152031241</text:p>
          </table:table-cell>
          <table:table-cell table:number-columns-repeated="3"/>
          <table:table-cell table:formula="of:=IF([.A92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22]*(1-[.A922])" office:value-type="float" office:value="0.310425462805096" calcext:value-type="float">
            <text:p>0,3104254628</text:p>
          </table:table-cell>
          <table:table-cell table:number-columns-repeated="3"/>
          <table:table-cell table:formula="of:=IF([.A92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23]*(1-[.A923])" office:value-type="float" office:value="0.856245979389353" calcext:value-type="float">
            <text:p>0,8562459794</text:p>
          </table:table-cell>
          <table:table-cell table:number-columns-repeated="3"/>
          <table:table-cell table:formula="of:=IF([.A92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24]*(1-[.A924])" office:value-type="float" office:value="0.492355208675684" calcext:value-type="float">
            <text:p>0,4923552087</text:p>
          </table:table-cell>
          <table:table-cell table:number-columns-repeated="3"/>
          <table:table-cell table:formula="of:=IF([.A92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25]*(1-[.A925])" office:value-type="float" office:value="0.999766228662431" calcext:value-type="float">
            <text:p>0,9997662287</text:p>
          </table:table-cell>
          <table:table-cell table:number-columns-repeated="3"/>
          <table:table-cell table:formula="of:=IF([.A92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26]*(1-[.A926])" office:value-type="float" office:value="0.000934866754124566" calcext:value-type="float">
            <text:p>0,0009348668</text:p>
          </table:table-cell>
          <table:table-cell table:number-columns-repeated="3"/>
          <table:table-cell table:formula="of:=IF([.A92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27]*(1-[.A927])" office:value-type="float" office:value="0.0037359711131064" calcext:value-type="float">
            <text:p>0,0037359711</text:p>
          </table:table-cell>
          <table:table-cell table:number-columns-repeated="3"/>
          <table:table-cell table:formula="of:=IF([.A92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28]*(1-[.A928])" office:value-type="float" office:value="0.0148880545317937" calcext:value-type="float">
            <text:p>0,0148880545</text:p>
          </table:table-cell>
          <table:table-cell table:number-columns-repeated="3"/>
          <table:table-cell table:formula="of:=IF([.A92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29]*(1-[.A929])" office:value-type="float" office:value="0.0586656014562082" calcext:value-type="float">
            <text:p>0,0586656015</text:p>
          </table:table-cell>
          <table:table-cell table:number-columns-repeated="3"/>
          <table:table-cell table:formula="of:=IF([.A93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30]*(1-[.A930])" office:value-type="float" office:value="0.220895794647958" calcext:value-type="float">
            <text:p>0,2208957946</text:p>
          </table:table-cell>
          <table:table-cell table:number-columns-repeated="3"/>
          <table:table-cell table:formula="of:=IF([.A93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31]*(1-[.A931])" office:value-type="float" office:value="0.688403370219221" calcext:value-type="float">
            <text:p>0,6884033702</text:p>
          </table:table-cell>
          <table:table-cell table:number-columns-repeated="3"/>
          <table:table-cell table:formula="of:=IF([.A93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32]*(1-[.A932])" office:value-type="float" office:value="0.858016680360156" calcext:value-type="float">
            <text:p>0,8580166804</text:p>
          </table:table-cell>
          <table:table-cell table:number-columns-repeated="3"/>
          <table:table-cell table:formula="of:=IF([.A93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33]*(1-[.A933])" office:value-type="float" office:value="0.487296226335575" calcext:value-type="float">
            <text:p>0,4872962263</text:p>
          </table:table-cell>
          <table:table-cell table:number-columns-repeated="3"/>
          <table:table-cell table:formula="of:=IF([.A93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34]*(1-[.A934])" office:value-type="float" office:value="0.999354456538732" calcext:value-type="float">
            <text:p>0,9993544565</text:p>
          </table:table-cell>
          <table:table-cell table:number-columns-repeated="3"/>
          <table:table-cell table:formula="of:=IF([.A93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35]*(1-[.A935])" office:value-type="float" office:value="0.0025805069396291" calcext:value-type="float">
            <text:p>0,0025805069</text:p>
          </table:table-cell>
          <table:table-cell table:number-columns-repeated="3"/>
          <table:table-cell table:formula="of:=IF([.A93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36]*(1-[.A936])" office:value-type="float" office:value="0.0102953916942545" calcext:value-type="float">
            <text:p>0,0102953917</text:p>
          </table:table-cell>
          <table:table-cell table:number-columns-repeated="3"/>
          <table:table-cell table:formula="of:=IF([.A93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37]*(1-[.A937])" office:value-type="float" office:value="0.0407575864164656" calcext:value-type="float">
            <text:p>0,0407575864</text:p>
          </table:table-cell>
          <table:table-cell table:number-columns-repeated="3"/>
          <table:table-cell table:formula="of:=IF([.A93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38]*(1-[.A938])" office:value-type="float" office:value="0.15638562226388" calcext:value-type="float">
            <text:p>0,1563856223</text:p>
          </table:table-cell>
          <table:table-cell table:number-columns-repeated="3"/>
          <table:table-cell table:formula="of:=IF([.A93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39]*(1-[.A939])" office:value-type="float" office:value="0.527716637652075" calcext:value-type="float">
            <text:p>0,5277166377</text:p>
          </table:table-cell>
          <table:table-cell table:number-columns-repeated="3"/>
          <table:table-cell table:formula="of:=IF([.A94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40]*(1-[.A940])" office:value-type="float" office:value="0.996927151989054" calcext:value-type="float">
            <text:p>0,996927152</text:p>
          </table:table-cell>
          <table:table-cell table:number-columns-repeated="3"/>
          <table:table-cell table:formula="of:=IF([.A94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41]*(1-[.A941])" office:value-type="float" office:value="0.0122536224641896" calcext:value-type="float">
            <text:p>0,0122536225</text:p>
          </table:table-cell>
          <table:table-cell table:number-columns-repeated="3"/>
          <table:table-cell table:formula="of:=IF([.A94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42]*(1-[.A942])" office:value-type="float" office:value="0.0484138848027786" calcext:value-type="float">
            <text:p>0,0484138848</text:p>
          </table:table-cell>
          <table:table-cell table:number-columns-repeated="3"/>
          <table:table-cell table:formula="of:=IF([.A94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43]*(1-[.A943])" office:value-type="float" office:value="0.184279922244328" calcext:value-type="float">
            <text:p>0,1842799222</text:p>
          </table:table-cell>
          <table:table-cell table:number-columns-repeated="3"/>
          <table:table-cell table:formula="of:=IF([.A94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44]*(1-[.A944])" office:value-type="float" office:value="0.601283330007809" calcext:value-type="float">
            <text:p>0,60128333</text:p>
          </table:table-cell>
          <table:table-cell table:number-columns-repeated="3"/>
          <table:table-cell table:formula="of:=IF([.A94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45]*(1-[.A945])" office:value-type="float" office:value="0.958966748250117" calcext:value-type="float">
            <text:p>0,9589667483</text:p>
          </table:table-cell>
          <table:table-cell table:number-columns-repeated="3"/>
          <table:table-cell table:formula="of:=IF([.A94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46]*(1-[.A946])" office:value-type="float" office:value="0.157398096002854" calcext:value-type="float">
            <text:p>0,157398096</text:p>
          </table:table-cell>
          <table:table-cell table:number-columns-repeated="3"/>
          <table:table-cell table:formula="of:=IF([.A94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47]*(1-[.A947])" office:value-type="float" office:value="0.530495741510122" calcext:value-type="float">
            <text:p>0,5304957415</text:p>
          </table:table-cell>
          <table:table-cell table:number-columns-repeated="3"/>
          <table:table-cell table:formula="of:=IF([.A94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48]*(1-[.A948])" office:value-type="float" office:value="0.996280038998991" calcext:value-type="float">
            <text:p>0,996280039</text:p>
          </table:table-cell>
          <table:table-cell table:number-columns-repeated="3"/>
          <table:table-cell table:formula="of:=IF([.A94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49]*(1-[.A949])" office:value-type="float" office:value="0.0148244915646386" calcext:value-type="float">
            <text:p>0,0148244916</text:p>
          </table:table-cell>
          <table:table-cell table:number-columns-repeated="3"/>
          <table:table-cell table:formula="of:=IF([.A95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50]*(1-[.A950])" office:value-type="float" office:value="0.0584189040579544" calcext:value-type="float">
            <text:p>0,0584189041</text:p>
          </table:table-cell>
          <table:table-cell table:number-columns-repeated="3"/>
          <table:table-cell table:formula="of:=IF([.A95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51]*(1-[.A951])" office:value-type="float" office:value="0.220024542826488" calcext:value-type="float">
            <text:p>0,2200245428</text:p>
          </table:table-cell>
          <table:table-cell table:number-columns-repeated="3"/>
          <table:table-cell table:formula="of:=IF([.A95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52]*(1-[.A952])" office:value-type="float" office:value="0.686454973521931" calcext:value-type="float">
            <text:p>0,6864549735</text:p>
          </table:table-cell>
          <table:table-cell table:number-columns-repeated="3"/>
          <table:table-cell table:formula="of:=IF([.A95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53]*(1-[.A953])" office:value-type="float" office:value="0.860938171395744" calcext:value-type="float">
            <text:p>0,8609381714</text:p>
          </table:table-cell>
          <table:table-cell table:number-columns-repeated="3"/>
          <table:table-cell table:formula="of:=IF([.A95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54]*(1-[.A954])" office:value-type="float" office:value="0.478894545717987" calcext:value-type="float">
            <text:p>0,4788945457</text:p>
          </table:table-cell>
          <table:table-cell table:number-columns-repeated="3"/>
          <table:table-cell table:formula="of:=IF([.A95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55]*(1-[.A955])" office:value-type="float" office:value="0.998218239198199" calcext:value-type="float">
            <text:p>0,9982182392</text:p>
          </table:table-cell>
          <table:table-cell table:number-columns-repeated="3"/>
          <table:table-cell table:formula="of:=IF([.A95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56]*(1-[.A956])" office:value-type="float" office:value="0.00711434452098348" calcext:value-type="float">
            <text:p>0,0071143445</text:p>
          </table:table-cell>
          <table:table-cell table:number-columns-repeated="3"/>
          <table:table-cell table:formula="of:=IF([.A95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57]*(1-[.A957])" office:value-type="float" office:value="0.0282549224920809" calcext:value-type="float">
            <text:p>0,0282549225</text:p>
          </table:table-cell>
          <table:table-cell table:number-columns-repeated="3"/>
          <table:table-cell table:formula="of:=IF([.A95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58]*(1-[.A958])" office:value-type="float" office:value="0.10982632738819" calcext:value-type="float">
            <text:p>0,1098263274</text:p>
          </table:table-cell>
          <table:table-cell table:number-columns-repeated="3"/>
          <table:table-cell table:formula="of:=IF([.A95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59]*(1-[.A959])" office:value-type="float" office:value="0.391058020802447" calcext:value-type="float">
            <text:p>0,3910580208</text:p>
          </table:table-cell>
          <table:table-cell table:number-columns-repeated="3"/>
          <table:table-cell table:formula="of:=IF([.A96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60]*(1-[.A960])" office:value-type="float" office:value="0.95252658067408" calcext:value-type="float">
            <text:p>0,9525265807</text:p>
          </table:table-cell>
          <table:table-cell table:number-columns-repeated="3"/>
          <table:table-cell table:formula="of:=IF([.A96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61]*(1-[.A961])" office:value-type="float" office:value="0.180878775133701" calcext:value-type="float">
            <text:p>0,1808787751</text:p>
          </table:table-cell>
          <table:table-cell table:number-columns-repeated="3"/>
          <table:table-cell table:formula="of:=IF([.A96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62]*(1-[.A962])" office:value-type="float" office:value="0.592646575359333" calcext:value-type="float">
            <text:p>0,5926465754</text:p>
          </table:table-cell>
          <table:table-cell table:number-columns-repeated="3"/>
          <table:table-cell table:formula="of:=IF([.A96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63]*(1-[.A963])" office:value-type="float" office:value="0.96566644829675" calcext:value-type="float">
            <text:p>0,9656664483</text:p>
          </table:table-cell>
          <table:table-cell table:number-columns-repeated="3"/>
          <table:table-cell table:formula="of:=IF([.A96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64]*(1-[.A964])" office:value-type="float" office:value="0.132619035722762" calcext:value-type="float">
            <text:p>0,1326190357</text:p>
          </table:table-cell>
          <table:table-cell table:number-columns-repeated="3"/>
          <table:table-cell table:formula="of:=IF([.A96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65]*(1-[.A965])" office:value-type="float" office:value="0.460124908346908" calcext:value-type="float">
            <text:p>0,4601249083</text:p>
          </table:table-cell>
          <table:table-cell table:number-columns-repeated="3"/>
          <table:table-cell table:formula="of:=IF([.A96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66]*(1-[.A966])" office:value-type="float" office:value="0.99363990826263" calcext:value-type="float">
            <text:p>0,9936399083</text:p>
          </table:table-cell>
          <table:table-cell table:number-columns-repeated="3"/>
          <table:table-cell table:formula="of:=IF([.A96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67]*(1-[.A967])" office:value-type="float" office:value="0.0252785638818483" calcext:value-type="float">
            <text:p>0,0252785639</text:p>
          </table:table-cell>
          <table:table-cell table:number-columns-repeated="3"/>
          <table:table-cell table:formula="of:=IF([.A96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68]*(1-[.A968])" office:value-type="float" office:value="0.0985582323596786" calcext:value-type="float">
            <text:p>0,0985582324</text:p>
          </table:table-cell>
          <table:table-cell table:number-columns-repeated="3"/>
          <table:table-cell table:formula="of:=IF([.A96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69]*(1-[.A969])" office:value-type="float" office:value="0.355378028775257" calcext:value-type="float">
            <text:p>0,3553780288</text:p>
          </table:table-cell>
          <table:table-cell table:number-columns-repeated="3"/>
          <table:table-cell table:formula="of:=IF([.A97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70]*(1-[.A970])" office:value-type="float" office:value="0.916337941756278" calcext:value-type="float">
            <text:p>0,9163379418</text:p>
          </table:table-cell>
          <table:table-cell table:number-columns-repeated="3"/>
          <table:table-cell table:formula="of:=IF([.A97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71]*(1-[.A971])" office:value-type="float" office:value="0.306650873016583" calcext:value-type="float">
            <text:p>0,306650873</text:p>
          </table:table-cell>
          <table:table-cell table:number-columns-repeated="3"/>
          <table:table-cell table:formula="of:=IF([.A97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72]*(1-[.A972])" office:value-type="float" office:value="0.850464460379003" calcext:value-type="float">
            <text:p>0,8504644604</text:p>
          </table:table-cell>
          <table:table-cell table:number-columns-repeated="3"/>
          <table:table-cell table:formula="of:=IF([.A97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73]*(1-[.A973])" office:value-type="float" office:value="0.508698648045018" calcext:value-type="float">
            <text:p>0,508698648</text:p>
          </table:table-cell>
          <table:table-cell table:number-columns-repeated="3"/>
          <table:table-cell table:formula="of:=IF([.A97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74]*(1-[.A974])" office:value-type="float" office:value="0.999697334088756" calcext:value-type="float">
            <text:p>0,9996973341</text:p>
          </table:table-cell>
          <table:table-cell table:number-columns-repeated="3"/>
          <table:table-cell table:formula="of:=IF([.A97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75]*(1-[.A975])" office:value-type="float" office:value="0.00121029721836225" calcext:value-type="float">
            <text:p>0,0012102972</text:p>
          </table:table-cell>
          <table:table-cell table:number-columns-repeated="3"/>
          <table:table-cell table:formula="of:=IF([.A97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76]*(1-[.A976])" office:value-type="float" office:value="0.00483532959602192" calcext:value-type="float">
            <text:p>0,0048353296</text:p>
          </table:table-cell>
          <table:table-cell table:number-columns-repeated="3"/>
          <table:table-cell table:formula="of:=IF([.A97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77]*(1-[.A977])" office:value-type="float" office:value="0.019247796734879" calcext:value-type="float">
            <text:p>0,0192477967</text:p>
          </table:table-cell>
          <table:table-cell table:number-columns-repeated="3"/>
          <table:table-cell table:formula="of:=IF([.A97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78]*(1-[.A978])" office:value-type="float" office:value="0.0755092762229271" calcext:value-type="float">
            <text:p>0,0755092762</text:p>
          </table:table-cell>
          <table:table-cell table:number-columns-repeated="3"/>
          <table:table-cell table:formula="of:=IF([.A979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79]*(1-[.A979])" office:value-type="float" office:value="0.279230501708867" calcext:value-type="float">
            <text:p>0,2792305017</text:p>
          </table:table-cell>
          <table:table-cell table:number-columns-repeated="3"/>
          <table:table-cell table:formula="of:=IF([.A980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80]*(1-[.A980])" office:value-type="float" office:value="0.805043314497126" calcext:value-type="float">
            <text:p>0,8050433145</text:p>
          </table:table-cell>
          <table:table-cell table:number-columns-repeated="3"/>
          <table:table-cell table:formula="of:=IF([.A981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81]*(1-[.A981])" office:value-type="float" office:value="0.627794305122429" calcext:value-type="float">
            <text:p>0,6277943051</text:p>
          </table:table-cell>
          <table:table-cell table:number-columns-repeated="3"/>
          <table:table-cell table:formula="of:=IF([.A982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82]*(1-[.A982])" office:value-type="float" office:value="0.934674462313102" calcext:value-type="float">
            <text:p>0,9346744623</text:p>
          </table:table-cell>
          <table:table-cell table:number-columns-repeated="3"/>
          <table:table-cell table:formula="of:=IF([.A983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83]*(1-[.A983])" office:value-type="float" office:value="0.244232447251263" calcext:value-type="float">
            <text:p>0,2442324473</text:p>
          </table:table-cell>
          <table:table-cell table:number-columns-repeated="3"/>
          <table:table-cell table:formula="of:=IF([.A984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84]*(1-[.A984])" office:value-type="float" office:value="0.738331835843688" calcext:value-type="float">
            <text:p>0,7383318358</text:p>
          </table:table-cell>
          <table:table-cell table:number-columns-repeated="3"/>
          <table:table-cell table:formula="of:=IF([.A985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85]*(1-[.A985])" office:value-type="float" office:value="0.772791744093509" calcext:value-type="float">
            <text:p>0,7727917441</text:p>
          </table:table-cell>
          <table:table-cell table:number-columns-repeated="3"/>
          <table:table-cell table:formula="of:=IF([.A986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86]*(1-[.A986])" office:value-type="float" office:value="0.702338657417685" calcext:value-type="float">
            <text:p>0,7023386574</text:p>
          </table:table-cell>
          <table:table-cell table:number-columns-repeated="3"/>
          <table:table-cell table:formula="of:=IF([.A987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87]*(1-[.A987])" office:value-type="float" office:value="0.836236270857634" calcext:value-type="float">
            <text:p>0,8362362709</text:p>
          </table:table-cell>
          <table:table-cell table:number-columns-repeated="3"/>
          <table:table-cell table:formula="of:=IF([.A988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88]*(1-[.A988])" office:value-type="float" office:value="0.547780680639007" calcext:value-type="float">
            <text:p>0,5477806806</text:p>
          </table:table-cell>
          <table:table-cell table:number-columns-repeated="3"/>
          <table:table-cell table:formula="of:=IF([.A98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89]*(1-[.A989])" office:value-type="float" office:value="0.990868026230693" calcext:value-type="float">
            <text:p>0,9908680262</text:p>
          </table:table-cell>
          <table:table-cell table:number-columns-repeated="3"/>
          <table:table-cell table:formula="of:=IF([.A990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90]*(1-[.A990])" office:value-type="float" office:value="0.0361943232975346" calcext:value-type="float">
            <text:p>0,0361943233</text:p>
          </table:table-cell>
          <table:table-cell table:number-columns-repeated="3"/>
          <table:table-cell table:formula="of:=IF([.A991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91]*(1-[.A991])" office:value-type="float" office:value="0.139537177034273" calcext:value-type="float">
            <text:p>0,139537177</text:p>
          </table:table-cell>
          <table:table-cell table:number-columns-repeated="3"/>
          <table:table-cell table:formula="of:=IF([.A992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92]*(1-[.A992])" office:value-type="float" office:value="0.480266213038315" calcext:value-type="float">
            <text:p>0,480266213</text:p>
          </table:table-cell>
          <table:table-cell table:number-columns-repeated="3"/>
          <table:table-cell table:formula="of:=IF([.A993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93]*(1-[.A993])" office:value-type="float" office:value="0.998442310608603" calcext:value-type="float">
            <text:p>0,9984423106</text:p>
          </table:table-cell>
          <table:table-cell table:number-columns-repeated="3"/>
          <table:table-cell table:formula="of:=IF([.A994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94]*(1-[.A994])" office:value-type="float" office:value="0.00622105198062639" calcext:value-type="float">
            <text:p>0,006221052</text:p>
          </table:table-cell>
          <table:table-cell table:number-columns-repeated="3"/>
          <table:table-cell table:formula="of:=IF([.A995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95]*(1-[.A995])" office:value-type="float" office:value="0.0247294019715229" calcext:value-type="float">
            <text:p>0,024729402</text:p>
          </table:table-cell>
          <table:table-cell table:number-columns-repeated="3"/>
          <table:table-cell table:formula="of:=IF([.A996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96]*(1-[.A996])" office:value-type="float" office:value="0.096471434598615" calcext:value-type="float">
            <text:p>0,0964714346</text:p>
          </table:table-cell>
          <table:table-cell table:number-columns-repeated="3"/>
          <table:table-cell table:formula="of:=IF([.A997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97]*(1-[.A997])" office:value-type="float" office:value="0.348658787620401" calcext:value-type="float">
            <text:p>0,3486587876</text:p>
          </table:table-cell>
          <table:table-cell table:number-columns-repeated="3"/>
          <table:table-cell table:formula="of:=IF([.A998]&gt;0.5;1;0)" office:value-type="float" office:value="0" calcext:value-type="float">
            <text:p>0</text:p>
          </table:table-cell>
        </table:table-row>
        <table:table-row table:style-name="ro1">
          <table:table-cell table:formula="of:=[.$D$2]*[.A998]*(1-[.A998])" office:value-type="float" office:value="0.908383349741892" calcext:value-type="float">
            <text:p>0,9083833497</text:p>
          </table:table-cell>
          <table:table-cell table:number-columns-repeated="3"/>
          <table:table-cell table:formula="of:=IF([.A999]&gt;0.5;1;0)" office:value-type="float" office:value="1" calcext:value-type="float">
            <text:p>1</text:p>
          </table:table-cell>
        </table:table-row>
        <table:table-row table:style-name="ro1">
          <table:table-cell table:formula="of:=[.$D$2]*[.A999]*(1-[.A999])" office:value-type="float" office:value="0.332892158614366" calcext:value-type="float">
            <text:p>0,3328921586</text:p>
          </table:table-cell>
          <table:table-cell table:number-columns-repeated="3"/>
          <table:table-cell table:formula="of:=IF([.A1000]&gt;0.5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2:32:56.434000000</meta:creation-date>
    <dc:date>2018-02-17T16:56:01.484000000</dc:date>
    <meta:editing-duration>PT3H37M3S</meta:editing-duration>
    <meta:editing-cycles>1</meta:editing-cycles>
    <meta:document-statistic meta:table-count="1" meta:cell-count="2006" meta:object-count="2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138cm" svg:height="9cm" xlink:href=".." xlink:type="simple" chart:class="chart:bar" chart:style-name="ch1">
        <chart:plot-area chart:style-name="ch2" table:cell-range-address="Feuille1.E1:Feuille1.E1000" svg:x="1.062cm" svg:y="0.18cm" svg:width="51.014cm" svg:height="8.64cm">
          <chartooo:coordinate-region svg:x="1.789cm" svg:y="0.18cm" svg:width="50.287cm" svg:height="7.5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E1:Feuille1.E1000" chart:class="chart:ba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E1:Feuille1.E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98cm" svg:height="9cm" xlink:href=".." xlink:type="simple" chart:class="chart:bar" chart:style-name="ch1">
        <chart:plot-area chart:style-name="ch2" table:cell-range-address="Feuille1.A1:Feuille1.A1000" svg:x="1.071cm" svg:y="0.18cm" svg:width="51.456cm" svg:height="8.64cm">
          <chartooo:coordinate-region svg:x="1.798cm" svg:y="0.18cm" svg:width="50.729cm" svg:height="7.5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1000" chart:class="chart:ba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002">
                <text:p>0.20002</text:p>
                <draw:g>
                  <svg:desc>Feuille1.A1:Feuille1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00479984">
                <text:p>0.6400479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1546232576614">
                <text:p>0.921546232576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9195095201852">
                <text:p>0.289195095201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2245168452175">
                <text:p>0.822245168452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4632205636919">
                <text:p>0.584632205636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349559076121">
                <text:p>0.971349559076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318372634984">
                <text:p>0.111318372634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5706370195532">
                <text:p>0.395706370195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6491355128834">
                <text:p>0.956491355128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462570770562">
                <text:p>0.166462570770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5011133212071">
                <text:p>0.555011133212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895100890895">
                <text:p>0.987895100890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8334821066538">
                <text:p>0.0478334821066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2181760384825">
                <text:p>0.182181760384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5966266271645">
                <text:p>0.595966266271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3161902951519">
                <text:p>0.963161902951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192420661731">
                <text:p>0.14192420661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7126904773428">
                <text:p>0.487126904773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33713367715">
                <text:p>0.99933713367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64970772435061">
                <text:p>0.00264970772435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5707470933045">
                <text:p>0.0105707470933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8360255967756">
                <text:p>0.0418360255967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0343090236166">
                <text:p>0.160343090236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8532734598731">
                <text:p>0.5385327345987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4060913457375">
                <text:p>0.994060913457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36152551746568">
                <text:p>0.02361525517465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22302995907705">
                <text:p>0.0922302995907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4895485712669">
                <text:p>0.334895485712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0961997447778">
                <text:p>0.89096199744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8594866206575">
                <text:p>0.388594866206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0355584657877">
                <text:p>0.9503555846578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8719389469849">
                <text:p>0.188719389469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2417526031906">
                <text:p>0.612417526031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9449199363463">
                <text:p>0.949449199363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981668766167">
                <text:p>0.191981668766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04988304957">
                <text:p>0.6204988304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1920127396674">
                <text:p>0.941920127396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8826404006828">
                <text:p>0.218826404006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3765635665075">
                <text:p>0.683765635665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64920764594444">
                <text:p>0.864920764594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7331342271225">
                <text:p>0.467331342271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7310352088">
                <text:p>0.99573103520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0029629232446">
                <text:p>0.0170029629232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68554487003014">
                <text:p>0.0668554487003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9543190717531">
                <text:p>0.249543190717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908554673618">
                <text:p>0.74908554673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51825561628553">
                <text:p>0.751825561628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6335546041855">
                <text:p>0.746335546041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275195025045">
                <text:p>0.757275195025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35237896099301">
                <text:p>0.735237896099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78652528955097">
                <text:p>0.7786525289550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89411072427715">
                <text:p>0.689411072427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6493782567132">
                <text:p>0.856493782567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1648731963914">
                <text:p>0.4916487319639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721025288758">
                <text:p>0.9997210252887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1155875374106">
                <text:p>0.0011155875374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45737200742791">
                <text:p>0.00445737200742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7500153688612">
                <text:p>0.01775001536886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97398092930657">
                <text:p>0.0697398092930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950467317133">
                <text:p>0.259504673171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8647991094285">
                <text:p>0.768647991094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1313027524019">
                <text:p>0.711313027524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1387217594532">
                <text:p>0.821387217594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6841025467379">
                <text:p>0.586841025467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9834545183096">
                <text:p>0.969834545183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7022000610372">
                <text:p>0.117022000610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3311407934073">
                <text:p>0.4133114079340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9940352022509">
                <text:p>0.969940352022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6624262163841">
                <text:p>0.1166242621638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2092174554322">
                <text:p>0.412092174554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69088856901649">
                <text:p>0.9690888569016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9822577322819">
                <text:p>0.119822577322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1860509146143">
                <text:p>0.421860509146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55768798764">
                <text:p>0.9755768798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5306525308113">
                <text:p>0.0953065253081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4892766167228">
                <text:p>0.344892766167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03766984050983">
                <text:p>0.9037669840509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7888890361493">
                <text:p>0.3478888903614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07448841298168">
                <text:p>0.907448841298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5941766899121">
                <text:p>0.3359417668991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2339584607271">
                <text:p>0.892339584607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4278601400775">
                <text:p>0.3842786014007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6434231624957">
                <text:p>0.9464342316249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785907333735">
                <text:p>0.2027859073337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46655132482275">
                <text:p>0.646655132482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3969088466425">
                <text:p>0.9139690884664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4518375177109">
                <text:p>0.314518375177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2386267412241">
                <text:p>0.8623862674122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4704772764094">
                <text:p>0.474704772764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7440605916335">
                <text:p>0.9974406059163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2113743423563">
                <text:p>0.0102113743423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04284087055862">
                <text:p>0.04042840870558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5175809900481">
                <text:p>0.155175809900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4385111688843">
                <text:p>0.5243851116888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7621465311691">
                <text:p>0.997621465311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49150904418407">
                <text:p>0.00949150904418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76056812009929">
                <text:p>0.03760568120099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4765975769609">
                <text:p>0.144765975769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235152116328">
                <text:p>0.4952351521163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909184898582">
                <text:p>0.999909184898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363227416142556">
                <text:p>0.0003632274161425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45238192794687">
                <text:p>0.001452381927946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80109005872898">
                <text:p>0.005801090058728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069749651438">
                <text:p>0.0230697496514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01501452098319">
                <text:p>0.0901501452098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8092386113912">
                <text:p>0.328092386113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1791089151967">
                <text:p>0.8817910891519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16942256976618">
                <text:p>0.416942256976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72405645295448">
                <text:p>0.972405645295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7331625171967">
                <text:p>0.1073316251719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3246189639644">
                <text:p>0.3832461896396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5474191065352">
                <text:p>0.945474191065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621098037868">
                <text:p>0.206210980378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54752047799775">
                <text:p>0.6547520477997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4207214807104">
                <text:p>0.904207214807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6466109991533">
                <text:p>0.3464661099915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05709378475472">
                <text:p>0.9057093784754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41599600868185">
                <text:p>0.3415996008681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99637254219527">
                <text:p>0.8996372542195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1160260159507">
                <text:p>0.361160260159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22894106564097">
                <text:p>0.922894106564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84642298533415">
                <text:p>0.284642298533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14484241676117">
                <text:p>0.814484241676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04398646949589">
                <text:p>0.604398646949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5640369006038">
                <text:p>0.956403690060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6782686797075">
                <text:p>0.1667826867970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5864888727294">
                <text:p>0.5558648887272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7516456829948">
                <text:p>0.9875164568299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93108172798928">
                <text:p>0.04931081727989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7517042316327">
                <text:p>0.187517042316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09417604629056">
                <text:p>0.6094176046290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52111151188958">
                <text:p>0.952111151188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2382027882379">
                <text:p>0.182382027882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9647529515156">
                <text:p>0.596475295151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2770069701677">
                <text:p>0.9627700697016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3375450353218">
                <text:p>0.1433754503532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91275722356921">
                <text:p>0.4912757223569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9695547918426">
                <text:p>0.9996955479184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21743756201713">
                <text:p>0.001217437562017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86382163119889">
                <text:p>0.004863821631198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3606594813551">
                <text:p>0.01936065948135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59432973832084">
                <text:p>0.0759432973832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0703651863096">
                <text:p>0.2807036518630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07636446775271">
                <text:p>0.807636446775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21439266461944">
                <text:p>0.6214392664619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4101001824474">
                <text:p>0.941010018244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2040655231096">
                <text:p>0.2220406552310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90954410622567">
                <text:p>0.6909544106225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54145652255152">
                <text:p>0.8541456522551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98323427955093">
                <text:p>0.4983234279550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9988756424713">
                <text:p>0.999988756424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449737954766405">
                <text:p>0.00004497379547664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79887091337444">
                <text:p>0.0001798870913374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719418927887256">
                <text:p>0.0007194189278872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87560545717381">
                <text:p>0.002875605457173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14693454017139">
                <text:p>0.01146934540171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53511980710805">
                <text:p>0.04535119807108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3177867618392">
                <text:p>0.1731778676183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2749175142156">
                <text:p>0.5727491751421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8830230064544">
                <text:p>0.9788302300645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828864431053445">
                <text:p>0.08288644310534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4065122618756">
                <text:p>0.304065122618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6438095302387">
                <text:p>0.8464380953023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19922584493016">
                <text:p>0.5199225844930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8412362508475">
                <text:p>0.998412362508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34046759488342">
                <text:p>0.00634046759488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52010642622466">
                <text:p>0.02520106426224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82638824891869">
                <text:p>0.09826388248918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54432367549353">
                <text:p>0.3544323675493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5240257530853">
                <text:p>0.9152402575308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10302114102843">
                <text:p>0.3103021141028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6058848344597">
                <text:p>0.8560588483445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92888386062076">
                <text:p>0.4928883860620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9797699788792">
                <text:p>0.9997976997887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809037143330783">
                <text:p>0.0008090371433307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323353040892598">
                <text:p>0.003233530408925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8922987600821">
                <text:p>0.0128922987600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09043495710516">
                <text:p>0.05090434957105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93252387063199">
                <text:p>0.1932523870631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3623607830298">
                <text:p>0.6236236078302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38868814348082">
                <text:p>0.9388688143480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29576655170834">
                <text:p>0.2295766551708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07484858285623">
                <text:p>0.7074848582856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800134328779">
                <text:p>0.8278001343287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70188287736137">
                <text:p>0.5701882877361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80294417058677">
                <text:p>0.9802944170586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72690917690633">
                <text:p>0.07726909176906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5194316904989">
                <text:p>0.2851943169049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15434074040343">
                <text:p>0.8154340740403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02005379737244">
                <text:p>0.6020053797372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8379610018642">
                <text:p>0.9583796100186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59552532476629">
                <text:p>0.1595525324766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6382087427694">
                <text:p>0.5363820874276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4705374857615">
                <text:p>0.994705374857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10663683479482">
                <text:p>0.02106636834794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24903058903071">
                <text:p>0.08249030589030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02742621297723">
                <text:p>0.3027426212977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44358106190026">
                <text:p>0.844358106190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5669978804876">
                <text:p>0.5256699788048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7364208752629">
                <text:p>0.9973642087526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05153754074856">
                <text:p>0.01051537540748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1619209150101">
                <text:p>0.0416192091501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59548202319285">
                <text:p>0.1595482023192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36370293823877">
                <text:p>0.5363702938238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4708806908659">
                <text:p>0.9947088069086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10527854680431">
                <text:p>0.02105278546804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24382627683187">
                <text:p>0.08243826276831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02568782400241">
                <text:p>0.3025687824002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44083657268307">
                <text:p>0.8440836572683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6425747203465">
                <text:p>0.5264257472034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7206719538954">
                <text:p>0.9972067195389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11419121812473">
                <text:p>0.01114191218124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40710798967706">
                <text:p>0.04407107989677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68515279254012">
                <text:p>0.1685152792540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60471519647818">
                <text:p>0.5604715196478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85372781245934">
                <text:p>0.9853727812459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76530529023452">
                <text:p>0.05765305290234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7316713573538">
                <text:p>0.2173167135735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8036063830054">
                <text:p>0.680360638300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69880160607287">
                <text:p>0.8698801606072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5275466715651">
                <text:p>0.452754667156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1071514098032">
                <text:p>0.9910715140980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53950721658673">
                <text:p>0.03539507216586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36569044128962">
                <text:p>0.1365690441289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71671761258653">
                <text:p>0.4716717612586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6790043559253">
                <text:p>0.9967900435592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27986104815818">
                <text:p>0.01279861048158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505392242052903">
                <text:p>0.05053922420529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1940044088071">
                <text:p>0.1919400440880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20396254254161">
                <text:p>0.6203962542541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2018967846269">
                <text:p>0.9420189678462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8476928256474">
                <text:p>0.2184769282564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82979040304359">
                <text:p>0.6829790403043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66074683237183">
                <text:p>0.866074683237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63957305171183">
                <text:p>0.463957305171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4803696597907">
                <text:p>0.9948036965979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06772073321855">
                <text:p>0.02067720733218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09986417165094">
                <text:p>0.0809986417165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775144702636">
                <text:p>0.297751447026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36382091280274">
                <text:p>0.8363820912802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47388354663637">
                <text:p>0.5473883546636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017375369093">
                <text:p>0.9910173753690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56077483425873">
                <text:p>0.03560774834258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7359346402233">
                <text:p>0.1373593464022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73967025432738">
                <text:p>0.4739670254327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7289136940721">
                <text:p>0.9972891369407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0814057123011">
                <text:p>0.0108140571230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27884531662052">
                <text:p>0.04278845316620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3830405767395">
                <text:p>0.1638304057673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47960015653942">
                <text:p>0.5479600156539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0799347593895">
                <text:p>0.9907993475938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64640016056295">
                <text:p>0.03646400160562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40537512770137">
                <text:p>0.1405375127701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83146881098081">
                <text:p>0.4831468810980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8863889533111">
                <text:p>0.9988638895331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453927887958408">
                <text:p>0.004539278879584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80746953073498">
                <text:p>0.01807469530734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0992002787585">
                <text:p>0.0709920027875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6380855331117">
                <text:p>0.263808553311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76854402044151">
                <text:p>0.7768544020441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93406560275103">
                <text:p>0.6934065602751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50375609770211">
                <text:p>0.8503756097702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08947728312611">
                <text:p>0.5089477283126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9679752632175">
                <text:p>0.9996797526321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28057923779445">
                <text:p>0.001280579237794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51157574184407">
                <text:p>0.00511575741844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03583457779055">
                <text:p>0.02035834577790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97755341403709">
                <text:p>0.07977553414037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93645593171958">
                <text:p>0.2936455931719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29671435130587">
                <text:p>0.8296714351305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65266979435756">
                <text:p>0.5652669794357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8296088558133">
                <text:p>0.982960885581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69951319939882">
                <text:p>0.06699513199398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50027137132385">
                <text:p>0.2500271371323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50054271319075">
                <text:p>0.7500542713190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49891445580346">
                <text:p>0.7498914455803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50217061703059">
                <text:p>0.7502170617030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4956568813075">
                <text:p>0.749565688130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50867869231301">
                <text:p>0.7508678692313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48261248749387">
                <text:p>0.748261248749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53465409477579">
                <text:p>0.7534654094775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43021144793453">
                <text:p>0.7430211447934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3762892733119">
                <text:p>0.7637628927331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2171654566823">
                <text:p>0.721716545668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03367093507791">
                <text:p>0.8033670935077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31873626306539">
                <text:p>0.6318736263065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0437386739053">
                <text:p>0.9304373867390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58894624389021">
                <text:p>0.2588946243890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67472791405954">
                <text:p>0.7674727914059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13833223430028">
                <text:p>0.7138332234300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17101410230095">
                <text:p>0.8171014102300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9778678252034">
                <text:p>0.597786782520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61750980657279">
                <text:p>0.9617509806572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47144127448165">
                <text:p>0.1471441274481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01970932822734">
                <text:p>0.5019709328227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9984461695233">
                <text:p>0.9999844616952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6215225331178">
                <text:p>0.000062152253311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248593561636753">
                <text:p>0.0002485935616367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994127051511463">
                <text:p>0.0009941270515114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97255505166766">
                <text:p>0.003972555051667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58270954321165">
                <text:p>0.01582709543211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23063939291968">
                <text:p>0.06230639392919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33697228818946">
                <text:p>0.2336972288189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16331336245166">
                <text:p>0.7163313362451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12803011833524">
                <text:p>0.8128030118335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08617103151504">
                <text:p>0.6086171031515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52809299611902">
                <text:p>0.9528092996119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79854952739913">
                <text:p>0.1798549527399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90028594859347">
                <text:p>0.5900285948593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67579408430606">
                <text:p>0.9675794084306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25477987246737">
                <text:p>0.1254779872467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3893304785298">
                <text:p>0.43893304785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85083309421894">
                <text:p>0.9850833094218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87767316812112">
                <text:p>0.0587767316812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21288109976344">
                <text:p>0.2212881099763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89278729437767">
                <text:p>0.6892787294377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56694250329699">
                <text:p>0.8566942503296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91076847126937">
                <text:p>0.4910768471269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9681509371216">
                <text:p>0.9996815093712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27355677001473">
                <text:p>0.001273556770014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508773929267314">
                <text:p>0.005087739292673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02474168062517">
                <text:p>0.02024741680625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93498356757025">
                <text:p>0.07934983567570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92213757015766">
                <text:p>0.2922137570157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27299508905987">
                <text:p>0.8272995089059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71500125879598">
                <text:p>0.5715001258795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9550927996807">
                <text:p>0.9795509279968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01236298296062">
                <text:p>0.08012362982960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94815335090138">
                <text:p>0.2948153350901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3159701314331">
                <text:p>0.831597013143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60173683497741">
                <text:p>0.5601736834977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85516511257255">
                <text:p>0.9855165112572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70948691863354">
                <text:p>0.05709486918633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15340180395723">
                <text:p>0.2153401803957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5875148411441">
                <text:p>0.6758751484114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76271728685014">
                <text:p>0.876271728685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33678344769564">
                <text:p>0.4336783447695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82405752189981">
                <text:p>0.9824057521899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91387610160761">
                <text:p>0.06913876101607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7434370964952">
                <text:p>0.257434370964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64647662443326">
                <text:p>0.7646476624433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19846459053134">
                <text:p>0.7198464590531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06670137767195">
                <text:p>0.8066701377671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23813706407399">
                <text:p>0.6238137064073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3868066442265">
                <text:p>0.938680664422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30237098646809">
                <text:p>0.2302370986468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08911908214035">
                <text:p>0.7089119082140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25423258425482">
                <text:p>0.8254232584254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76398811502968">
                <text:p>0.5763988115029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6652886403736">
                <text:p>0.9766528864037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912081035319488">
                <text:p>0.09120810353194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31556741528217">
                <text:p>0.331556741528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86507474701632">
                <text:p>0.8865074747016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0244788799907">
                <text:p>0.402447887999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61934341776632">
                <text:p>0.9619343417766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646665554956">
                <text:p>0.146466655549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00056697446745">
                <text:p>0.5000566974467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9999987141598">
                <text:p>0.9999999871415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0051433606933832">
                <text:p>0.0000000514336069338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0205734417153664">
                <text:p>0.0000002057344171536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0822937499308056">
                <text:p>0.0000008229374993080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329174728832771">
                <text:p>0.000003291747288327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1316694581091">
                <text:p>0.000013166945810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526670897697921">
                <text:p>0.00005266708976979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210657263789789">
                <text:p>0.0002106572637897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842451549228007">
                <text:p>0.0008424515492280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36696729846084">
                <text:p>0.003366967298460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34225233186877">
                <text:p>0.01342252331868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29694367457881">
                <text:p>0.05296943674578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00654702066488">
                <text:p>0.2006547020664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41569570420388">
                <text:p>0.6415695704203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19832226923947">
                <text:p>0.9198322269239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94963604944318">
                <text:p>0.2949636049443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31840306810281">
                <text:p>0.8318403068102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59528043104233">
                <text:p>0.5595280431042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85825648336722">
                <text:p>0.9858256483367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58937576728143">
                <text:p>0.05589375767281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11078582104108">
                <text:p>0.2110785821041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6609765712411">
                <text:p>0.666097657124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89646273191527">
                <text:p>0.8896462731915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92703127151817">
                <text:p>0.3927031271518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3949524308003">
                <text:p>0.9539495243080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7571931752215">
                <text:p>0.175719317522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79368155886799">
                <text:p>0.5793681558867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4802783324515">
                <text:p>0.9748027833245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82492677891735">
                <text:p>0.09824926778917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54385396672259">
                <text:p>0.3543853966722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15185549190819">
                <text:p>0.9151855491908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10483838972474">
                <text:p>0.3104838389724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56334498837555">
                <text:p>0.8563344988375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92102899752754">
                <text:p>0.4921028997527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975054323074">
                <text:p>0.999750543230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997578162321628">
                <text:p>0.0009975781623216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98633200052675">
                <text:p>0.003986332000526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58817646308333">
                <text:p>0.0158817646308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625181367321765">
                <text:p>0.06251813673217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34438477246853">
                <text:p>0.2344384772468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1790831053212">
                <text:p>0.717908310532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10063872804148">
                <text:p>0.8100638728041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5441579126772">
                <text:p>0.6154415791267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46692967234869">
                <text:p>0.9466929672348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01861572091632">
                <text:p>0.2018615720916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44453911217306">
                <text:p>0.6444539112173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1653227013609">
                <text:p>0.916532270136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06003471741101">
                <text:p>0.3060034717411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49461388093976">
                <text:p>0.8494613880939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11506952925725">
                <text:p>0.5115069529257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9470360137461">
                <text:p>0.9994703601374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211743737662163">
                <text:p>0.002117437376621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845181534231088">
                <text:p>0.008451815342310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35215286389214">
                <text:p>0.03352152863892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29591343026526">
                <text:p>0.1295913430265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51189707356428">
                <text:p>0.4511897073564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0470221328195">
                <text:p>0.9904702213281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77558479610841">
                <text:p>0.03775584796108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45321375623294">
                <text:p>0.1453213756232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96812293640991">
                <text:p>0.4968122936409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9959354112675">
                <text:p>0.9999593541126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162576940948251">
                <text:p>0.0001625769409482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65020203874609">
                <text:p>0.000650202038746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25991171042196">
                <text:p>0.00259911710421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03694467779926">
                <text:p>0.01036944677799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41047685406044">
                <text:p>0.0410476854060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57451091715402">
                <text:p>0.1574510917154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3064098173212">
                <text:p>0.530640981732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6244520953968">
                <text:p>0.9962445209539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49655016926687">
                <text:p>0.0149655016926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589661418070215">
                <text:p>0.05896614180702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21956543709663">
                <text:p>0.2219565437096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90767345656494">
                <text:p>0.6907673456564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54431279324703">
                <text:p>0.8544312793247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97513872945017">
                <text:p>0.4975138729450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9975276689066">
                <text:p>0.999975276689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988907987682721">
                <text:p>0.00009889079876827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395524077512764">
                <text:p>0.0003955240775127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58147055286749">
                <text:p>0.001581470552867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63158780150316">
                <text:p>0.00631587801503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51039507997234">
                <text:p>0.02510395079972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78949698158738">
                <text:p>0.09789496981587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53246178802492">
                <text:p>0.3532461788024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13853263855719">
                <text:p>0.9138532638557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14901903983874">
                <text:p>0.3149019039838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6295477940482">
                <text:p>0.862954779404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73055312428793">
                <text:p>0.4730553124287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709593524676">
                <text:p>0.997095935246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15825246445947">
                <text:p>0.01158252464459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57934790698081">
                <text:p>0.04579347906980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74785745377965">
                <text:p>0.1747857453779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76942754362536">
                <text:p>0.5769427543625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76319250204426">
                <text:p>0.9763192502044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24798875387741">
                <text:p>0.09247988753877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35709431758359">
                <text:p>0.3357094317583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92034436747355">
                <text:p>0.8920344367473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85236001616736">
                <text:p>0.3852360016167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47316898700345">
                <text:p>0.9473168987003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9630368548421">
                <text:p>0.1996303685484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3911233800657">
                <text:p>0.639112338006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22591029657383">
                <text:p>0.9225910296573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85667286612451">
                <text:p>0.2856672866124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16245951887723">
                <text:p>0.8162459518877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99953991658512">
                <text:p>0.5999539916585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6003679820612">
                <text:p>0.960036798206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53464577185046">
                <text:p>0.1534645771850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19652802937844">
                <text:p>0.5196528029378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8455069346745">
                <text:p>0.9984550693467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617017537012611">
                <text:p>0.006170175370126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4528417224112">
                <text:p>0.0245284172241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57070958903675">
                <text:p>0.09570709589036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46188990746398">
                <text:p>0.3461889907463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05368693729554">
                <text:p>0.9053686937295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42704888575981">
                <text:p>0.3427048885759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01032991688422">
                <text:p>0.9010329916884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56690158309735">
                <text:p>0.3566901583097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17849157098845">
                <text:p>0.9178491570988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01608327647138">
                <text:p>0.3016083276471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42562977364139">
                <text:p>0.8425629773641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30602426157667">
                <text:p>0.5306024261576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6253966053058">
                <text:p>0.9962539660530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49280047064404">
                <text:p>0.01492800470644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588206375276994">
                <text:p>0.05882063752769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21443080514138">
                <text:p>0.2214430805141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9624170426187">
                <text:p>0.6896241704261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56170695960721">
                <text:p>0.8561706959607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92569741355422">
                <text:p>0.4925697413554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9779165025899">
                <text:p>0.9997791650258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883144824061622">
                <text:p>0.0008831448240616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352945951712542">
                <text:p>0.003529459517125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40680097305696">
                <text:p>0.01406800973056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554804033311607">
                <text:p>0.05548040333116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0960931270949">
                <text:p>0.209609312709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6269299493978">
                <text:p>0.662692994939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94123957590099">
                <text:p>0.8941239575900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78665224214072">
                <text:p>0.3786652242140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41111488739914">
                <text:p>0.9411114887399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21682618006625">
                <text:p>0.2216826180066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90157739521416">
                <text:p>0.6901577395214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55360136400421">
                <text:p>0.8553601364004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4876693829895">
                <text:p>0.4948766938298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9895006935549">
                <text:p>0.9998950069355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41992816362744">
                <text:p>0.000419928163627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67900729585933">
                <text:p>0.001679007295859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670475292143912">
                <text:p>0.006704752921439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66391968388063">
                <text:p>0.02663919683880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3718200122359">
                <text:p>0.1037182001223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71842940342948">
                <text:p>0.37184294034294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34303072240235">
                <text:p>0.9343030722402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45523365770773">
                <text:p>0.2455233657707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40966570525457">
                <text:p>0.7409665705254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67740447556799">
                <text:p>0.7677404475567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1326021096834">
                <text:p>0.713260210968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18080329670957">
                <text:p>0.8180803296709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95299615505661">
                <text:p>0.5952996155056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63671933137893">
                <text:p>0.9636719331378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40033353680678">
                <text:p>0.1400333536806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81696054150479">
                <text:p>0.4816960541504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8659862265351">
                <text:p>0.9986598622653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535336706200346">
                <text:p>0.005353367062003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12988340924117">
                <text:p>0.02129883409241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833807750348624">
                <text:p>0.08338077503486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05713685557792">
                <text:p>0.3057136855577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49011312081854">
                <text:p>0.84901131208185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1276441615561">
                <text:p>0.512764416155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9348278720825">
                <text:p>0.9993482787208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260518615419491">
                <text:p>0.002605186154194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03935966371876">
                <text:p>0.01039359663718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411422791445241">
                <text:p>0.04114227914452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57798368045273">
                <text:p>0.15779836804527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31592172350085">
                <text:p>0.5315921723500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600773858481">
                <text:p>0.996007738584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59052930559313">
                <text:p>0.01590529305593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626092588349451">
                <text:p>0.06260925883494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34757358172336">
                <text:p>0.2347573581723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18585363825125">
                <text:p>0.718585363825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0888175488575">
                <text:p>0.808881754885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18368245994797">
                <text:p>0.6183682459947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43955833360461">
                <text:p>0.9439558333604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11612872100876">
                <text:p>0.2116128721008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67331457848376">
                <text:p>0.6673314578483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88000732857348">
                <text:p>0.8880007328573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97821725208643">
                <text:p>0.3978217252086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58238400642648">
                <text:p>0.9582384006426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60070272705874">
                <text:p>0.1600702727058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37791122006964">
                <text:p>0.5377911220069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4287324389819">
                <text:p>0.9942873243898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27201637902152">
                <text:p>0.02272016379021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888158317902441">
                <text:p>0.08881583179024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23710319254604">
                <text:p>0.3237103192546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75687793850746">
                <text:p>0.8756877938507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35434726206237">
                <text:p>0.4354347262062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83325301679746">
                <text:p>0.9833253016797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655866110247311">
                <text:p>0.06558661102473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45140029916087">
                <text:p>0.2451400299160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40185582595307">
                <text:p>0.7401855825953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769243543653411">
                <text:p>0.7692435436534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10031656803815">
                <text:p>0.7100316568038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23546812560978">
                <text:p>0.8235468125609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81269840326525">
                <text:p>0.5812698403265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73580852213205">
                <text:p>0.9735808522132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0288470566806">
                <text:p>0.102884705668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69197772030627">
                <text:p>0.3691977720306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31563108632992">
                <text:p>0.9315631086329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55013133068112">
                <text:p>0.2550131330681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5992574012359">
                <text:p>0.759925740123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29754438484815">
                <text:p>0.7297544384848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88851591986109">
                <text:p>0.7888515919861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66259031228362">
                <text:p>0.6662590312283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89431738140027">
                <text:p>0.8894317381400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93371685316951">
                <text:p>0.3933716853169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54521610031411">
                <text:p>0.9545216100314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73640424057816">
                <text:p>0.1736404240578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3957708763352">
                <text:p>0.5739577087633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78121029257901">
                <text:p>0.9781210292579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56011255254615">
                <text:p>0.08560112552546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13094291336943">
                <text:p>0.3130942913369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60265024276641">
                <text:p>0.8602650242766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80836449131804">
                <text:p>0.4808364491318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8531033272488">
                <text:p>0.9985310332724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586723545706123">
                <text:p>0.005867235457061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33312440206105">
                <text:p>0.02333124402061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911475882922451">
                <text:p>0.09114758829224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3135882176301">
                <text:p>0.331358821763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86240612011359">
                <text:p>0.8862406120113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03272758532364">
                <text:p>0.4032727585323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62575363032246">
                <text:p>0.9625753630322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44096134062342">
                <text:p>0.1440961340623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93329752842517">
                <text:p>0.4933297528425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9822031211432">
                <text:p>0.9998220312114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711748462711475">
                <text:p>0.0007117484627114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284496750734921">
                <text:p>0.002844967507349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13474946689254">
                <text:p>0.01134749466892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48749161346563">
                <text:p>0.04487491613465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71444632146255">
                <text:p>0.1714446321462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68205481017962">
                <text:p>0.5682054810179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81392049436434">
                <text:p>0.98139204943643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730467789575604">
                <text:p>0.07304677895756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70843788165943">
                <text:p>0.2708437881659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789949722311459">
                <text:p>0.7899497223114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63716634126031">
                <text:p>0.6637166341260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92787454841773">
                <text:p>0.8927874548417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82872061275687">
                <text:p>0.3828720612756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45124183880774">
                <text:p>0.9451241838807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07457843697898">
                <text:p>0.20745784369789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57676347144467">
                <text:p>0.6576763471444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0055267820471">
                <text:p>0.900552678204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58230207932136">
                <text:p>0.3582302079321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19605304228138">
                <text:p>0.9196053042281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95725554654447">
                <text:p>0.2957255546544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33087803915067">
                <text:p>0.8330878039150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56210059532151">
                <text:p>0.5562100595321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87361716829568">
                <text:p>0.9873617168295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499142278757427">
                <text:p>0.04991422787574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89691190925245">
                <text:p>0.1896911909252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4833772042428">
                <text:p>0.6148337720424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47252819194031">
                <text:p>0.9472528191940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99859662891966">
                <text:p>0.1998596628919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39663112162704">
                <text:p>0.6396631121627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21976860404112">
                <text:p>0.9219768604041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87742117133954">
                <text:p>0.2877421171339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19786364644895">
                <text:p>0.8197863646448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590946723948809">
                <text:p>0.59094672394880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66914773611917">
                <text:p>0.9669147736119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2796237673173">
                <text:p>0.127962376731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46352027491588">
                <text:p>0.4463520274915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88487580182947">
                <text:p>0.9884875801829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45519536028036">
                <text:p>0.0455195360280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73790031471313">
                <text:p>0.1737900314713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74348225730054">
                <text:p>0.5743482257300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77889365323172">
                <text:p>0.97788936532317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64870180440632">
                <text:p>0.08648701804406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16028055015636">
                <text:p>0.3160280550156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64617293834681">
                <text:p>0.8646172938346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68216916146695">
                <text:p>0.4682169161466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959342323095">
                <text:p>0.9959593423230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60973230497713">
                <text:p>0.01609732304977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633527969616105">
                <text:p>0.06335279696161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37356880315006">
                <text:p>0.2373568803150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24074366728535">
                <text:p>0.7240743667285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99162712700824">
                <text:p>0.7991627127008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42006685317937">
                <text:p>0.6420066853179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1933640530005">
                <text:p>0.919336405300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96627916760129">
                <text:p>0.2966279167601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345591830347">
                <text:p>0.83455918303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552280612188616">
                <text:p>0.5522806121886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89066950356734">
                <text:p>0.98906695035673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432540722750552">
                <text:p>0.043254072275055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65532630026718">
                <text:p>0.1655326300267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552526313692623">
                <text:p>0.5525263136926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88963945479457">
                <text:p>0.9889639454794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436570400846509">
                <text:p>0.04365704008465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67004411742792">
                <text:p>0.1670044117427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556455752804945">
                <text:p>0.5564557528049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87250991900908">
                <text:p>0.9872509919009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503458835663259">
                <text:p>0.05034588356632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91244702297007">
                <text:p>0.19124470229700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18680664561346">
                <text:p>0.6186806645613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43659599437109">
                <text:p>0.9436595994371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12664639309214">
                <text:p>0.2126646393092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69753561986784">
                <text:p>0.6697535619867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84734912771197">
                <text:p>0.8847349127711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07916187579759">
                <text:p>0.4079161875797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66082285960616">
                <text:p>0.9660822859606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31069210854908">
                <text:p>0.1310692108549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55560291283119">
                <text:p>0.4555602912831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2100449156635">
                <text:p>0.9921004491566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313485917593516">
                <text:p>0.03134859175935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21463430216228">
                <text:p>0.1214634302162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26840261345343">
                <text:p>0.42684026134534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78590610559929">
                <text:p>0.9785906105599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838041099354966">
                <text:p>0.08380410993549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07123924373663">
                <text:p>0.3071239243736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51195277803934">
                <text:p>0.8511952778039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50664750739287">
                <text:p>0.506647507392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9823242581847">
                <text:p>0.9998232425818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70690469987267">
                <text:p>0.000706904699872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282561994247187">
                <text:p>0.002825619942471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12705432576503">
                <text:p>0.01127054325765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44574072449311">
                <text:p>0.0445740724493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70348898058378">
                <text:p>0.17034889805837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565320603954698">
                <text:p>0.5653206039546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82932874795974">
                <text:p>0.9829328747959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671033537651839">
                <text:p>0.06710335376518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50401974714594">
                <text:p>0.2504019747145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750803303094503">
                <text:p>0.7508033030945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48390812627547">
                <text:p>0.7483908126275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753208016808907">
                <text:p>0.7532080168089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743542800894802">
                <text:p>0.7435428008948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762747616529259">
                <text:p>0.7627476165292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723854760032773">
                <text:p>0.7238547600327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799556185642678">
                <text:p>0.79955618564267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41064366572837">
                <text:p>0.6410643665728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20403377933617">
                <text:p>0.9204033779336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93043999288017">
                <text:p>0.2930439992880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28676855077206">
                <text:p>0.8286768550772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567886099746229">
                <text:p>0.5678860997462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8156590984498">
                <text:p>0.981565909844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723770979007053">
                <text:p>0.07237709790070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68554614400708">
                <text:p>0.2685546144007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785732133939181">
                <text:p>0.78573213393918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73428590538249">
                <text:p>0.6734285905382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79690095935666">
                <text:p>0.87969009593566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42334172419346">
                <text:p>0.423341724193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76494035001474">
                <text:p>0.9764940350014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18137384320566">
                <text:p>0.09181373843205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33535903468746">
                <text:p>0.3335359034687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89158818264133">
                <text:p>0.8891588182641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94221656669053">
                <text:p>0.39422165666905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55243768328641">
                <text:p>0.9552437683286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71012445591754">
                <text:p>0.1710124455917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567068756177925">
                <text:p>0.5670687561779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82007127778984">
                <text:p>0.9820071277789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06765150810158">
                <text:p>0.07067651508101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62725381188075">
                <text:p>0.2627253811880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74803021070623">
                <text:p>0.7748030210706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97933198441835">
                <text:p>0.69793319844183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4328979581834">
                <text:p>0.843289795818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528608464348009">
                <text:p>0.52860846434800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96726223070595">
                <text:p>0.9967262230705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30522372560869">
                <text:p>0.01305223725608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515275054347908">
                <text:p>0.05152750543479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95489686473834">
                <text:p>0.1954896864738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29093875824783">
                <text:p>0.6290938758247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33339084898142">
                <text:p>0.9333390848981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48868949998564">
                <text:p>0.2488689499985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47732782900706">
                <text:p>0.7477327829007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54513873105087">
                <text:p>0.7545138731050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4089075358819">
                <text:p>0.740890753588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67886579342856">
                <text:p>0.7678865793428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12947122431936">
                <text:p>0.7129471224319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18614092191833">
                <text:p>0.8186140921918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93940241027097">
                <text:p>0.5939402410270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64700924463084">
                <text:p>0.96470092446308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36212203212621">
                <text:p>0.1362122032126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7063375563434">
                <text:p>0.470633755634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996550494767425">
                <text:p>0.9965504947674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37504245849006">
                <text:p>0.01375042458490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542454016345421">
                <text:p>0.05424540163454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05211352144197">
                <text:p>0.2052113521441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5239861238139">
                <text:p>0.652398612381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07098651776907">
                <text:p>0.9070986517769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37082750885698">
                <text:p>0.3370827508856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93831879764114">
                <text:p>0.8938318797641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79585801925859">
                <text:p>0.37958580192585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42001683608646">
                <text:p>0.9420016836086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18538046748489">
                <text:p>0.2185380467484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83116675487377">
                <text:p>0.6831166754873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65873132633802">
                <text:p>0.8658731326338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64547403266913">
                <text:p>0.4645474032669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94972453539524">
                <text:p>0.9949724535395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200090809482532">
                <text:p>0.02000908094825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784348705114378">
                <text:p>0.078434870511437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89131366397167">
                <text:p>0.2891313663971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22137677449897">
                <text:p>0.8221376774498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584909267068745">
                <text:p>0.5849092670687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71161665463394">
                <text:p>0.97116166546339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12026739991042">
                <text:p>0.1120267399910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97906998072084">
                <text:p>0.3979069980720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58308075829386">
                <text:p>0.9583080758293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59814830518261">
                <text:p>0.15981483051826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537096201858723">
                <text:p>0.5370962018587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94495487230627">
                <text:p>0.9944954872306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218968524341771">
                <text:p>0.02189685243417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856695211506121">
                <text:p>0.08566952115061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13321017185748">
                <text:p>0.3133210171857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60603829501744">
                <text:p>0.8606038295017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79859512594708">
                <text:p>0.4798595125947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98377443068309">
                <text:p>0.9983774430683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7969696277724">
                <text:p>0.006479696962777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257508419601913">
                <text:p>0.02575084196019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0035094439413">
                <text:p>0.100350944394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61122529413345">
                <text:p>0.3611225294133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22852192653811">
                <text:p>0.9228521926538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84784092671456">
                <text:p>0.2847840926714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14728452931007">
                <text:p>0.8147284529310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0378400366262">
                <text:p>0.603784003662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56915522335029">
                <text:p>0.9569155223350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6491282179723">
                <text:p>0.164912821797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550866332016421">
                <text:p>0.5508663320164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89650465068781">
                <text:p>0.9896504650687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409696882317061">
                <text:p>0.040969688231706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57164691511612">
                <text:p>0.1571646915116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529855805014686">
                <text:p>0.5298558050146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964345236277">
                <text:p>0.99643452362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42110550021533">
                <text:p>0.01421105500215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560364036715164">
                <text:p>0.056036403671516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11585300540317">
                <text:p>0.2115853005403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67267844542323">
                <text:p>0.6672678445423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88085872728661">
                <text:p>0.8880858727286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97557421553733">
                <text:p>0.3975574215537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58022072485122">
                <text:p>0.9580220724851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60863124465734">
                <text:p>0.1608631244657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539944718611424">
                <text:p>0.5399447186114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93617677820217">
                <text:p>0.9936176778202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253663525735074">
                <text:p>0.02536635257350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988916029224957">
                <text:p>0.09889160292249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5644821517566">
                <text:p>0.356448215175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17571540294986">
                <text:p>0.9175715402949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02536034942691">
                <text:p>0.3025360349426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44031930015384">
                <text:p>0.8440319300153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526568124519561">
                <text:p>0.52656812451956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97176539038052">
                <text:p>0.9971765390380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12619561205755">
                <text:p>0.01126195612057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44540497859655">
                <text:p>0.0445404978596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70226567640276">
                <text:p>0.1702265676402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564997933238747">
                <text:p>0.5649979332387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83101074698766">
                <text:p>0.98310107469876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664534064995907">
                <text:p>0.066453406499590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48149405056763">
                <text:p>0.2481494050567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46285111306951">
                <text:p>0.7462851113069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57374575794091">
                <text:p>0.7573745757940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35033310939248">
                <text:p>0.7350333109392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7903737099574">
                <text:p>0.779037370995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688552582351144">
                <text:p>0.68855258235114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57791694754861">
                <text:p>0.85779169475486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87940412657778">
                <text:p>0.4879404126577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99418265412541">
                <text:p>0.9994182654125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232558468931379">
                <text:p>0.002325584689313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928070538066648">
                <text:p>0.0092807053806664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36778295553215">
                <text:p>0.0367782955532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41702610117661">
                <text:p>0.14170261011766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86491921614014">
                <text:p>0.4864919216140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99270127273272">
                <text:p>0.9992701272732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291736005012257">
                <text:p>0.002917360050122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16353962418421">
                <text:p>0.01163539624184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460000551845497">
                <text:p>0.04600005518454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75536200430272">
                <text:p>0.17553620043027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578892971075102">
                <text:p>0.5788929710751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75103596459772">
                <text:p>0.9751035964597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971062905239594">
                <text:p>0.09710629052395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50706635458543">
                <text:p>0.3507066354585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10845965215567">
                <text:p>0.9108459652155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24822371464358">
                <text:p>0.3248223714643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77251193842514">
                <text:p>0.8772511938425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430726146977591">
                <text:p>0.4307261469775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80804533149719">
                <text:p>0.9808045331497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753080036107237">
                <text:p>0.075308003610723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78546832811564">
                <text:p>0.27854683281156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03833978968842">
                <text:p>0.8038339789688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630739652895845">
                <text:p>0.63073965289584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31628572642696">
                <text:p>0.9316285726426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54787101113715">
                <text:p>0.2547871011137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59482536879138">
                <text:p>0.75948253687913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30675252219066">
                <text:p>0.7306752522190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87155712054681">
                <text:p>0.78715571205468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670166388137478">
                <text:p>0.6701663881374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84173601392981">
                <text:p>0.88417360139298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409642575970988">
                <text:p>0.4096425759709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67342143691365">
                <text:p>0.9673421436913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26365282919838">
                <text:p>0.1263652829198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44158839276971">
                <text:p>0.4415883927697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86352336563098">
                <text:p>0.9863523365630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538456188784621">
                <text:p>0.05384561887846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0378507282423">
                <text:p>0.203785072824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649026867673013">
                <text:p>0.6490268676730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11163970846281">
                <text:p>0.9111639708462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23776756311674">
                <text:p>0.32377675631167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7578147353586">
                <text:p>0.875781473535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435153136588871">
                <text:p>0.43515313658887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83179537222953">
                <text:p>0.9831795372229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661501392360501">
                <text:p>0.06615013923605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47097193260405">
                <text:p>0.2470971932604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4416068137294">
                <text:p>0.744160681372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61542246686006">
                <text:p>0.76154224668600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26382612793745">
                <text:p>0.7263826127937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95003650498709">
                <text:p>0.79500365049870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51891384769742">
                <text:p>0.65189138476974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07716028930921">
                <text:p>0.9077160289309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35070559011201">
                <text:p>0.3350705590112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91193117980489">
                <text:p>0.89119311798048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87871777778813">
                <text:p>0.3878717777788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49709047126064">
                <text:p>0.9497090471260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9104709173187">
                <text:p>0.191047091731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618192401890658">
                <text:p>0.6181924018906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44122224541269">
                <text:p>0.9441222245412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11021798674058">
                <text:p>0.2110217986740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665966396633693">
                <text:p>0.6659663966336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8982062075371">
                <text:p>0.8898206207537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92159534540768">
                <text:p>0.3921595345407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53481736038145">
                <text:p>0.9534817360381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77417260319322">
                <text:p>0.1774172603193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583761504240431">
                <text:p>0.5837615042404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971936041629521">
                <text:p>0.9719360416295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09105490444237">
                <text:p>0.10910549044423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88805929596638">
                <text:p>0.3888059295966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950543514828529">
                <text:p>0.9505435148285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8804216498382">
                <text:p>0.188042164983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610729236688073">
                <text:p>0.61072923668807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50956144569907">
                <text:p>0.9509561445699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8655422269858">
                <text:p>0.1865542226985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607006978767634">
                <text:p>0.6070069787676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54198025980092">
                <text:p>0.9541980259800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7481661278315">
                <text:p>0.174816612783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577023058712704">
                <text:p>0.5770230587127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76269793706157">
                <text:p>0.97626979370615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926683344123766">
                <text:p>0.092668334412376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3632365683845">
                <text:p>0.336323656838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2840218757051">
                <text:p>0.8928402187570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82706250107651">
                <text:p>0.3827062501076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44968704944764">
                <text:p>0.9449687049447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08011406479118">
                <text:p>0.2080114064791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658970645014789">
                <text:p>0.6589706450147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98913336094328">
                <text:p>0.8989133360943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63472601144375">
                <text:p>0.3634726011443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25441077446868">
                <text:p>0.92544107744686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75999558483393">
                <text:p>0.2759995584833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799295208801461">
                <text:p>0.79929520880146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64168951195396">
                <text:p>0.6416895119539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19696328808994">
                <text:p>0.91969632880899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9541996633701">
                <text:p>0.295419966337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325880393058">
                <text:p>0.83258803930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557540784442894">
                <text:p>0.55754078444289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86756232502786">
                <text:p>0.9867562325027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522734804787767">
                <text:p>0.05227348047877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98163854869647">
                <text:p>0.19816385486964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635579765971393">
                <text:p>0.63557976597139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26472508236569">
                <text:p>0.9264725082365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72484798873638">
                <text:p>0.27248479887363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792947333025724">
                <text:p>0.7929473330257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656727440292462">
                <text:p>0.65672744029246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01746037837491">
                <text:p>0.9017460378374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54400484327509">
                <text:p>0.3544004843275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15203124143745">
                <text:p>0.9152031241437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10425462805096">
                <text:p>0.3104254628050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56245979389353">
                <text:p>0.85624597938935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492355208675684">
                <text:p>0.49235520867568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99766228662431">
                <text:p>0.9997662286624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934866754124566">
                <text:p>0.0009348667541245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37359711131064">
                <text:p>0.00373597111310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48880545317937">
                <text:p>0.01488805453179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586656014562082">
                <text:p>0.05866560145620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20895794647958">
                <text:p>0.2208957946479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688403370219221">
                <text:p>0.6884033702192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58016680360156">
                <text:p>0.8580166803601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87296226335575">
                <text:p>0.4872962263355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99354456538732">
                <text:p>0.9993544565387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25805069396291">
                <text:p>0.00258050693962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02953916942545">
                <text:p>0.010295391694254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407575864164656">
                <text:p>0.04075758641646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5638562226388">
                <text:p>0.156385622263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27716637652075">
                <text:p>0.5277166376520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96927151989054">
                <text:p>0.9969271519890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22536224641896">
                <text:p>0.01225362246418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484138848027786">
                <text:p>0.04841388480277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84279922244328">
                <text:p>0.1842799222443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601283330007809">
                <text:p>0.6012833300078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58966748250117">
                <text:p>0.9589667482501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57398096002854">
                <text:p>0.1573980960028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530495741510122">
                <text:p>0.5304957415101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96280038998991">
                <text:p>0.9962800389989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48244915646386">
                <text:p>0.01482449156463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584189040579544">
                <text:p>0.05841890405795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20024542826488">
                <text:p>0.2200245428264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686454973521931">
                <text:p>0.68645497352193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60938171395744">
                <text:p>0.8609381713957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78894545717987">
                <text:p>0.4788945457179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98218239198199">
                <text:p>0.9982182391981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711434452098348">
                <text:p>0.007114344520983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282549224920809">
                <text:p>0.02825492249208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0982632738819">
                <text:p>0.109826327388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91058020802447">
                <text:p>0.3910580208024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5252658067408">
                <text:p>0.952526580674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80878775133701">
                <text:p>0.1808787751337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592646575359333">
                <text:p>0.5926465753593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566644829675">
                <text:p>0.965666448296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32619035722762">
                <text:p>0.1326190357227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60124908346908">
                <text:p>0.4601249083469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9363990826263">
                <text:p>0.9936399082626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252785638818483">
                <text:p>0.025278563881848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985582323596786">
                <text:p>0.09855823235967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55378028775257">
                <text:p>0.3553780287752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16337941756278">
                <text:p>0.91633794175627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06650873016583">
                <text:p>0.3066508730165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50464460379003">
                <text:p>0.8504644603790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508698648045018">
                <text:p>0.5086986480450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99697334088756">
                <text:p>0.99969733408875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121029721836225">
                <text:p>0.001210297218362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483532959602192">
                <text:p>0.004835329596021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9247796734879">
                <text:p>0.0192477967348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755092762229271">
                <text:p>0.075509276222927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79230501708867">
                <text:p>0.2792305017088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05043314497126">
                <text:p>0.80504331449712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627794305122429">
                <text:p>0.62779430512242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34674462313102">
                <text:p>0.9346744623131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44232447251263">
                <text:p>0.24423244725126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738331835843688">
                <text:p>0.7383318358436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72791744093509">
                <text:p>0.77279174409350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702338657417685">
                <text:p>0.7023386574176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36236270857634">
                <text:p>0.83623627085763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547780680639007">
                <text:p>0.5477806806390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90868026230693">
                <text:p>0.99086802623069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361943232975346">
                <text:p>0.036194323297534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39537177034273">
                <text:p>0.1395371770342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80266213038315">
                <text:p>0.4802662130383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8442310608603">
                <text:p>0.9984423106086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622105198062639">
                <text:p>0.006221051980626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247294019715229">
                <text:p>0.02472940197152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96471434598615">
                <text:p>0.0964714345986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48658787620401">
                <text:p>0.3486587876204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08383349741892">
                <text:p>0.90838334974189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32892158614366">
                <text:p>0.332892158614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